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5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68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7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2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22" style:family="graphic" style:parent-style-name="standard">
      <style:graphic-properties draw:stroke="none" draw:fill="none" fo:min-height="3.155cm"/>
      <style:paragraph-properties style:writing-mode="lr-tb"/>
    </style:style>
    <style:style style:name="gr123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1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3" style:family="paragraph">
      <style:paragraph-properties fo:text-align="end"/>
    </style:style>
    <style:style style:name="P34" style:family="paragraph">
      <loext:graphic-properties draw:fill="solid" draw:fill-color="#6ad7e5"/>
      <style:paragraph-properties fo:text-align="end"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" fo:font-size="10pt" fo:language="ru" fo:country="RU" style:font-size-asian="10pt" style:font-size-complex="10pt"/>
    </style:style>
    <style:style style:name="P37" style:family="paragraph">
      <style:paragraph-properties fo:line-height="100%" fo:text-align="end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loext:color-lum-mod="100%" loext:color-lum-off="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40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style:font-size-asian="14pt" style:font-size-complex="14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5" style:family="paragraph"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7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8" style:family="paragraph">
      <loext:graphic-properties draw:fill-color="#ffffff"/>
      <style:paragraph-properties style:writing-mode="lr-tb"/>
      <style:text-properties fo:font-size="20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1pt" fo:language="ru" fo:country="RU" style:font-size-asian="11pt" style:font-size-complex="11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2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3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style:font-size-asian="10pt" style:font-size-complex="10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" fo:font-size="12pt" fo:language="ru" fo:country="RU" style:font-size-asian="12pt" style:font-size-complex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7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76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8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3" style:family="paragraph">
      <style:paragraph-properties fo:text-align="center"/>
      <style:text-properties fo:font-weight="bold" style:font-weight-asian="bold" style:font-weight-complex="bold"/>
    </style:style>
    <style:style style:name="P84" style:family="paragraph">
      <style:paragraph-properties fo:margin-left="0cm" fo:margin-right="0cm" fo:margin-top="0cm" fo:margin-bottom="0cm" fo:line-height="100%" fo:text-align="center" fo:text-indent="0cm"/>
    </style:style>
    <style:style style:name="P85" style:family="paragraph">
      <style:paragraph-properties fo:text-align="start"/>
      <style:text-properties fo:font-weight="normal" style:font-weight-asian="normal" style:font-weight-complex="normal"/>
    </style:style>
    <style:style style:name="P86" style:family="paragraph">
      <style:paragraph-properties fo:text-align="star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88" style:family="paragraph">
      <style:paragraph-properties fo:margin-left="2cm" fo:margin-right="0cm" fo:margin-top="0cm" fo:margin-bottom="0cm" fo:line-height="100%" fo:text-indent="0cm"/>
    </style:style>
    <style:style style:name="P89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0" style:family="paragraph">
      <style:paragraph-properties fo:text-align="justify" style:writing-mode="lr-tb"/>
      <style:text-properties fo:color="#000066" loext:opacity="100%" fo:language="ru" fo:country="RU"/>
    </style:style>
    <style:style style:name="P91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92" style:family="paragraph">
      <style:paragraph-properties fo:text-align="justify"/>
    </style:style>
    <style:style style:name="P93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94" style:family="paragraph">
      <loext:graphic-properties draw:fill="solid" draw:fill-color="#007d9c"/>
      <style:paragraph-properties fo:text-align="center"/>
      <style:text-properties fo:language="ru" fo:country="RU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size="10pt" fo:font-style="italic" style:font-size-asian="10pt" style:font-style-asian="italic" style:font-size-complex="10pt" style:font-style-complex="italic"/>
    </style:style>
    <style:style style:name="T51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2" style:family="text">
      <style:text-properties fo:color="#3465a4" loext:opacity="100%" fo:font-size="10pt" style:font-size-asian="10pt" style:font-size-complex="10pt"/>
    </style:style>
    <style:style style:name="T53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4" style:family="text">
      <style:text-properties fo:font-size="10pt" fo:font-style="normal" style:font-size-asian="10pt" style:font-style-asian="normal" style:font-size-complex="10pt" style:font-style-complex="normal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68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8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2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4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5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6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7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2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3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4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4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5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6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7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08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1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2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6" style:family="text">
      <style:text-properties style:font-name="Liberation Sans1" fo:font-size="12pt" fo:language="ru" fo:country="RU" style:font-size-asian="12pt" style:font-size-complex="12pt"/>
    </style:style>
    <style:style style:name="T117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18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Liberation Mono" fo:font-size="10pt" fo:language="ru" fo:country="RU" style:font-size-asian="10pt" style:font-size-complex="10pt"/>
    </style:style>
    <style:style style:name="T122" style:family="text">
      <style:text-properties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3" style:family="text">
      <style:text-properties fo:color="#3465a4" loext:opacity="100%" style:font-name="Liberation Mono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25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7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28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29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30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34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35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36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40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41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44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45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6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7" style:family="text">
      <style:text-properties style:font-name="Liberation Sans1" fo:font-size="12pt" style:font-size-asian="12pt" style:font-size-complex="12pt"/>
    </style:style>
    <style:style style:name="T148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9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57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8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67" style:family="text">
      <style:text-properties fo:font-size="14pt" style:font-size-asian="14pt" style:font-size-complex="14pt"/>
    </style:style>
    <style:style style:name="T168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69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0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74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80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3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4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5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8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90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color="#006699" loext:opacity="100%" style:text-outline="false" style:font-name="Liberation Mono" fo:font-size="13pt" fo:language="ru" fo:country="RU" fo:font-style="normal" fo:text-shadow="none" fo:font-weight="bold" style:font-size-asian="13pt" style:font-style-asian="normal" style:font-weight-asian="bold" style:font-size-complex="13pt" style:font-style-complex="normal" style:font-weight-complex="bold"/>
    </style:style>
    <style:style style:name="T194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95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6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color="#c9211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00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1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15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16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7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8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31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32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33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4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5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245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59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3" style:family="text">
      <style:text-properties fo:color="#006699" loext:opacity="100%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64" style:family="text">
      <style:text-properties fo:color="#006699" loext:opacity="100%" style:font-name="Liberation Mono" fo:font-size="12pt" fo:language="en" fo:country="US" fo:font-weight="normal" style:font-size-asian="12pt" style:font-weight-asian="normal" style:font-size-complex="12pt" style:font-weight-complex="normal"/>
    </style:style>
    <style:style style:name="T265" style:family="text">
      <style:text-properties fo:color="#006699" loext:opacity="100%" style:font-name="Liberation Sans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67" style:family="text">
      <style:text-properties fo:color="#ffffff" loext:opacity="100%" style:text-outline="false" style:font-name="Liberation Mono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71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72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273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274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75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76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77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7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italic" fo:text-shadow="none" style:text-underline-style="none" fo:font-weight="normal" style:letter-kerning="true" style:font-name-asian="Liberation Sans4" style:font-size-asian="12pt" style:font-style-asian="italic" style:font-weight-asian="normal" style:font-name-complex="Liberation Sans4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Liberation Sans4" style:font-size-asian="12pt" style:font-style-asian="normal" style:font-weight-asian="bold" style:font-name-complex="Liberation Sans4" style:font-size-complex="12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6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style:font-name="Liberation Sans1" fo:font-size="14pt" style:font-size-asian="14pt" style:font-size-complex="14pt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0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1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312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313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314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315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31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8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321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22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323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24" style:family="text">
      <style:text-properties fo:color="#007d9c" loext:opacity="100%" fo:font-size="11pt" fo:language="ru" fo:country="RU" style:font-size-asian="11pt" style:font-size-complex="11pt"/>
    </style:style>
    <style:style style:name="T325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26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9">На проектирование Go </text:span><text:span text:style-name="T40">повлияли языки</text:span><text:span text:style-name="T39"> </text:span><text:span text:style-name="T41">C, Oberon-2, Active Oberon, Oberon, Modula-2, Modula, Pascal, Alef, Newsqueak, Squeak, CSP, Smalltalk, Limbo,</text:span><text:span text:style-name="T29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9">разработчик языка C, ОС Unix, Plan 9</text:span><text:span text:style-name="T50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1">Robert Griesemer</text:span><text:span text:style-name="T52">,</text:span><text:span text:style-name="T48"> </text:span><text:span text:style-name="T53">Швейцария</text:span></text:p>
            <text:p><text:span text:style-name="T46">(«ученик Никласа Вирта (Pascal, Modula, Oberon), европейская школа</text:span><text:span text:style-name="T54">»</text:span><text:span text:style-name="T48">):</text:span></text:p>
            <text:p><text:span text:style-name="T50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50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5">Go = C tokens + </text:span></text:p>
            <text:p text:style-name="P13"><text:span text:style-name="T55"><text:s text:c="9"/></text:span><text:span text:style-name="T55">Oberon structure </text:span></text:p>
            <text:p text:style-name="P13"><text:span text:style-name="T55"><text:s text:c="8"/></text:span><text:span text:style-name="T55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6">«Our original goal was not to create a new programming language, it was to create a better way to write programs.»</text:span></text:p>
            <text:p text:style-name="P24"><text:span text:style-name="T57">Rob</text:span><text:span text:style-name="T58"> </text:span><text:span text:style-name="T57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9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0">стабильная спецификация языка</text:span><text:span text:style-name="T59">: совместимость с предыдущими и последующими версиями;</text:span></text:p>
              </text:list-item>
              <text:list-item>
                <text:p text:style-name="P18"><text:span text:style-name="T59">краткий и логичный </text:span><text:span text:style-name="T60">синтаксис</text:span><text:span text:style-name="T59">: легко освоить и однозначно понимать в команде;</text:span></text:p>
              </text:list-item>
              <text:list-item>
                <text:p text:style-name="P18"><text:span text:style-name="T60">строгая типизация, объявления, импорты</text:span><text:span text:style-name="T59">: компилятор контролирует программистов;</text:span></text:p>
              </text:list-item>
              <text:list-item>
                <text:p text:style-name="P18"><text:span text:style-name="T60">быстрый</text:span><text:span text:style-name="T59"> </text:span><text:span text:style-name="T60">компилятор</text:span><text:span text:style-name="T59">: минимизирует время сборки больших программных систем;</text:span></text:p>
              </text:list-item>
              <text:list-item>
                <text:p text:style-name="P18"><text:span text:style-name="T60">легко компилировать для разных ОС и архитектур </text:span><text:span text:style-name="T59">одни и те же исходники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60">интерфейсы</text:span><text:span text:style-name="T59"> с неявным соответствием: позволят расширять готовые системы;</text:span></text:p>
              </text:list-item>
              <text:list-item>
                <text:p text:style-name="P18"><text:span text:style-name="T60">композиция</text:span><text:span text:style-name="T59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9">легковесные </text:span><text:span text:style-name="T60">goroutine</text:span><text:span text:style-name="T59">-ы: структурируют программу для параллельного выполнения;</text:span></text:p>
              </text:list-item>
              <text:list-item>
                <text:p text:style-name="P18"><text:span text:style-name="T60">каналы</text:span><text:span text:style-name="T59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9">тип данных </text:span><text:span text:style-name="T60">error</text:span><text:span text:style-name="T59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</text:span><text:span text:style-name="T59">оформления исходников: задаётся утилитой </text:span><text:span text:style-name="T61">go fmt</text:span><text:span text:style-name="T59">;</text:span></text:p>
              </text:list-item>
              <text:list-item>
                <text:p text:style-name="P18"><text:span text:style-name="T59"/></text:p>
              </text:list-item>
              <text:list-item>
                <text:p text:style-name="P18"><text:span text:style-name="T59">богатая и надёжно работающая </text:span><text:span text:style-name="T60">стандартная библиотека</text:span><text:span text:style-name="T59">: предоставит готовые компоненты;</text:span></text:p>
              </text:list-item>
              <text:list-item>
                <text:p text:style-name="P18"><text:span text:style-name="T59">удобная распределённая </text:span><text:span text:style-name="T60">система управления внешними пакетами</text:span><text:span text:style-name="T59"> с идентификацией по URL;</text:span></text:p>
              </text:list-item>
              <text:list-item>
                <text:p text:style-name="P18"><text:span text:style-name="T59">мощный набор стандартных инструментов: </text:span><text:span text:style-name="T62">go </text:span><text:span text:style-name="T63">command</text:span><text:span text:style-name="T59">, </text:span><text:span text:style-name="T62">go tool </text:span><text:span text:style-name="T63">command</text:span><text:span text:style-name="T59">;</text:span></text:p>
              </text:list-item>
              <text:list-item>
                <text:p text:style-name="P18"><text:span text:style-name="T60">широкие возможности для автоматизации</text:span><text:span text:style-name="T59"> за счёт расширения набора инструментов;</text:span></text:p>
              </text:list-item>
              <text:list-item>
                <text:p text:style-name="P18"><text:span text:style-name="T59"><text:s/></text:span></text:p>
              </text:list-item>
              <text:list-item>
                <text:p text:style-name="P18"><text:span text:style-name="T60">открытый исходный код</text:span><text:span text:style-name="T59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5">2007-</text:span><text:span text:style-name="T66">09</text:span><text:span text:style-name="T66"><text:tab/></text:span><text:span text:style-name="T66"><text:tab/></text:span><text:span text:style-name="T66">началась </text:span><text:span text:style-name="T65">разработка</text:span><text:span text:style-name="T66"> Go </text:span><text:span text:style-name="T67">в компании Google; проектированием занимались:</text:span></text:p>
            <text:p text:style-name="P18"><text:span text:style-name="T67"><text:tab/></text:span><text:span text:style-name="T67"><text:tab/></text:span><text:span text:style-name="T67"> </text:span><text:span text:style-name="T67"><text:tab/></text:span><text:span text:style-name="T68">Robert</text:span><text:span text:style-name="T67"> Griesemer, </text:span><text:span text:style-name="T68">Rob</text:span><text:span text:style-name="T67"> </text:span><text:span text:style-name="T68">Pike</text:span><text:span text:style-name="T67"> и </text:span><text:span text:style-name="T68">Ken</text:span><text:span text:style-name="T67"> Thompson (~ в течение 1 года). </text:span></text:p>
            <text:p text:style-name="P13"><text:span text:style-name="T65">2008</text:span><text:span text:style-name="T66">-03</text:span><text:span text:style-name="T66"><text:tab/></text:span><text:span text:style-name="T66"><text:tab/></text:span><text:span text:style-name="T66">1-й проект (draft) спецификации языка. </text:span></text:p>
            <text:p text:style-name="P13"><text:span text:style-name="T65">2009</text:span><text:span text:style-name="T66">-11-10</text:span><text:span text:style-name="T66"><text:tab/></text:span><text:span text:style-name="T67">был официально </text:span><text:span text:style-name="T69">представлен</text:span><text:span text:style-name="T67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68"/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67">2017-08-24</text:span><text:span text:style-name="T67"><text:tab/></text:span><text:span text:style-name="T67">go1.9: </text:span><text:span text:style-name="T68">type</text:span><text:span text:style-name="T67"> </text:span><text:span text:style-name="T68">aliases.</text:span></text:p>
            <text:p><text:span text:style-name="T67">2020-02-25</text:span><text:span text:style-name="T67"><text:tab/></text:span><text:span text:style-name="T67">go1.14: </text:span><text:span text:style-name="T68">Go</text:span><text:span text:style-name="T67"> </text:span><text:span text:style-name="T68">modules.</text:span></text:p>
            <text:p text:style-name="P13"><text:span text:style-name="T69">2022-</text:span><text:span text:style-name="T67">03-15</text:span><text:span text:style-name="T67"><text:tab/></text:span><text:span text:style-name="T67">go1.</text:span><text:span text:style-name="T69">18</text:span><text:span text:style-name="T67">: </text:span><text:span text:style-name="T68">generics. Built-in fuzz testing.</text:span></text:p>
            <text:p text:style-name="P13"><text:span text:style-name="T67">2023-08-08</text:span><text:span text:style-name="T67"><text:tab/></text:span><text:span text:style-name="T67">go1.21: </text:span><text:span text:style-name="T68">min</text:span><text:span text:style-name="T67">, </text:span><text:span text:style-name="T68">max</text:span><text:span text:style-name="T67">, </text:span><text:span text:style-name="T68">clear</text:span><text:span text:style-name="T67"> </text:span><text:span text:style-name="T68">built-in</text:span><text:span text:style-name="T67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</text:span><text:span text:style-name="T71">24</text:span><text:span text:style-name="T68">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28"/></text:p>
            <text:p text:style-name="P18"><text:span text:style-name="T77">Спецификация языка и стандартной библиотеки обратно совместимы с версиями Go 1.x.</text:span></text:p>
            <text:p text:style-name="P18"><text:span text:style-name="T78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становка</text:span></text:p>
          </draw:text-box>
        </draw:frame>
        <draw:frame draw:style-name="gr22" draw:text-style-name="P26" draw:layer="layout" svg:width="26.8cm" svg:height="13.1cm" svg:x="0.6cm" svg:y="2.1cm">
          <draw:text-box>
            <text:p text:style-name="P18"><text:span text:style-name="T79">Реализации</text:span><text:span text:style-name="T80">:</text:span></text:p>
            <text:p text:style-name="P18"><text:span text:style-name="T80"><text:tab/></text:span><text:span text:style-name="T80">1. Официальный компилятор (Google) для ОС AIX, Android, *BSD, iOS, Linux, macOS, Plan 9, </text:span><text:span text:style-name="T81">Solaris, Windows (на разных аппаратных архитектурах) и для WebAssembly (WASM).</text:span></text:p>
            <text:p text:style-name="P18"><text:span text:style-name="T80"><text:tab/></text:span><text:span text:style-name="T80">2. gofrontend + libgo для </text:span><text:span text:style-name="T81">GCC и других компиляторов.</text:span></text:p>
            <text:p text:style-name="P18"><text:span text:style-name="T81"><text:tab/></text:span><text:span text:style-name="T81">3. </text:span><text:span text:style-name="T82">TinyGo</text:span><text:span text:style-name="T81"> для embedded systems и WebAssembly.</text:span></text:p>
            <text:p text:style-name="P18"><text:span text:style-name="T81"><text:tab/></text:span><text:span text:style-name="T81">4. </text:span><text:span text:style-name="T82">GopherJS</text:span><text:span text:style-name="T81"> – кросс-компилятор из Go в JavaScript.</text:span></text:p>
            <text:p text:style-name="P18"><text:span text:style-name="T83"/></text:p>
            <text:p text:style-name="P18"><text:span text:style-name="T83">Поддерживаются практически все </text:span><text:span text:style-name="T84">архитектуры</text:span><text:span text:style-name="T83">: i386, amd64, ARM, RISC-V, MIPS, ppc64, …</text:span></text:p>
            <text:p text:style-name="P18"><text:span text:style-name="T85"><text:tab/></text:span><text:span text:style-name="T85"><text:tab/></text:span><text:span text:style-name="T85">go tool dist list</text:span></text:p>
            <text:p text:style-name="P18"><text:span text:style-name="T86">Лёгкая кросс-компиляция!</text:span></text:p>
            <text:p text:style-name="P18"><text:span text:style-name="T87"/></text:p>
            <text:p text:style-name="P18"><text:span text:style-name="T88">Установка</text:span><text:span text:style-name="T89"> (описание </text:span><text:span text:style-name="T90">https://golang.org/doc/install</text:span><text:span text:style-name="T87">):</text:span></text:p>
            <text:p text:style-name="P18"><text:span text:style-name="T91"><text:tab/></text:span><text:span text:style-name="T91"><text:tab/></text:span><text:span text:style-name="T85">sudo apt-get install golang</text:span></text:p>
            <text:p text:style-name="P18"><text:span text:style-name="T91"/></text:p>
            <text:p text:style-name="P18"><text:span text:style-name="T88">Обновление</text:span><text:span text:style-name="T87">:</text:span></text:p>
            <text:p text:style-name="P18"><text:span text:style-name="T91"><text:tab/></text:span><text:span text:style-name="T91"><text:tab/></text:span><text:span text:style-name="T85">go get go@1.24.3 # </text:span><text:span text:style-name="T92">или</text:span><text:span text:style-name="T85"> go get go@latest</text:span></text:p>
            <text:p text:style-name="P18"><text:span text:style-name="T91"/></text:p>
            <text:p text:style-name="P18"><text:span text:style-name="T87">The Go </text:span><text:span text:style-name="T91">Playground</text:span><text:span text:style-name="T87"> ~ интерактивное выполнение программ в браузере:</text:span></text:p>
            <text:p text:style-name="P18"><text:span text:style-name="T90"><text:tab/></text:span><text:span text:style-name="T90"><text:tab/></text:span><text:span text:style-name="T92">https://</text:span><text:span text:style-name="T85">go.dev/play</text:span><text:span text:style-name="T92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 </text:span><text:span text:style-name="T93">с приветом</text:span></text:p>
          </draw:text-box>
        </draw:frame>
        <draw:frame draw:style-name="gr23" draw:text-style-name="P27" draw:layer="layout" svg:width="26.8cm" svg:height="8.682cm" svg:x="0.6cm" svg:y="2.1cm">
          <draw:text-box>
            <text:p text:style-name="P13"><text:span text:style-name="T94">package main <text:s text:c="20"/>// все программы принадлежат к своему пакету</text:span></text:p>
            <text:p text:style-name="P13"><text:span text:style-name="T95">import ( <text:s text:c="24"/></text:span><text:span text:style-name="T94">// подключить...</text:span></text:p>
            <text:p text:style-name="P13"><text:span text:style-name="T94"><text:s text:c="2"/></text:span><text:span text:style-name="T94">"fmt" <text:s text:c="25"/>// ... пакет форматированного вывода</text:span></text:p>
            <text:p text:style-name="P13"><text:span text:style-name="T95"><text:s text:c="2"/></text:span><text:span text:style-name="T94">"os" <text:s text:c="26"/>// ... и взаимодействия с ОС</text:span></text:p>
            <text:p text:style-name="P13"><text:span text:style-name="T94">)</text:span></text:p>
            <text:p text:style-name="P13"><text:span text:style-name="T95">const world = "</text:span><text:span text:style-name="T95">世界</text:span><text:span text:style-name="T95">" <text:s text:c="12"/></text:span><text:span text:style-name="T94">// UTF-8 для исходного кода и литералов</text:span></text:p>
            <text:p text:style-name="P13"><text:span text:style-name="T96"/></text:p>
            <text:p text:style-name="P13"><text:span text:style-name="T94">func </text:span><text:span text:style-name="T97">main</text:span><text:span text:style-name="T94">() { <text:s text:c="19"/>// с main() начинается выполнение программы</text:span></text:p>
            <text:p text:style-name="P13"><text:span text:style-name="T95"><text:s text:c="2"/></text:span><text:span text:style-name="T95">var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5">if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экспортируются</text:span></text:p>
            <text:p text:style-name="P13"><text:span text:style-name="T95"><text:s text:c="2"/></text:span><text:span text:style-name="T95">}</text:span></text:p>
            <text:p text:style-name="P13"><text:span text:style-name="T94"><text:s text:c="2"/></text:span><text:span text:style-name="T94">fmt.Printf("Привет, %s!\n", s) // вызов функции из импортированного пакета</text:span></text:p>
            <text:p text:style-name="P13"><text:span text:style-name="T94">} <text:s text:c="30"/></text:span></text:p>
          </draw:text-box>
        </draw:frame>
        <draw:frame draw:style-name="gr24" draw:text-style-name="P28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Go: кросс-компиляция</text:span></text:p>
          </draw:text-box>
        </draw:frame>
        <draw:frame draw:style-name="gr25" draw:text-style-name="P27" draw:layer="layout" svg:width="26.8cm" svg:height="12.83cm" svg:x="0.6cm" svg:y="2.1cm">
          <draw:text-box>
            <text:p text:style-name="P13"><text:span text:style-name="T94"/></text:p>
            <text:p text:style-name="P13"><text:span text:style-name="T103">env </text:span><text:span text:style-name="T104">GOOS</text:span><text:span text:style-name="T103">=</text:span><text:span text:style-name="T105">target-OS</text:span><text:span text:style-name="T103"> </text:span><text:span text:style-name="T104">GOARCH</text:span><text:span text:style-name="T103">=</text:span><text:span text:style-name="T105">target-architecture</text:span><text:span text:style-name="T103"> </text:span><text:span text:style-name="T104">go</text:span><text:span text:style-name="T103"> </text:span><text:span text:style-name="T104">build</text:span><text:span text:style-name="T103"> </text:span><text:span text:style-name="T105">package-import-path</text:span></text:p>
            <text:p text:style-name="P13"><text:span text:style-name="T106"/></text:p>
            <text:p text:style-name="P13"><text:span text:style-name="T107">GOOS / GOARCH:</text:span></text:p>
            <text:p text:style-name="P13"><text:span text:style-name="T106">aix/ppc64</text:span></text:p>
            <text:p text:style-name="P13"><text:span text:style-name="T107">android</text:span><text:span text:style-name="T106">/386 amd64 arm arm64</text:span></text:p>
            <text:p text:style-name="P13"><text:span text:style-name="T106">darwin/amd64 arm64</text:span></text:p>
            <text:p text:style-name="P13"><text:span text:style-name="T106">dragonfly/amd64</text:span></text:p>
            <text:p text:style-name="P13"><text:span text:style-name="T107">freebsd</text:span><text:span text:style-name="T106">/386 amd64 arm arm64 riscv64</text:span></text:p>
            <text:p text:style-name="P13"><text:span text:style-name="T106">illumos/amd64</text:span></text:p>
            <text:p text:style-name="P13"><text:span text:style-name="T107">ios</text:span><text:span text:style-name="T106">/amd64 arm64</text:span></text:p>
            <text:p text:style-name="P13"><text:span text:style-name="T106">js/wasm</text:span></text:p>
            <text:p text:style-name="P13"><text:span text:style-name="T107">linux</text:span><text:span text:style-name="T106">/386 amd64 arm arm64 loong64 mips mips64(le) mipsle ppc64(le) riscv64 s390x</text:span></text:p>
            <text:p text:style-name="P13"><text:span text:style-name="T106">netbsd/386 amd64 arm arm64</text:span></text:p>
            <text:p text:style-name="P13"><text:span text:style-name="T106">openbsd/386 amd64 arm arm64 ppc64 riscv64</text:span></text:p>
            <text:p text:style-name="P13"><text:span text:style-name="T106">plan9/386 amd64 arm</text:span></text:p>
            <text:p text:style-name="P13"><text:span text:style-name="T106">solaris/amd64</text:span></text:p>
            <text:p text:style-name="P13"><text:span text:style-name="T106">wasip1/wasm</text:span></text:p>
            <text:p text:style-name="P13"><text:span text:style-name="T107">windows</text:span><text:span text:style-name="T106">/386 amd64 arm64</text:span></text:p>
            <text:p text:style-name="P13"><text:span text:style-name="T106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web-server</text:span></text:p>
          </draw:text-box>
        </draw:frame>
        <draw:frame draw:style-name="gr26" draw:text-style-name="P30" draw:layer="layout" svg:width="26.8cm" svg:height="12.974cm" svg:x="0.6cm" svg:y="2.1cm">
          <draw:text-box>
            <text:p text:style-name="P29"><text:span text:style-name="T103">package main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на основе примера, который привёл Rob Pike:</text:span></text:p>
            <text:p text:style-name="P13"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олноценный многопоточный web-сервер</text:span></text:p>
            <text:p text:style-name="P13"><text:span text:style-name="T103">import (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импортировать пакеты:</text:span></text:p>
            <text:p text:style-name="P13"><text:span text:style-name="T103"><text:tab/></text:span><text:span text:style-name="T103">"fmt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форматированная печать</text:span></text:p>
            <text:p text:style-name="P13"><text:span text:style-name="T103"><text:tab/></text:span><text:span text:style-name="T103">"log" <text:s text:c="5"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протоколирование</text:span></text:p>
            <text:p text:style-name="P13"><text:span text:style-name="T103"><text:tab/></text:span><text:span text:style-name="T103">"net/http" 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// сетевая магия – в этом пакете</text:span></text:p>
            <text:p text:style-name="P13"><text:span text:style-name="T103">)</text:span></text:p>
            <text:p text:style-name="P13"><text:span text:style-name="T103"/></text:p>
            <text:p text:style-name="P13"><text:span text:style-name="T103"><text:s text:c="23"/></text:span><text:span text:style-name="T103">// во всех идентификаторах можно использовать символы UTF-8</text:span></text:p>
            <text:p text:style-name="P13"><text:span text:style-name="T103">func </text:span><text:span text:style-name="T108">こんにちは</text:span><text:span text:style-name="T108">Мир</text:span><text:span text:style-name="T103">(w http.</text:span><text:span text:style-name="T104">ResponseWriter</text:span><text:span text:style-name="T103">, req *http.</text:span><text:span text:style-name="T104">Request</text:span><text:span text:style-name="T103">) {</text:span></text:p>
            <text:p text:style-name="P13"><text:span text:style-name="T103"><text:tab/></text:span><text:span text:style-name="T103">fmt.Fprintf(w, "Привет, мир!!!\n") <text:s text:c="11"/>// вывод ответа прямо в сеть 8-)</text:span></text:p>
            <text:p text:style-name="P13"><text:span text:style-name="T103">}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<text:tab/></text:span><text:span text:style-name="T103"> <text:s text:c="2"/>// точнее: в любой Writer</text:span></text:p>
            <text:p text:style-name="P13"><text:span text:style-name="T103"/></text:p>
            <text:p text:style-name="P13"><text:span text:style-name="T103">func main() { <text:s text:c="49"/></text:span></text:p>
            <text:p text:style-name="P13"><text:span text:style-name="T103"><text:tab/></text:span><text:span text:style-name="T103">http.HandleFunc("/", </text:span><text:span text:style-name="T108">こんにちは</text:span><text:span text:style-name="T108">Мир</text:span><text:span text:style-name="T103">) <text:s text:c="11"/>// подключить функцию-обработчик</text:span></text:p>
            <text:p text:style-name="P13"><text:span text:style-name="T103"><text:s text:c="49"/></text:span><text:span text:style-name="T103">// слушать порт на хосте</text:span></text:p>
            <text:p text:style-name="P13"><text:span text:style-name="T103"><text:tab/></text:span><text:span text:style-name="T103">log.Fatal(http.ListenAndServe("localhost:12345", nil))</text:span></text:p>
            <text:p text:style-name="P13"><text:span text:style-name="T103"><text:s text:c="40"/></text:span><text:span text:style-name="T103">// обработать ошибку, записать в протокол</text:span></text:p>
            <text:p text:style-name="P13"><text:span text:style-name="T16">} <text:s text:c="38"/></text:span><text:span text:style-name="T103">// и завершить бесконечный цикл</text:span></text:p>
            <text:p text:style-name="P13"><text:span text:style-name="T16"><text:s text:c="40"/></text:span><text:span text:style-name="T16">// nil означает: использовать </text:span><text:span text:style-name="T103">HandleFunc</text:span></text:p>
            <text:p text:style-name="P13"><text:span text:style-name="T106"><text:s text:c="40"/></text:span><text:span text:style-name="T106">//</text:span><text:span text:style-name="T105"> </text:span><text:span text:style-name="T105"><text:a xlink:href="https://pkg.go.dev/net/http#ListenAndServe" xlink:type="simple">pkg.go.dev/net/http#ListenAndServe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р: </text:span><text:span text:style-name="T93">кириллица</text:span></text:p>
          </draw:text-box>
        </draw:frame>
        <draw:frame draw:style-name="gr27" draw:text-style-name="P31" draw:layer="layout" svg:width="26.8cm" svg:height="12.974cm" svg:x="0.6cm" svg:y="2.1cm">
          <draw:text-box>
            <text:p text:style-name="P29"><text:span text:style-name="T103">package main</text:span></text:p>
            <text:p text:style-name="P29"><text:span text:style-name="T103">import (</text:span></text:p>
            <text:p text:style-name="P29"><text:span text:style-name="T103"><text:tab/></text:span><text:span text:style-name="T103">"fmt"</text:span></text:p>
            <text:p text:style-name="P29"><text:span text:style-name="T103"><text:tab/></text:span><text:span text:style-name="T103">"time"</text:span></text:p>
            <text:p text:style-name="P29"><text:span text:style-name="T103">)</text:span></text:p>
            <text:p text:style-name="P29"><text:span text:style-name="T103">const </text:span><text:span text:style-name="T108">Вопрос</text:span><text:span text:style-name="T103"> = "Главный вопрос жизни, вселенной и вообще"</text:span></text:p>
            <text:p text:style-name="P29"><text:span text:style-name="T103"/></text:p>
            <text:p text:style-name="P29"><text:span text:style-name="T103">func </text:span><text:span text:style-name="T108">Мыслитель</text:span><text:span text:style-name="T103">(</text:span><text:span text:style-name="T108">вопрос</text:span><text:span text:style-name="T103"> string) int {</text:span></text:p>
            <text:p text:style-name="P29"><text:span text:style-name="T103"><text:tab/></text:span><text:span text:style-name="T103">const </text:span><text:span text:style-name="T108">Ответ</text:span><text:span text:style-name="T103"> = 42</text:span></text:p>
            <text:p text:style-name="P29"><text:span text:style-name="T103"><text:tab/></text:span><text:span text:style-name="T103">return </text:span><text:span text:style-name="T108">Ответ</text:span></text:p>
            <text:p text:style-name="P29"><text:span text:style-name="T103">}</text:span></text:p>
            <text:p text:style-name="P29"><text:span text:style-name="T103"/></text:p>
            <text:p text:style-name="P29"><text:span text:style-name="T103">func main() {</text:span></text:p>
            <text:p text:style-name="P29"><text:span text:style-name="T103"><text:tab/></text:span><text:span text:style-name="T103">var </text:span><text:span text:style-name="T108">время_работы</text:span><text:span text:style-name="T103"> = 7_500_000</text:span></text:p>
            <text:p text:style-name="P29"><text:span text:style-name="T103"><text:tab/></text:span><text:span text:style-name="T108">окончание</text:span><text:span text:style-name="T103"> := time.Now()</text:span></text:p>
            <text:p text:style-name="P29"><text:span text:style-name="T16"><text:tab/></text:span><text:span text:style-name="T109">начало </text:span><text:span text:style-name="T16"><text:s/>:= окончание.AddDate(-</text:span><text:span text:style-name="T109">время_работы</text:span><text:span text:style-name="T16">, 0, 0) // + (годы, месяцы, </text:span><text:span text:style-name="T103">дни)</text:span></text:p>
            <text:p text:style-name="P29"><text:span text:style-name="T16"><text:tab/></text:span><text:span text:style-name="T108">ответ</text:span><text:span text:style-name="T103"> := </text:span><text:span text:style-name="T108">Мыслитель</text:span><text:span text:style-name="T103">(</text:span><text:span text:style-name="T108">Вопрос</text:span><text:span text:style-name="T103">)</text:span></text:p>
            <text:p text:style-name="P29"><text:span text:style-name="T103"><text:tab/></text:span><text:span text:style-name="T103">fmt.Printf(</text:span></text:p>
            <text:p text:style-name="P29"><text:span text:style-name="T103"><text:tab/></text:span><text:span text:style-name="T103"><text:tab/></text:span><text:span text:style-name="T103">"Начав в %v и проработав %v лет, Мыслитель в %v дал ответ: '%v'.\n", </text:span></text:p>
            <text:p text:style-name="P29"><text:span text:style-name="T103"><text:tab/></text:span><text:span text:style-name="T103"> <text:s text:c="3"/></text:span><text:span text:style-name="T108">начало</text:span><text:span text:style-name="T103">, </text:span><text:span text:style-name="T108">время_работы</text:span><text:span text:style-name="T103">, </text:span><text:span text:style-name="T108">окончание</text:span><text:span text:style-name="T103">, </text:span><text:span text:style-name="T108">ответ</text:span><text:span text:style-name="T103">)</text:span></text:p>
            <text:p text:style-name="P29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2" draw:layer="layout" svg:width="26.4cm" svg:height="12.996cm" svg:x="0.811cm" svg:y="2.116cm">
          <draw:text-box>
            <text:p><text:span text:style-name="T110">$ echo $</text:span><text:span text:style-name="T111">GOROOT</text:span></text:p>
            <text:p><text:span text:style-name="T110">/usr/local/go</text:span></text:p>
            <text:p><text:span text:style-name="T110">$ echo $</text:span><text:span text:style-name="T111">GOPATH</text:span></text:p>
            <text:p><text:span text:style-name="T110">~/go</text:span></text:p>
            <text:p><text:span text:style-name="T110"/></text:p>
            <text:p><text:span text:style-name="T110">$ cd $GOPATH/</text:span><text:span text:style-name="T111">src</text:span></text:p>
            <text:p text:style-name="P13"><text:span text:style-name="T110"/></text:p>
            <text:p><text:span text:style-name="T110">$ mkdir </text:span><text:span text:style-name="T112">sample</text:span><text:span text:style-name="T110"> &amp;&amp; mkdir </text:span><text:span text:style-name="T112">sample</text:span><text:span text:style-name="T110">/</text:span><text:span text:style-name="T112">module</text:span></text:p>
            <text:p><text:span text:style-name="T110">$ cd </text:span><text:span text:style-name="T112">sample</text:span><text:span text:style-name="T110">/</text:span><text:span text:style-name="T112">module</text:span></text:p>
            <text:p text:style-name="P13"><text:span text:style-name="T113"># Напишите program</text:span><text:span text:style-name="T114">.go</text:span><text:span text:style-name="T113"> в своём любимом редакторе исходников. </text:span></text:p>
            <text:p text:style-name="P13"><text:span text:style-name="T114"/></text:p>
            <text:p text:style-name="P13"><text:span text:style-name="T114">$ cd $GOPATH/src/</text:span><text:span text:style-name="T113">sample</text:span></text:p>
            <text:p text:style-name="P13"><text:span text:style-name="T113"># Напишите </text:span><text:span text:style-name="T114">main.go,</text:span><text:span text:style-name="T113"> где делается </text:span><text:span text:style-name="T114">import ( "sample/module"</text:span><text:span text:style-name="T113"> )</text:span></text:p>
            <text:p text:style-name="P13"><text:span text:style-name="T114"/></text:p>
            <text:p text:style-name="P13"><text:span text:style-name="T114">$ go mod init sample</text:span></text:p>
            <text:p text:style-name="P13"><text:span text:style-name="T114"/></text:p>
            <text:p text:style-name="P13"><text:span text:style-name="T110">$ go run main.go</text:span></text:p>
            <text:p text:style-name="P13"><text:span text:style-name="T110"/></text:p>
            <text:p text:style-name="P13"><text:span text:style-name="T110">$ go build main.go</text:span></text:p>
            <text:p text:style-name="P13"><text:span text:style-name="T114">$ ./main</text:span></text:p>
            <text:p text:style-name="P13"><text:span text:style-name="T110"/></text:p>
          </draw:text-box>
        </draw:frame>
        <draw:frame draw:style-name="gr29" draw:text-style-name="P34" draw:layer="layout" svg:width="5.2cm" svg:height="1.673cm" svg:x="21.5cm" svg:y="7.127cm">
          <draw:text-box>
            <text:p text:style-name="P33"><text:span text:style-name="T115">mod.go</text:span></text:p>
            <text:p><text:span text:style-name="T116">module </text:span><text:span text:style-name="T117">sample</text:span></text:p>
            <text:p><text:span text:style-name="T116">go 1.23.2</text:span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8">~/go/</text:span></text:p>
            <text:p text:style-name="P13"><text:span text:style-name="T119"><text:s text:c="4"/></text:span><text:span text:style-name="T118">│</text:span></text:p>
            <text:p text:style-name="P35"><text:span text:style-name="T119"><text:s text:c="4"/></text:span><text:span text:style-name="T120">└</text:span><text:span text:style-name="T119">─</text:span><text:span text:style-name="T118">src/</text:span></text:p>
            <text:p text:style-name="P35"><text:span text:style-name="T120"><text:s text:c="9"/></text:span><text:span text:style-name="T121">│ </text:span></text:p>
            <text:p text:style-name="P35"><text:span text:style-name="T120"><text:s text:c="9"/></text:span><text:span text:style-name="T121">└─</text:span><text:span text:style-name="T122">/</text:span><text:span text:style-name="T121">sample/</text:span></text:p>
            <text:p text:style-name="P13"><text:span text:style-name="T120"><text:s text:c="18"/>├─</text:span><text:span text:style-name="T121">go.mod</text:span></text:p>
            <text:p text:style-name="P35"><text:span text:style-name="T120"><text:s text:c="18"/>├─</text:span><text:span text:style-name="T121">main.go</text:span></text:p>
            <text:p text:style-name="P13"><text:span text:style-name="T120"><text:s text:c="18"/>├─</text:span><text:span text:style-name="T121">main</text:span></text:p>
            <text:p text:style-name="P13"><text:span text:style-name="T120"><text:s text:c="18"/>└─</text:span><text:span text:style-name="T123">/</text:span><text:span text:style-name="T124">module/</text:span></text:p>
            <text:p text:style-name="P35"><text:span text:style-name="T125"><text:s text:c="27"/>└─</text:span><text:span text:style-name="T125">program</text:span><text:span text:style-name="T124">.go</text:span></text:p>
          </draw:text-box>
        </draw:frame>
        <draw:frame draw:style-name="gr30" draw:text-style-name="P38" draw:layer="layout" svg:width="6.6cm" svg:height="4.231cm" svg:x="12.1cm" svg:y="10.369cm">
          <draw:text-box>
            <text:p text:style-name="P37"><text:span text:style-name="T118">main.go</text:span></text:p>
            <text:p text:style-name="P35"><text:span text:style-name="T126">package main</text:span></text:p>
            <text:p text:style-name="P35"><text:span text:style-name="T126"/></text:p>
            <text:p text:style-name="P35"><text:span text:style-name="T127">import "sample/module"</text:span></text:p>
            <text:p text:style-name="P35"><text:span text:style-name="T127"/></text:p>
            <text:p text:style-name="P35"><text:span text:style-name="T126">func main() {</text:span></text:p>
            <text:p text:style-name="P35"><text:span text:style-name="T126"><text:s text:c="4"/></text:span><text:span text:style-name="T126">object := module.Type{}</text:span></text:p>
            <text:p text:style-name="P35"><text:span text:style-name="T126"><text:s text:c="4"/></text:span><text:span text:style-name="T126">object.Method()</text:span></text:p>
            <text:p text:style-name="P35"><text:span text:style-name="T126">}</text:span></text:p>
          </draw:text-box>
        </draw:frame>
        <draw:frame draw:style-name="gr30" draw:text-style-name="P39" draw:layer="layout" svg:width="7.2cm" svg:height="4.231cm" svg:x="19.5cm" svg:y="10.37cm">
          <draw:text-box>
            <text:p text:style-name="P37"><text:span text:style-name="T128">module/program.go</text:span></text:p>
            <text:p text:style-name="P35"><text:span text:style-name="T127">package module</text:span></text:p>
            <text:p text:style-name="P35"><text:span text:style-name="T127"/></text:p>
            <text:p text:style-name="P35"><text:span text:style-name="T127">type Type struct {</text:span></text:p>
            <text:p text:style-name="P35"><text:span text:style-name="T127">}</text:span></text:p>
            <text:p text:style-name="P35"><text:span text:style-name="T127"/></text:p>
            <text:p text:style-name="P35"><text:span text:style-name="T127">func (t Type) Method() {</text:span></text:p>
            <text:p text:style-name="P35"><text:span text:style-name="T127"><text:s text:c="4"/></text:span><text:span text:style-name="T127">println("Method() of Type")</text:span></text:p>
            <text:p text:style-name="P35"><text:span text:style-name="T127">}</text:span></text:p>
            <text:p text:style-name="P35"><text:span text:style-name="T127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интаксис: особенности</text:span></text:p>
          </draw:text-box>
        </draw:frame>
        <draw:frame draw:style-name="gr31" draw:text-style-name="P41" draw:layer="layout" svg:width="26.8cm" svg:height="13.103cm" svg:x="0.6cm" svg:y="2.1cm">
          <draw:text-box>
            <text:p text:style-name="P13"><text:span text:style-name="T130">Простой синтаксис. Минимум синтаксических конструкций. Однозначное выражение действий (no TIMTOWTDI).</text:span></text:p>
            <text:p text:style-name="P13"><text:span text:style-name="T130">Каждое утверждение (statement) начинается с ключевого слова. Исходники в UTF-8.</text:span></text:p>
            <text:p text:style-name="P13"><text:span text:style-name="T130"/></text:p>
            <text:p text:style-name="P13"><text:span text:style-name="T131">Ошибки – это тип данных </text:span><text:span text:style-name="T132">error</text:span><text:span text:style-name="T131">. Н</text:span><text:span text:style-name="T130">ет исключений (exceptions). Есть panic() и recover().</text:span></text:p>
            <text:p text:style-name="P13"><text:span text:style-name="T130">Нет классов, но в </text:span><text:span text:style-name="T133">struct</text:span><text:span text:style-name="T130"> можно описывать поля, и для всех типов данных можно определять методы.</text:span></text:p>
            <text:p text:style-name="P13"><text:span text:style-name="T130">Есть интерфейсы (абстрактные наборы действий), и типы могут неявно соответствовать этим интерфейсам, реализуя их.</text:span></text:p>
            <text:p text:style-name="P13"><text:span text:style-name="T130"/></text:p>
            <text:p text:style-name="P13"><text:span text:style-name="T134">;</text:span><text:span text:style-name="T130"> служит переводом строки (line feed) — автоматически вставляется компилятором, где необходимо.</text:span></text:p>
            <text:p text:style-name="P13"><text:span text:style-name="T134">,</text:span><text:span text:style-name="T130"> запятая обязательна в конце строки в списке, если нет </text:span><text:span text:style-name="T133">)</text:span><text:span text:style-name="T130"> как завершителя списка.</text:span></text:p>
            <text:p text:style-name="P13"><text:span text:style-name="T132">_</text:span><text:span text:style-name="T131"> “пустая переменная</text:span><text:span text:style-name="T130">“ (blank identifier) для игнорирования значения.</text:span></text:p>
            <text:p text:style-name="P13"><text:span text:style-name="T135">:=</text:span><text:span text:style-name="T130"> простое объявление с выводом типа из значения (inferred type) и инициализация переменной в функции.</text:span></text:p>
            <text:p text:style-name="P13"><text:span text:style-name="T130">Все объявленные переменные получают начальное zero value <text:s/>(</text:span><text:span text:style-name="T133">0</text:span><text:span text:style-name="T130">, </text:span><text:span text:style-name="T133">false</text:span><text:span text:style-name="T130">, </text:span><text:span text:style-name="T133">""</text:span><text:span text:style-name="T130">, </text:span><text:span text:style-name="T133">nil</text:span><text:span text:style-name="T130"> для интерфейсов и ссылочных типов).</text:span></text:p>
            <text:p text:style-name="P13"><text:span text:style-name="T130"/></text:p>
            <text:p text:style-name="P13"><text:span text:style-name="T130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0">Все имена со строчной буквы видны во всех файлах внутри одного пакета. 1 пакет = 1 каталог.</text:span></text:p>
            <text:p text:style-name="P13"><text:span text:style-name="T130"/></text:p>
            <text:p text:style-name="P13"><text:span text:style-name="T130">Функции — полноценные типы: multiple return values, named return values, bare return, variadic functions, </text:span><text:span text:style-name="T136">anonymous</text:span><text:span text:style-name="T130"> functions.</text:span></text:p>
            <text:p text:style-name="P13"><text:span text:style-name="T134">func init() { }</text:span><text:span text:style-name="T130"> // инициализирующие функции в файлах пакета.</text:span></text:p>
            <text:p text:style-name="P13"><text:span text:style-name="T134">defer</text:span><text:span text:style-name="T130"> f() // отложенное исполнение функции перед завершением функции: появилось в Go.</text:span></text:p>
            <text:p text:style-name="P13"><text:span text:style-name="T132">go f()</text:span><text:span text:style-name="T131"> </text:span><text:span text:style-name="T130">// запустить функцию как goroutine. </text:span></text:p>
            <text:p text:style-name="P13"><text:span text:style-name="T131">Каналы: </text:span><text:span text:style-name="T137">channel</text:span><text:span text:style-name="T131"> &lt;- value; value &lt;- channel; </text:span><text:span text:style-name="T137">select / case / default</text:span><text:span text:style-name="T131"> // </text:span><text:span text:style-name="T130">переключение каналов</text:span></text:p>
            <text:p text:style-name="P13"><text:span text:style-name="T130"/></text:p>
            <text:p text:style-name="P13"><text:span text:style-name="T130">Безтиповые константы (untyped constants) в языке со строгой типизацией!</text:span></text:p>
            <text:p text:style-name="P13"><text:span text:style-name="T134">rune</text:span><text:span text:style-name="T130"> // тип данных для ”символа” (code point) в кодировке UTF-8.</text:span></text:p>
            <text:p text:style-name="P13"><text:span text:style-name="T134">iota</text:span><text:span text:style-name="T130"> // перечисление (enumerator) именованных целых значений.</text:span></text:p>
            <text:p text:style-name="P13"><text:span text:style-name="T130"/></text:p>
            <text:p text:style-name="P13"><text:span text:style-name="T137">import </text:span><text:span text:style-name="T138">"</text:span><text:span text:style-name="T137">package</text:span><text:span text:style-name="T138">"; </text:span><text:span text:style-name="T137">var declared</text:span><text:span text:style-name="T131"> // если не используются </text:span><text:span text:style-name="T130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42" draw:layer="layout" svg:width="24.599cm" svg:height="1.352cm" svg:x="0.701cm" svg:y="0.401cm">
          <draw:text-box>
            <text:p><text:span text:style-name="T139">Синтаксис: </text:span><text:span text:style-name="T139"><text:a xlink:href="https://go.dev/ref/spec" xlink:type="simple">go.dev/ref/spec</text:a></text:span></text:p>
          </draw:text-box>
        </draw:frame>
        <draw:frame draw:style-name="gr33" draw:text-style-name="P43" draw:layer="layout" svg:width="13.2cm" svg:height="13.1cm" svg:x="0.6cm" svg:y="2.1cm">
          <draw:text-box>
            <text:p text:style-name="P13"><text:span text:style-name="T140">const START, STOP = 10, 16</text:span></text:p>
            <text:p text:style-name="P13"><text:span text:style-name="T140"/></text:p>
            <text:p text:style-name="P13"><text:span text:style-name="T140">type PointerToInt *int</text:span></text:p>
            <text:p text:style-name="P13"><text:span text:style-name="T140"/></text:p>
            <text:p text:style-name="P13"><text:span text:style-name="T140">var </text:span><text:span text:style-name="T141">i</text:span><text:span text:style-name="T140"> int = START</text:span></text:p>
            <text:p text:style-name="P13"><text:span text:style-name="T140">var (</text:span></text:p>
            <text:p text:style-name="P13"><text:span text:style-name="T140"><text:tab/></text:span><text:span text:style-name="T140">p1 *int = &amp;i</text:span></text:p>
            <text:p text:style-name="P13"><text:span text:style-name="T140"><text:tab/></text:span><text:span text:style-name="T140">p2 PointerToInt</text:span></text:p>
            <text:p text:style-name="P13"><text:span text:style-name="T140">)</text:span></text:p>
            <text:p text:style-name="P13"><text:span text:style-name="T140">p2 = p1</text:span></text:p>
            <text:p text:style-name="P13"><text:span text:style-name="T140"/></text:p>
            <text:p text:style-name="P13"><text:span text:style-name="T140">loop:</text:span></text:p>
            <text:p text:style-name="P13"><text:span text:style-name="T140">for i := </text:span><text:span text:style-name="T141">i</text:span><text:span text:style-name="T140">; i &lt; STOP; i++ {</text:span></text:p>
            <text:p text:style-name="P13"><text:span text:style-name="T140"><text:s text:c="2"/></text:span><text:span text:style-name="T140">*p1++; *p2 += 2</text:span></text:p>
            <text:p text:style-name="P13"><text:span text:style-name="T140"><text:s text:c="2"/></text:span><text:span text:style-name="T140">if i &lt; 0 { break loop }</text:span></text:p>
            <text:p text:style-name="P13"><text:span text:style-name="T140"><text:s text:c="2"/></text:span><text:span text:style-name="T140">fmt.Printf("i=%d outer i=%d \n", i, *p1)</text:span></text:p>
            <text:p text:style-name="P13"><text:span text:style-name="T140">}</text:span></text:p>
            <text:p text:style-name="P13"><text:span text:style-name="T140"/></text:p>
            <text:p text:style-name="P13"><text:span text:style-name="T140"/></text:p>
          </draw:text-box>
        </draw:frame>
        <draw:frame draw:style-name="gr34" draw:text-style-name="P44" draw:layer="layout" svg:width="13.4cm" svg:height="13.1cm" svg:x="14cm" svg:y="2.1cm">
          <draw:text-box>
            <text:p text:style-name="P13"><text:span text:style-name="T142">// </text:span><text:span text:style-name="T68">Синтаксис похож на языки C и Pascal</text:span></text:p>
            <text:p text:style-name="P13"><text:span text:style-name="T68"/></text:p>
            <text:p text:style-name="P13"><text:span text:style-name="T142">// </text:span><text:span text:style-name="T70">тип </text:span><text:span text:style-name="T142">*int</text:span><text:span text:style-name="T68"> – указатель на </text:span><text:span text:style-name="T143">int</text:span></text:p>
            <text:p text:style-name="P13"><text:span text:style-name="T142"/></text:p>
            <text:p text:style-name="P13"><text:span text:style-name="T142">// &amp;i</text:span><text:span text:style-name="T68"> – получить адрес </text:span><text:span text:style-name="T143">i</text:span></text:p>
            <text:p text:style-name="P13"><text:span text:style-name="T68"/></text:p>
            <text:p text:style-name="P13"><text:span text:style-name="T143"/></text:p>
            <text:p text:style-name="P13"><text:span text:style-name="T143"/></text:p>
            <text:p text:style-name="P13"><text:span text:style-name="T142">// </text:span><text:span text:style-name="T143">for</text:span><text:span text:style-name="T68"> – единственная форма цикла</text:span></text:p>
            <text:p text:style-name="P13"><text:span text:style-name="T142">// </text:span><text:span text:style-name="T68">“ </text:span><text:span text:style-name="T144">;</text:span><text:span text:style-name="T68"> ” == перевод строки</text:span></text:p>
            <text:p text:style-name="P13"><text:span text:style-name="T142">// </text:span><text:span text:style-name="T68">в </text:span><text:span text:style-name="T143">if</text:span><text:span text:style-name="T68">, </text:span><text:span text:style-name="T143">for</text:span><text:span text:style-name="T68">, </text:span><text:span text:style-name="T143">switch</text:span><text:span text:style-name="T68"> – нет скобок при условии</text:span></text:p>
            <text:p text:style-name="P13"><text:span text:style-name="T142">// </text:span><text:span text:style-name="T70">в </text:span><text:span text:style-name="T142">Printf</text:span><text:span text:style-name="T70"> </text:span><text:span text:style-name="T68">– много удобных %verb и #adverb</text:span></text:p>
            <text:p text:style-name="P13"><text:span text:style-name="T68"/></text:p>
            <text:p text:style-name="P13"><text:span text:style-name="T68"><text:s text:c="11"/></text:span></text:p>
          </draw:text-box>
        </draw:frame>
        <draw:custom-shape draw:style-name="gr35" draw:text-style-name="P46" draw:layer="layout" svg:width="11.6cm" svg:height="1.8cm" svg:x="0.8cm" svg:y="13.2cm">
          <text:p text:style-name="P45"><text:span text:style-name="T145">Почти </text:span><text:span text:style-name="T145">всё в </text:span><text:span text:style-name="T145">синтак</text:span><text:span text:style-name="T145">сисе </text:span><text:span text:style-name="T145">стало </text:span><text:span text:style-name="T145">понятн</text:span><text:span text:style-name="T145">о, когда </text:span></text:p>
          <text:p text:style-name="P45"><text:span text:style-name="T145">прочит</text:span><text:span text:style-name="T145">ал </text:span><text:span text:style-name="T145">стать</text:span><text:span text:style-name="T145">ю про </text:span><text:span text:style-name="T145">Go в </text:span><text:span text:style-name="T145">Википе</text:span><text:span text:style-name="T145">дии. <text:s text:c="6"/></text:span><text:span text:style-name="T145"><text:s/></text:span><text:span text:style-name="T146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7" draw:layer="layout" svg:width="7.4cm" svg:height="3.095cm" svg:x="19.9cm" svg:y="11.906cm">
          <draw:text-box>
            <text:p><text:span text:style-name="T147">i=10 outer i=13</text:span></text:p>
            <text:p><text:span text:style-name="T147">i=11 outer i=16</text:span></text:p>
            <text:p><text:span text:style-name="T147">i=12 outer i=19</text:span></text:p>
            <text:p><text:span text:style-name="T147">i=13 outer i=22</text:span></text:p>
            <text:p><text:span text:style-name="T147">i=14 outer i=25</text:span></text:p>
            <text:p><text:span text:style-name="T147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унктуация</text:span></text:p>
          </draw:text-box>
        </draw:frame>
        <draw:frame draw:style-name="gr37" draw:text-style-name="P49" draw:layer="layout" svg:width="11.6cm" svg:height="13.601cm" svg:x="0.6cm" svg:y="2.1cm">
          <draw:text-box>
            <text:p text:style-name="P13"><text:span text:style-name="T148">()</text:span><text:span text:style-name="T149"> список: импортов, констант, параметров,</text:span></text:p>
            <text:p text:style-name="P13"><text:span text:style-name="T149"><text:s text:c="3"/></text:span><text:span text:style-name="T149">возвращаемых значений, ...</text:span></text:p>
            <text:p text:style-name="P13"><text:span text:style-name="T149"/></text:p>
            <text:p text:style-name="P13"><text:span text:style-name="T148">[]</text:span><text:span text:style-name="T149"> размер массива, показатель среза</text:span></text:p>
            <text:p text:style-name="P13"><text:span text:style-name="T149"><text:s text:c="3"/></text:span><text:span text:style-name="T149">элемент массива, среза, словаря</text:span></text:p>
            <text:p text:style-name="P13"><text:span text:style-name="T148">[]</text:span><text:span text:style-name="T149"> тип параметра в generics</text:span></text:p>
            <text:p text:style-name="P13"><text:span text:style-name="T149"/></text:p>
            <text:p text:style-name="P13"><text:span text:style-name="T148">{}</text:span><text:span text:style-name="T149"> блок определения</text:span></text:p>
            <text:p text:style-name="P13"><text:span text:style-name="T148">{}</text:span><text:span text:style-name="T149"> блок начальных значений</text:span></text:p>
            <text:p text:style-name="P13"><text:span text:style-name="T148">{}</text:span><text:span text:style-name="T149"> блок кода</text:span></text:p>
            <text:p text:style-name="P13"><text:span text:style-name="T149"/></text:p>
            <text:p text:style-name="P13"><text:span text:style-name="T148">:</text:span><text:span text:style-name="T149"> отделяет индекс или ключ от значения</text:span></text:p>
            <text:p text:style-name="P13"><text:span text:style-name="T149"/></text:p>
            <text:p text:style-name="P13"><text:span text:style-name="T148">:</text:span><text:span text:style-name="T149"> ставится после метки</text:span></text:p>
            <text:p text:style-name="P13"><text:span text:style-name="T148"/></text:p>
            <text:p text:style-name="P13"><text:span text:style-name="T148">...</text:span><text:span text:style-name="T149"> размер массива вычисляется по значениям</text:span></text:p>
            <text:p text:style-name="P13"><text:span text:style-name="T148">...</text:span><text:span text:style-name="T149"> список параметров переменной длины</text:span></text:p>
            <text:p text:style-name="P13"><text:span text:style-name="T148">...</text:span><text:span text:style-name="T149"> список аргументов переменной длины</text:span></text:p>
            <text:p text:style-name="P13"><text:span text:style-name="T148"/></text:p>
            <text:p text:style-name="P13"><text:span text:style-name="T148">;</text:span><text:span text:style-name="T149"> разделитель выражений в for и if</text:span></text:p>
            <text:p text:style-name="P13"><text:span text:style-name="T148">;</text:span><text:span text:style-name="T149"> перевод строки (разделитель утверждений)</text:span></text:p>
            <text:p text:style-name="P13"><text:span text:style-name="T149"/></text:p>
            <text:p text:style-name="P13"><text:span text:style-name="T148">:=</text:span><text:span text:style-name="T149"> объявление и присваивание (в функции)</text:span></text:p>
            <text:p text:style-name="P13"><text:span text:style-name="T149"/></text:p>
            <text:p text:style-name="P13"><text:span text:style-name="T148">,</text:span><text:span text:style-name="T149"> разделитель в списке</text:span></text:p>
            <text:p text:style-name="P13"><text:span text:style-name="T149"/></text:p>
            <text:p text:style-name="P13"><text:span text:style-name="T148">.</text:span><text:span text:style-name="T149"> разделитель объекта и метода</text:span></text:p>
            <text:p text:style-name="P13"><text:span text:style-name="T149"/></text:p>
            <text:p text:style-name="P13"><text:span text:style-name="T150">&lt;- </text:span><text:span text:style-name="T149">запись в канал и чтение из канала</text:span></text:p>
            <text:p text:style-name="P13"><text:span text:style-name="T149"/></text:p>
          </draw:text-box>
        </draw:frame>
        <draw:frame draw:style-name="gr38" draw:text-style-name="P49" draw:layer="layout" svg:width="15.4cm" svg:height="13.157cm" svg:x="12.2cm" svg:y="2.1cm">
          <draw:text-box>
            <text:p text:style-name="P13"><text:span text:style-name="T151">import </text:span><text:span text:style-name="T152">(</text:span><text:span text:style-name="T151"> </text:span><text:span text:style-name="T153">"</text:span><text:span text:style-name="T154">fmt</text:span><text:span text:style-name="T153">"</text:span><text:span text:style-name="T154"> </text:span><text:span text:style-name="T155">)</text:span><text:span text:style-name="T154">; const </text:span><text:span text:style-name="T155">(</text:span><text:span text:style-name="T154"> answer = 42 </text:span><text:span text:style-name="T155">)</text:span><text:span text:style-name="T154">; var </text:span><text:span text:style-name="T155">(</text:span><text:span text:style-name="T154"> five = 42 </text:span><text:span text:style-name="T155">)</text:span></text:p>
            <text:p text:style-name="P13"><text:span text:style-name="T149">func f</text:span><text:span text:style-name="T156">(</text:span><text:span text:style-name="T149">x float64</text:span><text:span text:style-name="T156">)</text:span><text:span text:style-name="T149"> float64 { return 0.0 } </text:span></text:p>
            <text:p text:style-name="P13"><text:span text:style-name="T149"/></text:p>
            <text:p text:style-name="P13"><text:span text:style-name="T154">array </text:span><text:span text:style-name="T155">[</text:span><text:span text:style-name="T154">size</text:span><text:span text:style-name="T155">]</text:span><text:span text:style-name="T154">int;</text:span><text:span text:style-name="T154"><text:tab/></text:span><text:span text:style-name="T154"><text:tab/></text:span><text:span text:style-name="T149">slice </text:span><text:span text:style-name="T156">[]</text:span><text:span text:style-name="T149">string </text:span></text:p>
            <text:p text:style-name="P13"><text:span text:style-name="T154">array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slice</text:span><text:span text:style-name="T155">[</text:span><text:span text:style-name="T154">index</text:span><text:span text:style-name="T155">]</text:span><text:span text:style-name="T154">;</text:span><text:span text:style-name="T154"><text:tab/></text:span><text:span text:style-name="T154"><text:tab/></text:span><text:span text:style-name="T154">value = map</text:span><text:span text:style-name="T155">[</text:span><text:span text:style-name="T154">key</text:span><text:span text:style-name="T155">]</text:span></text:p>
            <text:p text:style-name="P13"><text:span text:style-name="T154">func f</text:span><text:span text:style-name="T155">[</text:span><text:span text:style-name="T154">T any</text:span><text:span text:style-name="T155">]</text:span><text:span text:style-name="T154">(a []T) T { return a[0] }; f</text:span><text:span text:style-name="T155">[</text:span><text:span text:style-name="T154">int</text:span><text:span text:style-name="T155">]</text:span><text:span text:style-name="T154">(someSlice))</text:span></text:p>
            <text:p text:style-name="P13"><text:span text:style-name="T149"/></text:p>
            <text:p text:style-name="P13"><text:span text:style-name="T149">type struct Point </text:span><text:span text:style-name="T156">{</text:span><text:span text:style-name="T149"> x, y int32 </text:span><text:span text:style-name="T156">}</text:span></text:p>
            <text:p text:style-name="P13"><text:span text:style-name="T149">ipAddress = [4]int</text:span><text:span text:style-name="T156">{</text:span><text:span text:style-name="T149">127, 0, 0, 1</text:span><text:span text:style-name="T156">}</text:span></text:p>
            <text:p text:style-name="P13"><text:span text:style-name="T149">func answer() int </text:span><text:span text:style-name="T156">{</text:span><text:span text:style-name="T149"> return 42 </text:span><text:span text:style-name="T156">}</text:span><text:span text:style-name="T149"> </text:span></text:p>
            <text:p text:style-name="P13"><text:span text:style-name="T149"/></text:p>
            <text:p text:style-name="P13"><text:span text:style-name="T149">gender := [2]string{ 0</text:span><text:span text:style-name="T156">: <text:s/></text:span><text:span text:style-name="T149">"Female", 1</text:span><text:span text:style-name="T156">: </text:span><text:span text:style-name="T149">"Male" }</text:span></text:p>
            <text:p text:style-name="P13"><text:span text:style-name="T149">language := map[string]int { "Go"</text:span><text:span text:style-name="T156">:</text:span><text:span text:style-name="T149"> 2007 }</text:span></text:p>
            <text:p text:style-name="P13"><text:span text:style-name="T149">label</text:span><text:span text:style-name="T156">:</text:span></text:p>
            <text:p text:style-name="P13"><text:span text:style-name="T149"/></text:p>
            <text:p text:style-name="P13"><text:span text:style-name="T149">shadrinsk := [</text:span><text:span text:style-name="T156">...</text:span><text:span text:style-name="T149">] float32 { 56.05, 63.38 }</text:span></text:p>
            <text:p text:style-name="P13"><text:span text:style-name="T149">func sum(numbers </text:span><text:span text:style-name="T156">...</text:span><text:span text:style-name="T149">int) (sum int) { /* range numbers */ }</text:span></text:p>
            <text:p text:style-name="P13"><text:span text:style-name="T149">integers := []int{1,2,3,4,5}; sum(integers</text:span><text:span text:style-name="T156">...</text:span><text:span text:style-name="T149">)</text:span></text:p>
            <text:p text:style-name="P13"><text:span text:style-name="T149"/></text:p>
            <text:p text:style-name="P13"><text:span text:style-name="T154">for i := 0</text:span><text:span text:style-name="T150">;</text:span><text:span text:style-name="T154"> i &lt; n</text:span><text:span text:style-name="T150">;</text:span><text:span text:style-name="T154"> i++ { if y := f(i)</text:span><text:span text:style-name="T150">;</text:span><text:span text:style-name="T154"> y &gt; 0 { println(y) } }</text:span></text:p>
            <text:p text:style-name="P13"><text:span text:style-name="T154">version := 1.0</text:span><text:span text:style-name="T157">;</text:span><text:span text:style-name="T158"> released := 2012; fmt.Println(version)</text:span></text:p>
            <text:p text:style-name="P13"><text:span text:style-name="T158"/></text:p>
            <text:p text:style-name="P13"><text:span text:style-name="T153">site </text:span><text:span text:style-name="T159">:=</text:span><text:span text:style-name="T153"> "</text:span><text:span text:style-name="T154"><text:a xlink:href="https://go.dev/" xlink:type="simple">https://go.dev/</text:a></text:span><text:span text:style-name="T158">"</text:span></text:p>
            <text:p text:style-name="P13"><text:span text:style-name="T158"/></text:p>
            <text:p text:style-name="P13"><text:span text:style-name="T158">place = findLocation(latitude</text:span><text:span text:style-name="T157">,</text:span><text:span text:style-name="T158"> longitude)</text:span></text:p>
            <text:p text:style-name="P13"><text:span text:style-name="T158"/></text:p>
            <text:p text:style-name="P13"><text:span text:style-name="T158">result = object</text:span><text:span text:style-name="T157">.</text:span><text:span text:style-name="T158">method()</text:span></text:p>
            <text:p text:style-name="P13"><text:span text:style-name="T158"/></text:p>
            <text:p text:style-name="P13"><text:span text:style-name="T153">channel </text:span><text:span text:style-name="T150">&lt;-</text:span><text:span text:style-name="T153"> value; value = </text:span><text:span text:style-name="T150">&lt;-</text:span><text:span text:style-name="T158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ветвление</text:span></text:p>
          </draw:text-box>
        </draw:frame>
        <draw:frame draw:style-name="gr39" draw:text-style-name="P50" draw:layer="layout" svg:width="13.4cm" svg:height="13.1cm" svg:x="0.6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2">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05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5">выражение</text:span><text:span text:style-name="T103"> </text:span><text:span text:style-name="T104">{</text:span></text:p>
            <text:p text:style-name="P13"><text:span text:style-name="T163"><text:tab/></text:span><text:span text:style-name="T163">case</text:span><text:span text:style-name="T16"> </text:span><text:span text:style-name="T162">значение1</text:span><text:span text:style-name="T16">, </text:span><text:span text:style-name="T105">значение2</text:span><text:span text:style-name="T104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4"><text:tab/></text:span><text:span text:style-name="T164"><text:tab/></text:span><text:span text:style-name="T107">fallthrough</text:span></text:p>
            <text:p text:style-name="P13"><text:span text:style-name="T163"><text:tab/></text:span><text:span text:style-name="T163">case</text:span><text:span text:style-name="T16"> </text:span><text:span text:style-name="T105">значениеN</text:span><text:span text:style-name="T104">:</text:span></text:p>
            <text:p text:style-name="P13"><text:span text:style-name="T162"><text:tab/></text:span><text:span text:style-name="T162"><text:tab/></text:span><text:span text:style-name="T162">действиеN()</text:span></text:p>
            <text:p text:style-name="P13"><text:span text:style-name="T107"><text:tab/></text:span><text:span text:style-name="T107"><text:tab/></text:span><text:span text:style-name="T107">break</text:span></text:p>
            <text:p text:style-name="P13"><text:span text:style-name="T104"><text:tab/></text:span><text:span text:style-name="T104">default:</text:span></text:p>
            <text:p text:style-name="P13"><text:span text:style-name="T162"><text:tab/></text:span><text:span text:style-name="T162"><text:tab/></text:span><text:span text:style-name="T162">действиеПоУмолчанию()</text:span></text:p>
            <text:p text:style-name="P13"><text:span text:style-name="T104">}</text:span></text:p>
            <text:p text:style-name="P13"><text:span text:style-name="T104"/></text:p>
            <text:p text:style-name="P13"><text:span text:style-name="T103"/></text:p>
          </draw:text-box>
        </draw:frame>
        <draw:frame draw:style-name="gr40" draw:text-style-name="P51" draw:layer="layout" svg:width="15.8cm" svg:height="12.9cm" svg:x="11.7cm" svg:y="2.1cm">
          <draw:text-box>
            <text:p text:style-name="P13"><text:span text:style-name="T160"/></text:p>
            <text:p text:style-name="P13"><text:span text:style-name="T160">if</text:span><text:span text:style-name="T161"> </text:span><text:span text:style-name="T165">выражение</text:span><text:span text:style-name="T162">; условие</text:span><text:span text:style-name="T16"> </text:span><text:span text:style-name="T104">{</text:span><text:span text:style-name="T103"> </text:span></text:p>
            <text:p text:style-name="P13"><text:span text:style-name="T16"><text:tab/></text:span><text:span text:style-name="T162">действие1()</text:span></text:p>
            <text:p text:style-name="P13"><text:span text:style-name="T104">} </text:span><text:span text:style-name="T163">else </text:span><text:span text:style-name="T104">{</text:span></text:p>
            <text:p text:style-name="P13"><text:span text:style-name="T16"><text:tab/></text:span><text:span text:style-name="T162">действие2()</text:span></text:p>
            <text:p text:style-name="P13"><text:span text:style-name="T104">}</text:span></text:p>
            <text:p text:style-name="P13"><text:span text:style-name="T103"/></text:p>
            <text:p text:style-name="P13"><text:span text:style-name="T104"/></text:p>
            <text:p text:style-name="P13"><text:span text:style-name="T104">switch</text:span><text:span text:style-name="T103"> </text:span><text:span text:style-name="T104">{</text:span><text:span text:style-name="T103"> <text:s text:c="12"/></text:span></text:p>
            <text:p text:style-name="P13"><text:span text:style-name="T16"><text:tab/></text:span><text:span text:style-name="T163">case</text:span><text:span text:style-name="T16"> </text:span><text:span text:style-name="T162">условие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условиеN:</text:span></text:p>
            <text:p text:style-name="P13"><text:span text:style-name="T16"><text:tab/></text:span><text:span text:style-name="T16"><text:tab/></text:span><text:span text:style-name="T162">действие1()</text:span></text:p>
            <text:p><text:span text:style-name="T103">}</text:span></text:p>
            <text:p><text:span text:style-name="T103"/></text:p>
            <text:p text:style-name="P13"><text:span text:style-name="T104">switch </text:span><text:span text:style-name="T105">выражение; значение := интерфейс(type)</text:span><text:span text:style-name="T103"> </text:span><text:span text:style-name="T104">{</text:span></text:p>
            <text:p text:style-name="P13"><text:span text:style-name="T16"><text:tab/></text:span><text:span text:style-name="T163">case</text:span><text:span text:style-name="T16"> </text:span><text:span text:style-name="T162">Тип</text:span><text:span text:style-name="T105">1</text:span><text:span text:style-name="T103">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62"><text:tab/></text:span><text:span text:style-name="T163">case</text:span><text:span text:style-name="T162"> ТипN:</text:span></text:p>
            <text:p text:style-name="P13"><text:span text:style-name="T16"><text:tab/></text:span><text:span text:style-name="T16"><text:tab/></text:span><text:span text:style-name="T162">действие1()</text:span></text:p>
            <text:p text:style-name="P13"><text:span text:style-name="T10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Управление выполнением: циклы</text:span></text:p>
          </draw:text-box>
        </draw:frame>
        <draw:frame draw:style-name="gr41" draw:text-style-name="P52" draw:layer="layout" svg:width="13.4cm" svg:height="13.151cm" svg:x="0.6cm" svg:y="2cm">
          <draw:text-box>
            <text:p text:style-name="P13"><text:span text:style-name="T94"/></text:p>
            <text:p text:style-name="P13"><text:span text:style-name="T94">// итерационный: (i := 0; i &lt; n; i++)</text:span></text:p>
            <text:p text:style-name="P13"><text:span text:style-name="T166">for</text:span><text:span text:style-name="T94"> </text:span><text:span text:style-name="T97">инициализация</text:span><text:span text:style-name="T94">; </text:span><text:span text:style-name="T97">условие</text:span><text:span text:style-name="T94">; </text:span><text:span text:style-name="T97">изменение</text:span><text:span text:style-name="T94"> </text:span><text:span text:style-name="T166">{</text:span><text:span text:style-name="T166"><text:tab/>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7"/></text:p>
            <text:p text:style-name="P13"><text:span text:style-name="T166"/></text:p>
            <text:p text:style-name="P13"><text:span text:style-name="T94">// == while</text:span></text:p>
            <text:p text:style-name="P13"><text:span text:style-name="T166">for</text:span><text:span text:style-name="T94"> </text:span><text:span text:style-name="T97">условие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8"/></text:p>
            <text:p text:style-name="P13"><text:span text:style-name="T168">// бесконечный цикл</text:span></text:p>
            <text:p text:style-name="P13"><text:span text:style-name="T169">метка</text:span><text:span text:style-name="T170">:</text:span></text:p>
            <text:p text:style-name="P13"><text:span text:style-name="T166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171">break</text:span><text:span text:style-name="T95"> </text:span><text:span text:style-name="T172">метка</text:span><text:span text:style-name="T95"> }</text:span></text:p>
            <text:p text:style-name="P13"><text:span text:style-name="T166">}</text:span></text:p>
          </draw:text-box>
        </draw:frame>
        <draw:custom-shape draw:style-name="gr42" draw:text-style-name="P54" draw:layer="layout" svg:width="7.4cm" svg:height="1.401cm" svg:x="0.5cm" svg:y="13.8cm">
          <text:p text:style-name="P53"><text:span text:style-name="T173">«One </text:span><text:span text:style-name="T174">for</text:span><text:span text:style-name="T173"> to </text:span><text:span text:style-name="T173">rule </text:span><text:span text:style-name="T173">them </text:span><text:span text:style-name="T173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52" draw:layer="layout" svg:width="13.4cm" svg:height="13.151cm" svg:x="14cm" svg:y="2.001cm">
          <draw:text-box>
            <text:p text:style-name="P13"><text:span text:style-name="T175"/></text:p>
            <text:p text:style-name="P13"><text:span text:style-name="T176">// перебор целых чисел от 0 до &lt; число</text:span></text:p>
            <text:p text:style-name="P13"><text:span text:style-name="T177">for</text:span><text:span text:style-name="T175"> </text:span><text:span text:style-name="T98">значение</text:span><text:span text:style-name="T95"> := </text:span><text:span text:style-name="T178">range</text:span><text:span text:style-name="T95"> </text:span><text:span text:style-name="T98">число</text:span><text:span text:style-name="T175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77">}</text:span></text:p>
            <text:p text:style-name="P13"><text:span text:style-name="T167"/></text:p>
            <text:p text:style-name="P13"><text:span text:style-name="T167"/></text:p>
            <text:p text:style-name="P13"><text:span text:style-name="T175">// перебор array или slice</text:span></text:p>
            <text:p text:style-name="P13"><text:span text:style-name="T177">for</text:span><text:span text:style-name="T175"> </text:span><text:span text:style-name="T98">индекс</text:span><text:span text:style-name="T175">, </text:span><text:span text:style-name="T98">элемент</text:span><text:span text:style-name="T175"> := </text:span><text:span text:style-name="T179">range</text:span><text:span text:style-name="T175"> </text:span><text:span text:style-name="T98">коллекция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94"/></text:p>
            <text:p text:style-name="P13"><text:span text:style-name="T94"/></text:p>
            <text:p text:style-name="P13"><text:span text:style-name="T94">// перебор хэша</text:span></text:p>
            <text:p text:style-name="P13"><text:span text:style-name="T166">for</text:span><text:span text:style-name="T94"> </text:span><text:span text:style-name="T97">ключ</text:span><text:span text:style-name="T94">, </text:span><text:span text:style-name="T97">значение</text:span><text:span text:style-name="T94"> := </text:span><text:span text:style-name="T180">range</text:span><text:span text:style-name="T94"> </text:span><text:span text:style-name="T97">map</text:span><text:span text:style-name="T94"> </text:span><text:span text:style-name="T166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/></text:p>
            <text:p text:style-name="P13"><text:span text:style-name="T175">// получение из channel</text:span></text:p>
            <text:p text:style-name="P13"><text:span text:style-name="T177">for</text:span><text:span text:style-name="T175"> </text:span><text:span text:style-name="T98">значение</text:span><text:span text:style-name="T175"> := </text:span><text:span text:style-name="T179">range</text:span><text:span text:style-name="T175"> </text:span><text:span text:style-name="T98">канал</text:span><text:span text:style-name="T95"> </text:span><text:span text:style-name="T171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</text:span></text:p>
          </draw:text-box>
        </draw:frame>
        <draw:custom-shape draw:style-name="gr44" draw:text-style-name="P56" xml:id="id2" draw:id="id2" draw:layer="layout" svg:width="4.24cm" svg:height="1.4cm" svg:x="3.5cm" svg:y="4.9cm">
          <text:p text:style-name="P55"><text:span text:style-name="T67">Basic </text:span><text:span text:style-name="T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6" xml:id="id1" draw:id="id1" draw:layer="layout" svg:width="5.6cm" svg:height="1.4cm" svg:x="10.6cm" svg:y="2.3cm">
          <text:p text:style-name="P55"><text:span text:style-name="T68">Data</text:span><text:span text:style-name="T67"> </text:span><text:span text:style-name="T68">types</text:span><text:span text:style-name="T67"> </text:span><text:span text:style-name="T68">in</text:span><text:span text:style-name="T67"> </text:span><text:span text:style-name="T68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6" xml:id="id5" draw:id="id5" draw:layer="layout" svg:width="4.8cm" svg:height="1.4cm" svg:x="9.5cm" svg:y="4.9cm">
          <text:p text:style-name="P55"><text:span text:style-name="T68">Contai</text:span><text:span text:style-name="T68">ner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7" draw:id="id7" draw:layer="layout" svg:width="3.099cm" svg:height="1.4cm" svg:x="1.001cm" svg:y="7.1cm">
          <text:p text:style-name="P55"><text:span text:style-name="T68">Numbe</text:span><text:span text:style-name="T68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3" draw:id="id3" draw:layer="layout" svg:width="2.699cm" svg:height="1.4cm" svg:x="4.301cm" svg:y="7.1cm">
          <text:p text:style-name="P58"><text:span text:style-name="T71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4" draw:id="id4" draw:layer="layout" svg:width="2.699cm" svg:height="1.4cm" svg:x="7.201cm" svg:y="7.1cm">
          <text:p text:style-name="P58"><text:span text:style-name="T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7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9" xml:id="id8" draw:id="id8" draw:layer="layout" svg:width="2.699cm" svg:height="1.4cm" svg:x="1.001cm" svg:y="8.7cm">
          <text:p text:style-name="P58"><text:span text:style-name="T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9" xml:id="id9" draw:id="id9" draw:layer="layout" svg:width="4.799cm" svg:height="1.4cm" svg:x="1.001cm" svg:y="11.9cm">
          <text:p text:style-name="P58"><text:span text:style-name="T69">float32 </text:span><text:span text:style-name="T69"><text:s text:c="2"/></text:span><text:span text:style-name="T69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61" xml:id="id10" draw:id="id10" draw:layer="layout" svg:width="7.499cm" svg:height="1.4cm" svg:x="1.001cm" svg:y="13.8cm">
          <text:p text:style-name="P60"><text:span text:style-name="T181">compl</text:span><text:span text:style-name="T181">ex64 <text:s text:c="2"/></text:span><text:span text:style-name="T71">compl</text:span><text:span text:style-name="T71">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6" draw:id="id6" draw:layer="layout" svg:width="2.699cm" svg:height="1.4cm" svg:x="8.801cm" svg:y="9.8cm">
          <text:p text:style-name="P58"><text:span text:style-name="T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2" draw:text-style-name="P59" xml:id="id15" draw:id="id15" draw:layer="layout" svg:width="2.9cm" svg:height="1.4cm" svg:x="11.7cm" svg:y="9.8cm">
          <text:p text:style-name="P58"><text:span text:style-name="T69">[</text:span><text:span text:style-name="T182">N</text:span><text:span text:style-name="T69">]</text:span><text:span text:style-name="T74">arra</text:span><text:span text:style-name="T74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7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3" draw:text-style-name="P56" xml:id="id11" draw:id="id11" draw:layer="layout" svg:width="4.6cm" svg:height="1.4cm" svg:x="16cm" svg:y="5cm">
          <text:p text:style-name="P55"><text:span text:style-name="T183">"</text:span><text:span text:style-name="T68">Refere</text:span><text:span text:style-name="T68">nce </text:span><text:span text:style-name="T68">types</text:span><text:span text:style-name="T18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6" draw:id="id16" draw:layer="layout" svg:width="3.099cm" svg:height="1.4cm" svg:x="21.601cm" svg:y="10cm">
          <text:p text:style-name="P58"><text:span text:style-name="T69">*</text:span><text:span text:style-name="T74">pointe</text:span><text:span text:style-name="T74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2" draw:id="id12" draw:layer="layout" svg:width="3.099cm" svg:height="1.4cm" svg:x="14.8cm" svg:y="9.8cm">
          <text:p text:style-name="P58"><text:span text:style-name="T69">[ ]</text:span><text:span text:style-name="T74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9" xml:id="id13" draw:id="id13" draw:layer="layout" svg:width="2.6cm" svg:height="1.4cm" svg:x="18.1cm" svg:y="9.8cm">
          <text:p text:style-name="P58"><text:span text:style-name="T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57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5" draw:text-style-name="P57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9" xml:id="id17" draw:id="id17" draw:layer="layout" svg:width="3.099cm" svg:height="1.4cm" svg:x="21.601cm" svg:y="11.8cm">
          <text:p text:style-name="P58"><text:span text:style-name="T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9" xml:id="id18" draw:id="id18" draw:layer="layout" svg:width="3.099cm" svg:height="1.4cm" svg:x="21.601cm" svg:y="13.7cm">
          <text:p text:style-name="P58"><text:span text:style-name="T71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4" draw:id="id14" draw:layer="layout" svg:width="4.6cm" svg:height="1.4cm" svg:x="22.8cm" svg:y="4.9cm">
          <text:p text:style-name="P55"><text:span text:style-name="T68">Interfac</text:span><text:span text:style-name="T68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6" draw:text-style-name="P56" xml:id="id19" draw:id="id19" draw:layer="layout" svg:width="5cm" svg:height="1.4cm" svg:x="12.3cm" svg:y="13.7cm">
          <text:p text:style-name="P55"><text:span text:style-name="T68">Compo</text:span><text:span text:style-name="T68">site</text:span><text:span text:style-name="T67"> </text:span><text:span text:style-name="T68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7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5" draw:text-style-name="P57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5" draw:text-style-name="P57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5" draw:text-style-name="P57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7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7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7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7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7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9" xml:id="id20" draw:id="id20" draw:layer="layout" svg:width="3.099cm" svg:height="1.4cm" svg:x="23.54cm" svg:y="6.6cm">
          <text:p text:style-name="P58"><text:span text:style-name="T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9" xml:id="id21" draw:id="id21" draw:layer="layout" svg:width="3.099cm" svg:height="1.4cm" svg:x="23.54cm" svg:y="8.3cm">
          <text:p text:style-name="P58"><text:span text:style-name="T71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9" xml:id="id22" draw:id="id22" draw:layer="layout" svg:width="2.699cm" svg:height="1.4cm" svg:x="4.301cm" svg:y="8.7cm">
          <text:p text:style-name="P58"><text:span text:style-name="T71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9" xml:id="id23" draw:id="id23" draw:layer="layout" svg:width="2.699cm" svg:height="1.4cm" svg:x="1.001cm" svg:y="10.3cm">
          <text:p text:style-name="P58"><text:span text:style-name="T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63" xml:id="id24" draw:id="id24" draw:layer="layout" svg:width="2.699cm" svg:height="1.4cm" svg:x="4.301cm" svg:y="10.3cm">
          <text:p text:style-name="P62"><text:span text:style-name="T18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3" xml:id="id25" draw:id="id25" draw:layer="layout" svg:width="2.6cm" svg:height="1.4cm" svg:x="8.9cm" svg:y="12.9cm">
          <text:p text:style-name="P62"><text:span text:style-name="T18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46" draw:text-style-name="P57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draw:frame draw:style-name="gr57" draw:text-style-name="P65" draw:layer="layout" svg:width="9.5cm" svg:height="0.725cm" svg:x="0.5cm" svg:y="2.3cm">
          <draw:text-box>
            <text:p text:style-name="P64"><text:span text:style-name="T186">int</text:span><text:span text:style-name="T187">, int8, int16, int32 = rune, </text:span><text:span text:style-name="T188">int64</text:span></text:p>
          </draw:text-box>
        </draw:frame>
        <draw:frame draw:style-name="gr58" draw:text-style-name="P65" draw:layer="layout" svg:width="9.5cm" svg:height="0.8cm" svg:x="0.5cm" svg:y="2.9cm">
          <draw:text-box>
            <text:p text:style-name="P64"><text:span text:style-name="T186">uint</text:span><text:span text:style-name="T187">, uint8 = byte, uint16, uint32, u</text:span><text:span text:style-name="T188">int6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9">Константы: </text:span><text:span text:style-name="T64">const</text:span></text:p>
          </draw:text-box>
        </draw:frame>
        <draw:frame draw:style-name="gr59" draw:text-style-name="P66" draw:layer="layout" svg:width="26.8cm" svg:height="13.181cm" svg:x="0.6cm" svg:y="2.116cm">
          <draw:text-box>
            <text:p text:style-name="P13"><text:span text:style-name="T190">Предопределённые константы (predefined constants):</text:span></text:p>
            <text:p text:style-name="P13"><text:span text:style-name="T191"><text:tab/></text:span><text:span text:style-name="T192">true false nil</text:span><text:span text:style-name="T193"> iota</text:span></text:p>
            <text:p text:style-name="P13"><text:span text:style-name="T190">Безтиповые константы (untyped constants): // mathematically precise, no need for qualifiers (-42LL, 7UL, etc.)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= </text:span><text:span text:style-name="T196">expression</text:span></text:p>
            <text:p text:style-name="P13"><text:span text:style-name="T194"><text:tab/></text:span><text:span text:style-name="T194">const</text:span><text:span text:style-name="T195"> </text:span><text:span text:style-name="T196">constant1</text:span><text:span text:style-name="T197">,</text:span><text:span text:style-name="T195"> </text:span><text:span text:style-name="T196">constant2</text:span><text:span text:style-name="T195"> = </text:span><text:span text:style-name="T196">value1</text:span><text:span text:style-name="T197">,</text:span><text:span text:style-name="T195"> </text:span><text:span text:style-name="T196">value2</text:span></text:p>
            <text:p text:style-name="P13"><text:span text:style-name="T192"><text:tab/></text:span><text:span text:style-name="T192">const</text:span><text:span text:style-name="T191"> </text:span><text:span text:style-name="T192">(</text:span><text:span text:style-name="T191"> </text:span><text:span text:style-name="T198">constant1</text:span><text:span text:style-name="T195"> = </text:span><text:span text:style-name="T196">value1</text:span><text:span text:style-name="T199">;</text:span><text:span text:style-name="T195"> </text:span><text:span text:style-name="T196">constant2</text:span><text:span text:style-name="T195"> = </text:span><text:span text:style-name="T196">value2</text:span><text:span text:style-name="T195"> </text:span><text:span text:style-name="T194">)</text:span></text:p>
            <text:p text:style-name="P13"><text:span text:style-name="T195"/></text:p>
            <text:p text:style-name="P13"><text:span text:style-name="T195"><text:tab/></text:span><text:span text:style-name="T195">const (</text:span></text:p>
            <text:p text:style-name="P13"><text:span text:style-name="T195"><text:tab/></text:span><text:span text:style-name="T195"><text:tab/></text:span><text:span text:style-name="T195">e <text:s/>= 2.71828182845904523536028747135266249775724709369995957496696763</text:span></text:p>
            <text:p text:style-name="P13"><text:span text:style-name="T195"><text:tab/></text:span><text:span text:style-name="T195"><text:tab/></text:span><text:span text:style-name="T200">π</text:span><text:span text:style-name="T195"> <text:s/>= 3.14159265358979323846264338327950288419716939937510582097494459</text:span></text:p>
            <text:p text:style-name="P13"><text:span text:style-name="T191"><text:tab/></text:span><text:span text:style-name="T191"><text:tab/></text:span><text:span text:style-name="T201">π</text:span><text:span text:style-name="T191">2 = </text:span><text:span text:style-name="T201">π</text:span><text:span text:style-name="T191"> * </text:span><text:span text:style-name="T200">π</text:span></text:p>
            <text:p text:style-name="P13"><text:span text:style-name="T195"><text:tab/></text:span><text:span text:style-name="T195">)</text:span></text:p>
            <text:p text:style-name="P13"><text:span text:style-name="T191"><text:tab/></text:span><text:span text:style-name="T191">var pi2 float32 = </text:span><text:span text:style-name="T201">π</text:span><text:span text:style-name="T191">2 // </text:span><text:span text:style-name="T195">Only when used, constants are truncated to size</text:span></text:p>
            <text:p text:style-name="P13"><text:span text:style-name="T202">Константы с заданным типом (typed constants):</text:span></text:p>
            <text:p text:style-name="P13"><text:span text:style-name="T194"><text:tab/></text:span><text:span text:style-name="T194">const</text:span><text:span text:style-name="T195"> </text:span><text:span text:style-name="T196">constant</text:span><text:span text:style-name="T195"> </text:span><text:span text:style-name="T196">Type</text:span><text:span text:style-name="T195"> = </text:span><text:span text:style-name="T196">expression</text:span></text:p>
            <text:p text:style-name="P13"><text:span text:style-name="T194"/></text:p>
            <text:p text:style-name="P13"><text:span text:style-name="T191"><text:tab/></text:span><text:span text:style-name="T191">const b </text:span><text:span text:style-name="T192">byte</text:span><text:span text:style-name="T191"> = 0Xf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байт</text:span></text:p>
            <text:p text:style-name="P13"><text:span text:style-name="T191"><text:tab/></text:span><text:span text:style-name="T191">const x </text:span><text:span text:style-name="T192">complex128</text:span><text:span text:style-name="T191"> = 2+5i</text:span><text:span text:style-name="T191"><text:tab/></text:span><text:span text:style-name="T191"><text:tab/></text:span><text:span text:style-name="T191"><text:tab/></text:span><text:span text:style-name="T191"><text:tab/></text:span><text:span text:style-name="T191">// комплексное число</text:span></text:p>
            <text:p text:style-name="P13"><text:span text:style-name="T191"><text:tab/></text:span><text:span text:style-name="T191">const Big </text:span><text:span text:style-name="T192">float64</text:span><text:span text:style-name="T191"> = 1 &lt;&lt; 100</text:span><text:span text:style-name="T191"><text:tab/></text:span><text:span text:style-name="T191"><text:tab/></text:span><text:span text:style-name="T191"><text:tab/></text:span><text:span text:style-name="T191">// с плавающей точкой: 1 со 100 нулями</text:span></text:p>
            <text:p text:style-name="P13"><text:span text:style-name="T191"><text:tab/></text:span><text:span text:style-name="T191">const i </text:span><text:span text:style-name="T192">int32</text:span><text:span text:style-name="T191"> = -273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целое</text:span></text:p>
            <text:p text:style-name="P13"><text:span text:style-name="T191"><text:tab/></text:span><text:span text:style-name="T191">const Go </text:span><text:span text:style-name="T192">rune</text:span><text:span text:style-name="T191"> = '</text:span><text:span text:style-name="T191">碁</text:span><text:span text:style-name="T191">'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имвол</text:span></text:p>
            <text:p text:style-name="P13"><text:span text:style-name="T191"><text:tab/></text:span><text:span text:style-name="T191">const language</text:span><text:span text:style-name="T192"> string</text:span><text:span text:style-name="T191"> = </text:span><text:span text:style-name="T201">"Go"</text:span><text:span text:style-name="T201"><text:tab/></text:span><text:span text:style-name="T201"><text:tab/></text:span><text:span text:style-name="T201"><text:tab/></text:span><text:span text:style-name="T201">// строка</text:span></text:p>
            <text:p text:style-name="P13"><text:span text:style-name="T201"/></text:p>
            <text:p text:style-name="P13"><text:span text:style-name="T201"><text:tab/></text:span><text:span text:style-name="T201">type </text:span><text:span text:style-name="T203">Weekday</text:span><text:span text:style-name="T201"> int</text:span></text:p>
            <text:p text:style-name="P13"><text:span text:style-name="T201"><text:tab/></text:span><text:span text:style-name="T201">const ( Sun </text:span><text:span text:style-name="T203">Weekday</text:span><text:span text:style-name="T201"> = </text:span><text:span text:style-name="T203">iota</text:span><text:span text:style-name="T204">;</text:span><text:span text:style-name="T201"> Mon</text:span><text:span text:style-name="T204">;</text:span><text:span text:style-name="T201"> Tue</text:span><text:span text:style-name="T204">;</text:span><text:span text:style-name="T201"> Wed</text:span><text:span text:style-name="T204">;</text:span><text:span text:style-name="T201"> Thu</text:span><text:span text:style-name="T204">;</text:span><text:span text:style-name="T201"> Fri</text:span><text:span text:style-name="T204">;</text:span><text:span text:style-name="T201"> Sat ) // 0,1,2,3,4,5,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0" draw:text-style-name="P67" draw:layer="layout" svg:width="26.8cm" svg:height="13.1cm" svg:x="0.6cm" svg:y="2.1cm">
          <draw:text-box>
            <text:p text:style-name="P13"><text:span text:style-name="T66">Pascal-type: left to right</text:span></text:p>
            <text:p text:style-name="P13"><text:span text:style-name="T66"/></text:p>
            <text:p text:style-name="P13"><text:span text:style-name="T205"><text:tab/></text:span><text:span text:style-name="T205">var i int</text:span></text:p>
            <text:p text:style-name="P13"><text:span text:style-name="T205"><text:tab/></text:span><text:span text:style-name="T205">var p, q *Point</text:span></text:p>
            <text:p text:style-name="P13"><text:span text:style-name="T205"><text:tab/></text:span><text:span text:style-name="T205">var threshold float64 = 0.75</text:span></text:p>
            <text:p text:style-name="P13"><text:span text:style-name="T205"/></text:p>
            <text:p text:style-name="P13"><text:span text:style-name="T66">New: Type can be inferred from type of initializing expression.</text:span></text:p>
            <text:p text:style-name="P13"><text:span text:style-name="T66"/></text:p>
            <text:p text:style-name="P13"><text:span text:style-name="T205"><text:tab/></text:span><text:span text:style-name="T205">var i = 42 <text:s text:c="6"/>// type of i is int</text:span></text:p>
            <text:p text:style-name="P13"><text:span text:style-name="T205"><text:tab/></text:span><text:span text:style-name="T205">var z = 1 + 2.3i // type of z is complex128</text:span></text:p>
            <text:p text:style-name="P13"><text:span text:style-name="T205"/></text:p>
            <text:p text:style-name="P13"><text:span text:style-name="T66">Shortcut (inside functions):</text:span></text:p>
            <text:p text:style-name="P13"><text:span text:style-name="T66"/></text:p>
            <text:p text:style-name="P13"><text:span text:style-name="T205"><text:s text:c="4"/></text:span><text:span text:style-name="T205">i := 42 // type of i is int</text:span></text:p>
            <text:p text:style-name="P13"><text:span text:style-name="T205"/></text:p>
            <text:p text:style-name="P13"><text:span text:style-name="T66">It is safe to take the address of any variable:</text:span></text:p>
            <text:p text:style-name="P13"><text:span text:style-name="T66"/></text:p>
            <text:p text:style-name="P13"><text:span text:style-name="T205"><text:s text:c="4"/></text:span><text:span text:style-name="T205">return &amp;i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явление и присваивание: var</text:span></text:p>
          </draw:text-box>
        </draw:frame>
        <draw:frame draw:style-name="gr61" draw:text-style-name="P67" draw:layer="layout" svg:width="26.8cm" svg:height="13.1cm" svg:x="0.6cm" svg:y="2.1cm">
          <draw:text-box>
            <text:p text:style-name="P13"><text:span text:style-name="T206">var</text:span><text:span text:style-name="T205"> </text:span><text:span text:style-name="T207">переменная</text:span><text:span text:style-name="T205"> </text:span><text:span text:style-name="T208">Type</text:span></text:p>
            <text:p text:style-name="P13"><text:span text:style-name="T66">При объявлении новой переменной </text:span><text:span text:style-name="T65">всегда</text:span><text:span text:style-name="T66"> есть начальное значение (zero value).</text:span></text:p>
            <text:p text:style-name="P13"><text:span text:style-name="T205"><text:tab/></text:span><text:span text:style-name="T205">var i <text:s text:c="5"/>int</text:span><text:span text:style-name="T205"><text:tab/></text:span><text:span text:style-name="T205"><text:tab/></text:span><text:span text:style-name="T205"><text:tab/></text:span><text:span text:style-name="T205">// 0</text:span></text:p>
            <text:p text:style-name="P13"><text:span text:style-name="T205"><text:tab/></text:span><text:span text:style-name="T205">var G, o <text:s text:c="2"/>rune</text:span><text:span text:style-name="T205"><text:tab/></text:span><text:span text:style-name="T205"><text:tab/></text:span><text:span text:style-name="T205">// 0, 0 </text:span></text:p>
            <text:p text:style-name="P13"><text:span text:style-name="T205"><text:tab/></text:span><text:span text:style-name="T205">var s <text:s text:c="5"/>string</text:span><text:span text:style-name="T205"><text:tab/></text:span><text:span text:style-name="T205"><text:tab/></text:span><text:span text:style-name="T205">// ""</text:span></text:p>
            <text:p text:style-name="P13"><text:span text:style-name="T205"><text:tab/></text:span><text:span text:style-name="T205">var (</text:span></text:p>
            <text:p text:style-name="P13"><text:span text:style-name="T205"><text:tab/></text:span><text:span text:style-name="T205"><text:tab/></text:span><text:span text:style-name="T205">tube <text:s text:c="2"/>chan string</text:span><text:span text:style-name="T205"><text:tab/></text:span><text:span text:style-name="T205">// nil </text:span></text:p>
            <text:p text:style-name="P13"><text:span text:style-name="T205"><text:tab/></text:span><text:span text:style-name="T205"><text:tab/></text:span><text:span text:style-name="T205">ok </text:span><text:span text:style-name="T205"><text:tab/></text:span><text:span text:style-name="T205"><text:tab/></text:span><text:span text:style-name="T205">bool</text:span><text:span text:style-name="T205"><text:tab/></text:span><text:span text:style-name="T205"><text:tab/></text:span><text:span text:style-name="T205">// false </text:span></text:p>
            <text:p text:style-name="P13"><text:span text:style-name="T205"><text:tab/></text:span><text:span text:style-name="T205"><text:tab/></text:span><text:span text:style-name="T205">x <text:s text:c="5"/>float64</text:span><text:span text:style-name="T205"><text:tab/></text:span><text:span text:style-name="T205"><text:tab/></text:span><text:span text:style-name="T205">// 0.0</text:span></text:p>
            <text:p text:style-name="P13"><text:span text:style-name="T205"><text:tab/></text:span><text:span text:style-name="T205">) <text:s/></text:span></text:p>
            <text:p text:style-name="P13"><text:span text:style-name="T205"><text:tab/></text:span><text:span text:style-name="T205">var answer = 42</text:span><text:span text:style-name="T205"><text:tab/></text:span><text:span text:style-name="T205"><text:tab/></text:span><text:span text:style-name="T205">// тип int выведен из присвоенного значения</text:span></text:p>
            <text:p text:style-name="P13"><text:span text:style-name="T205"/></text:p>
            <text:p text:style-name="P13"><text:span text:style-name="T205">// объявление новой переменной и присваивание значения (в функции)</text:span></text:p>
            <text:p text:style-name="P13"><text:span text:style-name="T205"><text:tab/></text:span><text:span text:style-name="T205">j </text:span><text:span text:style-name="T209">:=</text:span><text:span text:style-name="T205"> 25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тип выводится из присваиваемого </text:span><text:span text:style-name="T210">значения</text:span></text:p>
            <text:p text:style-name="P13"><text:span text:style-name="T210"><text:tab/></text:span><text:span text:style-name="T210">t, f </text:span><text:span text:style-name="T211">:=</text:span><text:span text:style-name="T210"> true, false</text:span><text:span text:style-name="T210"><text:tab/></text:span><text:span text:style-name="T210">// параллельное присваивание</text:span></text:p>
            <text:p text:style-name="P13"><text:span text:style-name="T210"/></text:p>
            <text:p text:style-name="P13"><text:span text:style-name="T210">// присваивание значения уже объявленным переменным</text:span></text:p>
            <text:p text:style-name="P13"><text:span text:style-name="T205"><text:tab/></text:span><text:span text:style-name="T205">s = </text:span><text:span text:style-name="T210">"Go"</text:span><text:span text:style-name="T210"><text:tab/></text:span><text:span text:style-name="T210"><text:tab/></text:span><text:span text:style-name="T210"><text:tab/></text:span><text:span text:style-name="T210"><text:tab/></text:span><text:span text:style-name="T210">// </text:span></text:p>
            <text:p text:style-name="P13"><text:span text:style-name="T205"><text:tab/></text:span><text:span text:style-name="T205">G, o = </text:span><text:span text:style-name="T212">'</text:span><text:span text:style-name="T205">G</text:span><text:span text:style-name="T212">'</text:span><text:span text:style-name="T205">, </text:span><text:span text:style-name="T212">'</text:span><text:span text:style-name="T205">o</text:span><text:span text:style-name="T212">'</text:span><text:span text:style-name="T205"><text:tab/></text:span><text:span text:style-name="T205"><text:tab/></text:span><text:span text:style-name="T205">// параллельное присваивание (tuple assignment)</text:span></text:p>
            <text:p text:style-name="P13"><text:span text:style-name="T205"><text:tab/></text:span><text:span text:style-name="T205">i, j = j, i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 данных: struct</text:span></text:p>
          </draw:text-box>
        </draw:frame>
        <draw:frame draw:style-name="gr62" draw:text-style-name="P67" draw:layer="layout" svg:width="26.8cm" svg:height="13.1cm" svg:x="0.6cm" svg:y="2.1cm">
          <draw:text-box>
            <text:p text:style-name="P13"><text:span text:style-name="T213">Структура (</text:span><text:span text:style-name="T214">struct</text:span><text:span text:style-name="T215">) — набор разнотипных полей</text:span></text:p>
            <text:p text:style-name="P13"><text:span text:style-name="T215"/></text:p>
            <text:p text:style-name="P13"><text:span text:style-name="T205"><text:tab/></text:span><text:span text:style-name="T205">type </text:span><text:span text:style-name="T207">Structure1</text:span><text:span text:style-name="T205"> </text:span><text:span text:style-name="T206">struct</text:span><text:span text:style-name="T205"> </text:span><text:span text:style-name="T206">{</text:span><text:span text:style-name="T205"><text:tab/></text:span><text:span text:style-name="T205"><text:tab/></text:span><text:span text:style-name="T205"><text:tab/></text:span><text:span text:style-name="T205"><text:tab/></text:span><text:span text:style-name="T205">// объявление типа </text:span><text:span text:style-name="T207">Structure1</text:span></text:p>
            <text:p text:style-name="P13"><text:span text:style-name="T216"><text:tab/></text:span><text:span text:style-name="T216"><text:tab/></text:span><text:span text:style-name="T217">field1</text:span><text:span text:style-name="T216"> </text:span><text:span text:style-name="T217">Type1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с полями </text:span></text:p>
            <text:p text:style-name="P13"><text:span text:style-name="T205"><text:tab/></text:span><text:span text:style-name="T205"><text:tab/></text:span><text:span text:style-name="T207">field2, field3</text:span><text:span text:style-name="T205"> </text:span><text:span text:style-name="T207">Type2</text:span><text:span text:style-name="T216"><text:tab/></text:span><text:span text:style-name="T216"><text:tab/></text:span><text:span text:style-name="T216"><text:tab/></text:span><text:span text:style-name="T216"><text:tab/></text:span><text:span text:style-name="T216">// разных типов</text:span></text:p>
            <text:p text:style-name="P13"><text:span text:style-name="T218"><text:tab/></text:span><text:span text:style-name="T218">}</text:span></text:p>
            <text:p text:style-name="P13"><text:span text:style-name="T210"/></text:p>
            <text:p text:style-name="P13"><text:span text:style-name="T219"><text:tab/></text:span><text:span text:style-name="T219">s := </text:span><text:span text:style-name="T207">Structure1</text:span><text:span text:style-name="T205"> </text:span><text:span text:style-name="T206">{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16">// объявление переменной и</text:span></text:p>
            <text:p text:style-name="P13"><text:span text:style-name="T210"><text:tab/></text:span><text:span text:style-name="T210"><text:tab/></text:span><text:span text:style-name="T217">field1:</text:span><text:span text:style-name="T210"> </text:span><text:span text:style-name="T217">initial_value1_of_Type1,</text:span><text:span text:style-name="T217"><text:tab/></text:span><text:span text:style-name="T216">// инициализация полей значениями</text:span></text:p>
            <text:p text:style-name="P13"><text:span text:style-name="T219"><text:tab/></text:span><text:span text:style-name="T219"><text:tab/></text:span><text:span text:style-name="T207">field3:</text:span><text:span text:style-name="T217"> initial_value3_of_Type2,</text:span><text:span text:style-name="T216"><text:tab/></text:span><text:span text:style-name="T216">// по именам (не всех) полей</text:span></text:p>
            <text:p text:style-name="P13"><text:span text:style-name="T220"><text:tab/></text:span><text:span text:style-name="T220">}</text:span></text:p>
            <text:p text:style-name="P13"><text:span text:style-name="T210"/></text:p>
            <text:p text:style-name="P13"><text:span text:style-name="T210"><text:tab/></text:span><text:span text:style-name="T210">var s2 </text:span><text:span text:style-name="T217">Structure1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6">// объявление переменной</text:span></text:p>
            <text:p text:style-name="P13"><text:span text:style-name="T210"><text:tab/></text:span><text:span text:style-name="T210">s2 = s1</text:span></text:p>
            <text:p text:style-name="P13"><text:span text:style-name="T210"/></text:p>
            <text:p text:style-name="P13"><text:span text:style-name="T205">// объявление переменной и </text:span><text:span text:style-name="T216">инициализация полей значениями по порядку </text:span></text:p>
            <text:p text:style-name="P13"><text:span text:style-name="T210"><text:tab/></text:span><text:span text:style-name="T210">s3 := </text:span><text:span text:style-name="T217">Structure1</text:span><text:span text:style-name="T210">{s2.field1, s2.field2, s2.field3} // следования полей</text:span></text:p>
            <text:p text:style-name="P13"><text:span text:style-name="T210"/></text:p>
            <text:p text:style-name="P13"><text:span text:style-name="T210"><text:tab/></text:span><text:span text:style-name="T210">var s4 </text:span><text:span text:style-name="T217">Structure1</text:span><text:span text:style-name="T210"> = </text:span><text:span text:style-name="T217">Structure1</text:span><text:span text:style-name="T210">{}</text:span><text:span text:style-name="T210"><text:tab/></text:span><text:span text:style-name="T210"><text:tab/></text:span><text:span text:style-name="T210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63" draw:text-style-name="P68" draw:layer="layout" svg:width="26.8cm" svg:height="13.1cm" svg:x="0.6cm" svg:y="2.1cm">
          <draw:text-box>
            <text:p text:style-name="P18"><text:span text:style-name="T205">Когда переменные-указатели передаются в функции, указанные значения могут быть изменены. </text:span></text:p>
            <text:p text:style-name="P13"><text:span text:style-name="T221"/></text:p>
            <text:p text:style-name="P13"><text:span text:style-name="T206">pointer</text:span><text:span text:style-name="T205"> ~ указатель: </text:span></text:p>
            <text:p text:style-name="P13"><text:span text:style-name="T205"><text:tab/></text:span><text:span text:style-name="T205">var v </text:span><text:span text:style-name="T207">BaseType</text:span><text:span text:style-name="T207"><text:tab/></text:span><text:span text:style-name="T207"><text:tab/></text:span><text:span text:style-name="T205">// переменная типа </text:span><text:span text:style-name="T207">BaseType </text:span></text:p>
            <text:p text:style-name="P13"><text:span text:style-name="T205"><text:tab/></text:span><text:span text:style-name="T205">var p *</text:span><text:span text:style-name="T207">BaseType</text:span><text:span text:style-name="T205"><text:tab/></text:span><text:span text:style-name="T205">// указатель на переменную типа </text:span><text:span text:style-name="T207">BaseType </text:span></text:p>
            <text:p text:style-name="P13"><text:span text:style-name="T205"><text:tab/></text:span><text:span text:style-name="T205">p = &amp;v</text:span><text:span text:style-name="T205"><text:tab/></text:span><text:span text:style-name="T205"><text:tab/></text:span><text:span text:style-name="T205"><text:tab/></text:span><text:span text:style-name="T205"><text:tab/></text:span><text:span text:style-name="T205">// ссылка на значение переменной типа </text:span><text:span text:style-name="T207">BaseType </text:span></text:p>
            <text:p text:style-name="P13"><text:span text:style-name="T205"><text:tab/></text:span><text:span text:style-name="T205">*p 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значение переменной типа </text:span><text:span text:style-name="T207">BaseType</text:span><text:span text:style-name="T205"> по ссылке на v</text:span></text:p>
            <text:p text:style-name="P13"><text:span text:style-name="T205"/></text:p>
            <text:p text:style-name="P13"><text:span text:style-name="T206">slice</text:span><text:span text:style-name="T205"> ~ динамический массив: может изменять свой размер: </text:span></text:p>
            <text:p text:style-name="P13"><text:span text:style-name="T205"><text:tab/></text:span><text:span text:style-name="T205">s := []</text:span><text:span text:style-name="T207">Type</text:span></text:p>
            <text:p text:style-name="P13"><text:span text:style-name="T205"/></text:p>
            <text:p text:style-name="P13"><text:span text:style-name="T206">map</text:span><text:span text:style-name="T205"> ~ хэш | ассоциативный массив | словарь </text:span><text:span text:style-name="T210">| отображение | «мапа»: </text:span></text:p>
            <text:p text:style-name="P13"><text:span text:style-name="T210"><text:tab/></text:span><text:span text:style-name="T210">m := </text:span><text:span text:style-name="T220">map</text:span><text:span text:style-name="T210">[</text:span><text:span text:style-name="T217">KeyType</text:span><text:span text:style-name="T210">]</text:span><text:span text:style-name="T217">ValueType</text:span><text:span text:style-name="T210">{ </text:span><text:span text:style-name="T217">key</text:span><text:span text:style-name="T210">: </text:span><text:span text:style-name="T217">value</text:span><text:span text:style-name="T210"> }</text:span></text:p>
            <text:p text:style-name="P13"><text:span text:style-name="T205"/></text:p>
            <text:p text:style-name="P13"><text:span text:style-name="T206">function</text:span><text:span text:style-name="T210"> ~ функция: </text:span></text:p>
            <text:p text:style-name="P13"><text:span text:style-name="T205"><text:tab/></text:span><text:span text:style-name="T206">func</text:span><text:span text:style-name="T205"> </text:span><text:span text:style-name="T207">f</text:span><text:span text:style-name="T205">(</text:span><text:span text:style-name="T207">parameter Type</text:span><text:span text:style-name="T205">) </text:span><text:span text:style-name="T207">returnValueType</text:span><text:span text:style-name="T205"> { /* код */</text:span><text:span text:style-name="T210"> } </text:span></text:p>
            <text:p text:style-name="P13"><text:span text:style-name="T205"/></text:p>
            <text:p text:style-name="P13"><text:span text:style-name="T220">channel</text:span><text:span text:style-name="T210"> ~ канал: </text:span></text:p>
            <text:p text:style-name="P13"><text:span text:style-name="T219"><text:tab/></text:span><text:span text:style-name="T207">ch</text:span><text:span text:style-name="T205"> </text:span><text:span text:style-name="T218">chan</text:span><text:span text:style-name="T217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4" draw:text-style-name="P68" draw:layer="layout" svg:width="26.8cm" svg:height="13.1cm" svg:x="0.6cm" svg:y="2.1cm">
          <draw:text-box>
            <text:p text:style-name="P13"><text:span text:style-name="T206">[</text:span><text:span text:style-name="T208">размер</text:span><text:span text:style-name="T206">]</text:span><text:span text:style-name="T208">Type</text:span><text:span text:style-name="T205"> // массив (</text:span><text:span text:style-name="T206">array</text:span><text:span text:style-name="T205">) </text:span><text:span text:style-name="T210">определённой длины:</text:span></text:p>
            <text:p text:style-name="P13"><text:span text:style-name="T210"><text:tab/></text:span><text:span text:style-name="T210">var punchCard [80]rune // 80 * 0</text:span></text:p>
            <text:p text:style-name="P13"><text:span text:style-name="T210"><text:tab/></text:span><text:span text:style-name="T205">localhost := [4]int {127, 0, 0, 1}</text:span></text:p>
            <text:p text:style-name="P13"><text:span text:style-name="T205"><text:tab/></text:span><text:span text:style-name="T205">gender <text:s text:c="3"/>:= [2]string { 0:"Female", 1:"Male" }</text:span></text:p>
            <text:p text:style-name="P13"><text:span text:style-name="T205"><text:tab/></text:span><text:span text:style-name="T207">location</text:span><text:span text:style-name="T205"> <text:s/>:= [...]float32 { 56.05, 63.38 }</text:span></text:p>
            <text:p text:style-name="P13"><text:span text:style-name="T206"/></text:p>
            <text:p text:style-name="P13"><text:span text:style-name="T206">[]</text:span><text:span text:style-name="T208">Type</text:span><text:span text:style-name="T207"> //</text:span><text:span text:style-name="T205"> срез (</text:span><text:span text:style-name="T206">slice</text:span><text:span text:style-name="T205">) — динамический массив:</text:span></text:p>
            <text:p text:style-name="P13"><text:span text:style-name="T205"><text:tab/></text:span><text:span text:style-name="T205">primes := []int{2, 3, 5, 7, 11, 13, 17, 19, 23}</text:span></text:p>
            <text:p text:style-name="P13"><text:span text:style-name="T205"><text:tab/></text:span><text:span text:style-name="T205">messages := make([]string, 0, 1024)</text:span></text:p>
            <text:p text:style-name="P13"><text:span text:style-name="T205"><text:tab/></text:span><text:span text:style-name="T205">messages = append(messages, "OK")</text:span></text:p>
            <text:p text:style-name="P13"><text:span text:style-name="T206"/></text:p>
            <text:p text:style-name="P13"><text:span text:style-name="T206">map[</text:span><text:span text:style-name="T208">KeyType</text:span><text:span text:style-name="T206">]</text:span><text:span text:style-name="T208">ValueType</text:span><text:span text:style-name="T207"> // </text:span><text:span text:style-name="T206">map</text:span><text:span text:style-name="T205"> = </text:span><text:span text:style-name="T210">хэш = ассоциативный массив = словарь:</text:span></text:p>
            <text:p text:style-name="P13"><text:span text:style-name="T210"><text:tab/></text:span><text:span text:style-name="T205">languages := map[string]int { "Go": 2007 }</text:span></text:p>
            <text:p text:style-name="P13"><text:span text:style-name="T205"><text:tab/></text:span><text:span text:style-name="T205">languages["Kotlin"] = 2011</text:span></text:p>
            <text:p text:style-name="P13"><text:span text:style-name="T205"/></text:p>
            <text:p text:style-name="P13"><text:span text:style-name="T205"><text:tab/></text:span><text:span text:style-name="T205">type Coordinates map[[2]float32]string</text:span></text:p>
            <text:p text:style-name="P13"><text:span text:style-name="T205"><text:tab/></text:span><text:span text:style-name="T205">places := make(Coordinates)</text:span><text:span text:style-name="T205"><text:tab/></text:span></text:p>
            <text:p text:style-name="P13"><text:span text:style-name="T205"><text:tab/></text:span><text:span text:style-name="T205">places[</text:span><text:span text:style-name="T207">location</text:span><text:span text:style-name="T205">] = "Шадринск"</text:span></text:p>
            <text:p text:style-name="P13"><text:span text:style-name="T205"><text:tab/></text:span><text:span text:style-name="T20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</text:span></text:p>
          </draw:text-box>
        </draw:frame>
        <draw:frame draw:style-name="gr65" draw:text-style-name="P69" draw:layer="layout" svg:width="26.8cm" svg:height="13.1cm" svg:x="0.6cm" svg:y="2.1cm">
          <draw:text-box>
            <text:p text:style-name="P13"><text:span text:style-name="T66">Functions</text:span></text:p>
            <text:p text:style-name="P13"><text:span text:style-name="T66">Functions may have multiple return values:</text:span></text:p>
            <text:p text:style-name="P13"><text:span text:style-name="T66"/></text:p>
            <text:p text:style-name="P13"><text:span text:style-name="T205">func atoi(s string) (i int, err error)</text:span></text:p>
            <text:p text:style-name="P13"><text:span text:style-name="T205"/></text:p>
            <text:p text:style-name="P13"><text:span text:style-name="T66">Functions are first-class citizens (closures):</text:span></text:p>
            <text:p text:style-name="P13"><text:span text:style-name="T66"/></text:p>
            <text:p text:style-name="P13"><text:span text:style-name="T205">func adder(delta int) func(x int) int {</text:span></text:p>
            <text:p text:style-name="P13"><text:span text:style-name="T205"><text:s text:c="4"/></text:span><text:span text:style-name="T205">f := func(x int) int {</text:span></text:p>
            <text:p text:style-name="P13"><text:span text:style-name="T205"><text:s text:c="8"/></text:span><text:span text:style-name="T205">return x + delta</text:span></text:p>
            <text:p text:style-name="P13"><text:span text:style-name="T205"><text:s text:c="4"/></text:span><text:span text:style-name="T205">}</text:span></text:p>
            <text:p text:style-name="P13"><text:span text:style-name="T205"><text:s text:c="4"/></text:span><text:span text:style-name="T205">return f</text:span></text:p>
            <text:p text:style-name="P13"><text:span text:style-name="T205">}</text:span></text:p>
            <text:p text:style-name="P13"><text:span text:style-name="T205"><text:s text:c="4"/></text:span><text:span text:style-name="T205">var inc = adder(1)</text:span></text:p>
            <text:p text:style-name="P13"><text:span text:style-name="T205"><text:s text:c="4"/></text:span><text:span text:style-name="T205">fmt.Println(inc(0))</text:span></text:p>
            <text:p text:style-name="P13"><text:span text:style-name="T205"><text:s text:c="4"/></text:span><text:span text:style-name="T205">fmt.Println(adder(-1)(10))</text:span></text:p>
            <text:p text:style-name="P13"><text:span text:style-name="T205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 main(); func init()</text:span></text:p>
          </draw:text-box>
        </draw:frame>
        <draw:frame draw:style-name="gr66" draw:text-style-name="P69" draw:layer="layout" svg:width="26.8cm" svg:height="13.1cm" svg:x="0.6cm" svg:y="2.1cm">
          <draw:text-box>
            <text:p text:style-name="P13"><text:span text:style-name="T205">// Главная функция в пакете main, с которой начинается выполнение программы.</text:span></text:p>
            <text:p text:style-name="P13"><text:span text:style-name="T205">package main</text:span></text:p>
            <text:p text:style-name="P13"><text:span text:style-name="T205"/></text:p>
            <text:p text:style-name="P13"><text:span text:style-name="T206">func </text:span><text:span text:style-name="T208">main</text:span><text:span text:style-name="T206">() {</text:span></text:p>
            <text:p text:style-name="P13"><text:span text:style-name="T205"><text:s text:c="3"/></text:span></text:p>
            <text:p text:style-name="P13"><text:span text:style-name="T205"><text:tab/></text:span><text:span text:style-name="T205">обработка(данных)</text:span></text:p>
            <text:p text:style-name="P13"><text:span text:style-name="T206">}</text:span></text:p>
            <text:p text:style-name="P13"><text:span text:style-name="T206"/></text:p>
            <text:p text:style-name="P13"><text:span text:style-name="T206">// </text:span><text:span text:style-name="T205">в каждом пакете может быть несколько «инициализирующих» функций,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которые выполняются при загрузке пакета в порядке их описания</text:span></text:p>
            <text:p text:style-name="P13"><text:span text:style-name="T206">func </text:span><text:span text:style-name="T208">init</text:span><text:span text:style-name="T206">() {</text:span></text:p>
            <text:p text:style-name="P13"><text:span text:style-name="T205"><text:tab/></text:span></text:p>
            <text:p text:style-name="P13"><text:span text:style-name="T205"><text:tab/></text:span><text:span text:style-name="T205"><text:tab/></text:span><text:span text:style-name="T205">инициализация(&amp;данных)</text:span></text:p>
            <text:p text:style-name="P13"><text:span text:style-name="T206">}</text:span></text:p>
            <text:p text:style-name="P13"><text:span text:style-name="T206">// </text:span><text:span text:style-name="T205">и могут располагаться в разных файлах этого пакета</text:span></text:p>
            <text:p text:style-name="P13"><text:span text:style-name="T206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func</text:span></text:p>
          </draw:text-box>
        </draw:frame>
        <draw:frame draw:style-name="gr67" draw:text-style-name="P52" draw:layer="layout" svg:width="26.8cm" svg:height="13.108cm" svg:x="0.6cm" svg:y="2.1cm">
          <draw:text-box>
            <text:p text:style-name="P13"><text:span text:style-name="T95">// функция без возвращаемого значения = процедура</text:span></text:p>
            <text:p text:style-name="P13"><text:span text:style-name="T171">func </text:span><text:span text:style-name="T222">f1</text:span><text:span text:style-name="T171">(</text:span><text:span text:style-name="T222">param1 </text:span><text:span text:style-name="T98">Type1</text:span><text:span text:style-name="T171">) { </text:span><text:span text:style-name="T222">/* ... */ </text:span><text:span text:style-name="T166">}</text:span></text:p>
            <text:p text:style-name="P13"><text:span text:style-name="T98"><text:tab/></text:span><text:span text:style-name="T98">f1</text:span><text:span text:style-name="T223">(</text:span><text:span text:style-name="T97">arg1</text:span><text:span text:style-name="T223">)</text:span></text:p>
            <text:p text:style-name="P13"><text:span text:style-name="T94"/></text:p>
            <text:p text:style-name="P13"><text:span text:style-name="T95">// функция с одним возвращаемым значением типа </text:span><text:span text:style-name="T98">ReturnType1</text:span></text:p>
            <text:p text:style-name="P13"><text:span text:style-name="T177">func </text:span><text:span text:style-name="T222">f2</text:span><text:span text:style-name="T177">(</text:span><text:span text:style-name="T222">p1, p2 </text:span><text:span text:style-name="T98">Type1</text:span><text:span text:style-name="T222">, p3 </text:span><text:span text:style-name="T98">Type2</text:span><text:span text:style-name="T177">) </text:span><text:span text:style-name="T98">ReturnType1</text:span><text:span text:style-name="T177"> {</text:span><text:span text:style-name="T95"> var r </text:span><text:span text:style-name="T97">ReturnType1</text:span><text:span text:style-name="T223">; </text:span><text:span text:style-name="T95">/* ...</text:span><text:span text:style-name="T223"> */ return r </text:span><text:span text:style-name="T166">}</text:span></text:p>
            <text:p text:style-name="P13"><text:span text:style-name="T98"><text:tab/></text:span><text:span text:style-name="T98">result</text:span><text:span text:style-name="T95"> := </text:span><text:span text:style-name="T97">f2</text:span><text:span text:style-name="T223">(</text:span><text:span text:style-name="T97">a1, a2, a3</text:span><text:span text:style-name="T223">)</text:span><text:span text:style-name="T94"> </text:span></text:p>
            <text:p text:style-name="P13"><text:span text:style-name="T95"/></text:p>
            <text:p text:style-name="P13"><text:span text:style-name="T95">// функция с одним именованным возвращаемым значением</text:span></text:p>
            <text:p text:style-name="P13"><text:span text:style-name="T171">func </text:span><text:span text:style-name="T222">f3</text:span><text:span text:style-name="T171">(</text:span><text:span text:style-name="T222">p1, p2 </text:span><text:span text:style-name="T98">Type3</text:span><text:span text:style-name="T171">) </text:span><text:span text:style-name="T222"><text:s/></text:span><text:span text:style-name="T171">(</text:span><text:span text:style-name="T222">r </text:span><text:span text:style-name="T98">ReturnType1</text:span><text:span text:style-name="T171">) {</text:span><text:span text:style-name="T95"> /* ... */ return </text:span><text:span text:style-name="T171">}</text:span></text:p>
            <text:p text:style-name="P13"><text:span text:style-name="T98"><text:tab/></text:span><text:span text:style-name="T98">result</text:span><text:span text:style-name="T95"> := </text:span><text:span text:style-name="T98">f3</text:span><text:span text:style-name="T95">(</text:span><text:span text:style-name="T98">a1, a2</text:span><text:span text:style-name="T95">) </text:span></text:p>
            <text:p text:style-name="P13"><text:span text:style-name="T95"/></text:p>
            <text:p text:style-name="P13"><text:span text:style-name="T95">// функция с несколькими возвращаемыми значениями: возможно, именованными</text:span></text:p>
            <text:p text:style-name="P13"><text:span text:style-name="T177">func </text:span><text:span text:style-name="T222">f4</text:span><text:span text:style-name="T171">(</text:span><text:span text:style-name="T222">p1 </text:span><text:span text:style-name="T98">Type1</text:span><text:span text:style-name="T222">, p2 </text:span><text:span text:style-name="T98">Type2</text:span><text:span text:style-name="T171">)</text:span><text:span text:style-name="T222"> </text:span><text:span text:style-name="T171">(</text:span><text:span text:style-name="T222">r1 </text:span><text:span text:style-name="T98">ReturnType1</text:span><text:span text:style-name="T222">, r2 </text:span><text:span text:style-name="T98">ReturnType2</text:span><text:span text:style-name="T171">) { </text:span></text:p>
            <text:p text:style-name="P13"><text:span text:style-name="T98"><text:tab/></text:span><text:span text:style-name="T98">/* ... */ </text:span><text:span text:style-name="T95">return r1, r2</text:span></text:p>
            <text:p text:style-name="P13"><text:span text:style-name="T166">}</text:span></text:p>
            <text:p text:style-name="P13"><text:span text:style-name="T98"><text:tab/></text:span><text:span text:style-name="T98">result1, result2</text:span><text:span text:style-name="T95"> := </text:span><text:span text:style-name="T97">f4</text:span><text:span text:style-name="T223">(</text:span><text:span text:style-name="T97">a1, a2</text:span><text:span text:style-name="T223">)</text:span><text:span text:style-name="T94"> </text:span></text:p>
            <text:p text:style-name="P13"><text:span text:style-name="T94"/></text:p>
            <text:p text:style-name="P13"><text:span text:style-name="T95">// функция с переменным списком параметров = variadic function</text:span></text:p>
            <text:p text:style-name="P13"><text:span text:style-name="T171">func </text:span><text:span text:style-name="T222">f5</text:span><text:span text:style-name="T171">(</text:span><text:span text:style-name="T222">p ...Type1</text:span><text:span text:style-name="T171">)</text:span><text:span text:style-name="T222"> </text:span><text:span text:style-name="T98">ReturnType1</text:span><text:span text:style-name="T171"> { </text:span><text:span text:style-name="T95">r </text:span><text:span text:style-name="T98">ReturnType1</text:span><text:span text:style-name="T95">; /* ... */ return r </text:span><text:span text:style-name="T166">}</text:span></text:p>
            <text:p text:style-name="P13"><text:span text:style-name="T95"><text:tab/></text:span><text:span text:style-name="T98">arguments</text:span><text:span text:style-name="T95"> := </text:span><text:span text:style-name="T97">[]siceOfType1Values{v1, v2, v3, v4, v5}</text:span></text:p>
            <text:p text:style-name="P13"><text:span text:style-name="T98"><text:tab/></text:span><text:span text:style-name="T98">result1</text:span><text:span text:style-name="T95"> = </text:span><text:span text:style-name="T98">f5</text:span><text:span text:style-name="T95">(</text:span><text:span text:style-name="T98">arguments</text:span><text:span text:style-name="T95">...</text:span><text:span text:style-name="T223">)</text:span></text:p>
            <text:p text:style-name="P13"><text:span text:style-name="T98"><text:tab/></text:span><text:span text:style-name="T98">result2</text:span><text:span text:style-name="T95"> = </text:span><text:span text:style-name="T98">f5</text:span><text:span text:style-name="T95">(</text:span><text:span text:style-name="T98">a1, a2, a3</text:span><text:span text:style-name="T223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Типы-функции: func type</text:span></text:p>
          </draw:text-box>
        </draw:frame>
        <draw:frame draw:style-name="gr68" draw:text-style-name="P52" draw:layer="layout" svg:width="26.8cm" svg:height="13.108cm" svg:x="0.6cm" svg:y="2.1cm">
          <draw:text-box>
            <text:p text:style-name="P13"><text:span text:style-name="T95">// функция как тип</text:span></text:p>
            <text:p text:style-name="P13"><text:span text:style-name="T95">// </text:span><text:span text:style-name="T171">type</text:span><text:span text:style-name="T95"> </text:span><text:span text:style-name="T98">FuncType</text:span><text:span text:style-name="T95"> func(</text:span><text:span text:style-name="T98">ParamerType1, PT2</text:span><text:span text:style-name="T95">) </text:span><text:span text:style-name="T98">ReturnValueType</text:span></text:p>
            <text:p text:style-name="P13"><text:span text:style-name="T95"><text:tab/></text:span><text:span text:style-name="T95">type </text:span><text:span text:style-name="T98">F1</text:span><text:span text:style-name="T95"> </text:span><text:span text:style-name="T171">func(int, int) int</text:span></text:p>
            <text:p text:style-name="P13"><text:span text:style-name="T95"/></text:p>
            <text:p text:style-name="P13"><text:span text:style-name="T95">// у любой функции есть тип, например: </text:span><text:span text:style-name="T171">func(int, int) int</text:span></text:p>
            <text:p text:style-name="P13"><text:span text:style-name="T95"><text:tab/></text:span><text:span text:style-name="T95">func </text:span><text:span text:style-name="T98">add</text:span><text:span text:style-name="T95">(x, y int) int { return x+y }</text:span></text:p>
            <text:p text:style-name="P13"><text:span text:style-name="T95"/></text:p>
            <text:p text:style-name="P13"><text:span text:style-name="T95">// функция как значение переменной</text:span></text:p>
            <text:p text:style-name="P13"><text:span text:style-name="T95"><text:tab/></text:span><text:span text:style-name="T95">var f0 </text:span><text:span text:style-name="T98">F1</text:span><text:span text:style-name="T95"> = add</text:span></text:p>
            <text:p text:style-name="P13"><text:span text:style-name="T95"><text:tab/></text:span><text:span text:style-name="T95">fn := func() { fmt.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возвращаемое значение</text:span></text:p>
            <text:p text:style-name="P13"><text:span text:style-name="T166"><text:tab/></text:span><text:span text:style-name="T166">func </text:span><text:span text:style-name="T224">returnsFunc</text:span><text:span text:style-name="T166">()</text:span><text:span text:style-name="T97"> F1</text:span><text:span text:style-name="T166"> {</text:span><text:span text:style-name="T223"> return add </text:span><text:span text:style-name="T166">}</text:span></text:p>
            <text:p text:style-name="P13"><text:span text:style-name="T98"><text:tab/></text:span><text:span text:style-name="T98">f1</text:span><text:span text:style-name="T95"> := </text:span><text:span text:style-name="T98">returnsFunc</text:span><text:span text:style-name="T223">()</text:span></text:p>
            <text:p text:style-name="P13"><text:span text:style-name="T223"><text:tab/></text:span><text:span text:style-name="T223">y := </text:span><text:span text:style-name="T97">f1</text:span><text:span text:style-name="T223">(4, 2)</text:span></text:p>
            <text:p text:style-name="P13"><text:span text:style-name="T95"/></text:p>
            <text:p text:style-name="P13"><text:span text:style-name="T95">// функция как параметр</text:span></text:p>
            <text:p text:style-name="P13"><text:span text:style-name="T171"><text:tab/></text:span><text:span text:style-name="T171">func </text:span><text:span text:style-name="T222">receivesFunc</text:span><text:span text:style-name="T171">(</text:span><text:span text:style-name="T95">a, b int, f </text:span><text:span text:style-name="T98">F1</text:span><text:span text:style-name="T171">)</text:span><text:span text:style-name="T95"> (r </text:span><text:span text:style-name="T98">ReturnType</text:span><text:span text:style-name="T95">)</text:span><text:span text:style-name="T171"> {</text:span><text:span text:style-name="T95"> r:= f(a, b); return r </text:span><text:span text:style-name="T171">}</text:span></text:p>
            <text:p text:style-name="P13"><text:span text:style-name="T98"><text:tab/></text:span><text:span text:style-name="T98">sum</text:span><text:span text:style-name="T95"> 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= </text:span><text:span text:style-name="T98">receivesFunc</text:span><text:span text:style-name="T95">(</text:span><text:span text:style-name="T98">21, 21, func(x, y int) int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анонимной функции</text:span></text:p>
            <text:p text:style-name="P13"><text:span text:style-name="T95"><text:tab/></text:span><text:span text:style-name="T171">func() {</text:span><text:span text:style-name="T95"> fmt.Println("lambda") </text:span><text:span text:style-name="T171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Функции: built-in func</text:span></text:p>
          </draw:text-box>
        </draw:frame>
        <draw:frame draw:style-name="gr69" draw:text-style-name="P68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25"><text:tab/></text:span><text:span text:style-name="T104">append</text:span><text:span text:style-name="T225"><text:tab/></text:span><text:span text:style-name="T10">— добавить к коллекции (slice, map)</text:span></text:p>
            <text:p text:style-name="P13"><text:span text:style-name="T8"><text:tab/></text:span><text:span text:style-name="T163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63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26">complex</text:span><text:span text:style-name="T226"><text:tab/></text:span><text:span text:style-name="T10">— создать комплексное число: </text:span><text:span text:style-name="T103">complex(10, 11) == 10 + 11i</text:span></text:p>
            <text:p text:style-name="P13"><text:span text:style-name="T8"><text:tab/></text:span><text:span text:style-name="T163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63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26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63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63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63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63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26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63">recover</text:span><text:span text:style-name="T163"><text:tab/></text:span><text:span text:style-name="T9">— восстановить управление после </text:span><text:span text:style-name="T163">panic</text:span><text:span text:style-name="T9"> (обычно в </text:span><text:span text:style-name="T163">defer</text:span><text:span text:style-name="T9">-функции)</text:span></text:p>
            <text:p text:style-name="P13"><text:span text:style-name="T227"/></text:p>
            <text:p text:style-name="P13"><text:span text:style-name="T227">* struct, array или основные типы — структуры данных, которые не требуют инициалицации при выполнении</text:span></text:p>
            <text:p text:style-name="P13"><text:span text:style-name="T228">** slice, map, channel — структуры данных, которым нужна инициалицация </text:span><text:span text:style-name="T227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етоды: func (t T) f()</text:span></text:p>
          </draw:text-box>
        </draw:frame>
        <draw:frame draw:style-name="gr70" draw:text-style-name="P67" draw:layer="layout" svg:width="26.8cm" svg:height="13.1cm" svg:x="0.6cm" svg:y="2.1cm">
          <draw:text-box>
            <text:p text:style-name="P13"><text:span text:style-name="T229">К любому типу данных можно присоединить поведение с</text:span><text:span text:style-name="T230"> помощью методов:</text:span></text:p>
            <text:p text:style-name="P13"><text:span text:style-name="T231">func </text:span><text:span text:style-name="T232">(</text:span><text:span text:style-name="T233">object</text:span><text:span text:style-name="T232"> </text:span><text:span text:style-name="T233">Type</text:span><text:span text:style-name="T232">)</text:span><text:span text:style-name="T231"> </text:span><text:span text:style-name="T234">method</text:span><text:span text:style-name="T231">(</text:span><text:span text:style-name="T234">parameters</text:span><text:span text:style-name="T231">) { /* body */ }</text:span></text:p>
            <text:p text:style-name="P13"><text:span text:style-name="T210"/></text:p>
            <text:p text:style-name="P13"><text:span text:style-name="T103"><text:tab/></text:span><text:span text:style-name="T103">type </text:span><text:span text:style-name="T235">Temperature</text:span><text:span text:style-name="T103"> float32</text:span></text:p>
            <text:p text:style-name="P13"><text:span text:style-name="T103"><text:tab/></text:span><text:span text:style-name="T103">func (t </text:span><text:span text:style-name="T235">Temperature</text:span><text:span text:style-name="T103">) Celsius() </text:span><text:span text:style-name="T235">Temperature</text:span><text:span text:style-name="T103"> { return (t-32.0)*(5.0/9.0) }</text:span></text:p>
            <text:p text:style-name="P13"><text:span text:style-name="T103"><text:tab/></text:span><text:span text:style-name="T103">var f Temperature = 37.0</text:span></text:p>
            <text:p text:style-name="P13"><text:span text:style-name="T103"><text:tab/></text:span><text:span text:style-name="T103">c := f.Celsius() // 2.777778 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105">Album</text:span><text:span text:style-name="T103"> struct { name, artist string; year, length int; media string }</text:span></text:p>
            <text:p text:style-name="P13"><text:span text:style-name="T16"><text:tab/></text:span><text:span text:style-name="T16">a := </text:span><text:span text:style-name="T162">Album</text:span><text:span text:style-name="T16">{"Pink Floyd", "Dark Side of the Moon", 1973, 44, "катушка 18 см</text:span><text:span text:style-name="T103">"}</text:span></text:p>
            <text:p text:style-name="P13"><text:span text:style-name="T103"/></text:p>
            <text:p text:style-name="P13"><text:span text:style-name="T103"><text:tab/></text:span><text:span text:style-name="T103">type </text:span><text:span text:style-name="T235">TapeRecorder</text:span><text:span text:style-name="T103"> struct {</text:span></text:p>
            <text:p text:style-name="P13"><text:span text:style-name="T103"><text:tab/></text:span><text:span text:style-name="T103"><text:tab/></text:span><text:span text:style-name="T103">Model string</text:span></text:p>
            <text:p text:style-name="P13"><text:span text:style-name="T103"><text:tab/></text:span><text:span text:style-name="T103">}</text:span></text:p>
            <text:p text:style-name="P13"><text:span text:style-name="T103"><text:tab/></text:span><text:span text:style-name="T103">func (r </text:span><text:span text:style-name="T235">TapeRecorder</text:span><text:span text:style-name="T103">) play(a Album) {</text:span></text:p>
            <text:p text:style-name="P13"><text:span text:style-name="T103"><text:tab/></text:span><text:span text:style-name="T103"><text:tab/></text:span><text:span text:style-name="T103">fmt.Printf("Playing album '%s' by '%s' for %d minutes...\n",</text:span></text:p>
            <text:p text:style-name="P13"><text:span text:style-name="T103"><text:tab/></text:span><text:span text:style-name="T103"><text:tab/></text:span><text:span text:style-name="T103">a.name, a.artist, a.length)</text:span></text:p>
            <text:p text:style-name="P13"><text:span text:style-name="T103"><text:tab/></text:span><text:span text:style-name="T103">}</text:span></text:p>
            <text:p text:style-name="P13"><text:span text:style-name="T161"><text:tab/></text:span><text:span text:style-name="T161">recorder := </text:span><text:span text:style-name="T226">TapeRecorder</text:span><text:span text:style-name="T16">{model: "Нота 203-1 стерео</text:span><text:span text:style-name="T103">"}</text:span></text:p>
            <text:p text:style-name="P13"><text:span text:style-name="T103"><text:tab/></text:span><text:span text:style-name="T103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-ориентированное программирование</text:span></text:p>
          </draw:text-box>
        </draw:frame>
        <draw:frame draw:style-name="gr71" draw:text-style-name="P70" draw:layer="layout" svg:width="26.8cm" svg:height="13.1cm" svg:x="0.6cm" svg:y="2.116cm">
          <draw:text-box>
            <text:p text:style-name="P13"><text:span text:style-name="T187">OOP requires very little extra </text:span><text:span text:style-name="T236">programming</text:span><text:span text:style-name="T187"> language support. We only need:</text:span></text:p>
            <text:list text:style-name="L1">
              <text:list-item>
                <text:p text:style-name="P13"><text:span text:style-name="T187">the notion of an Object,</text:span></text:p>
              </text:list-item>
              <text:list-item>
                <text:p text:style-name="P13"><text:span text:style-name="T187">a mechanism to interact with them (Methods),</text:span></text:p>
              </text:list-item>
              <text:list-item>
                <text:p text:style-name="P13"><text:span text:style-name="T187">and support for polymorphism (Interfaces).</text:span></text:p>
              </text:list-item>
            </text:list>
            <text:p text:style-name="P13"><text:span text:style-name="T236">Claim: Data abstraction, encapsulation, and modularity are mechanisms in their own right, not OOP specific, and a modern language (OO or not) should have support for them independently.</text:span></text:p>
            <text:p text:style-name="P13"><text:span text:style-name="T236"/></text:p>
            <text:p text:style-name="P13"><text:span text:style-name="T236">Object-oriented programming in Go:</text:span></text:p>
            <text:p text:style-name="P13"><text:span text:style-name="T236"><text:tab/></text:span><text:span text:style-name="T236">Methods without classes</text:span></text:p>
            <text:p text:style-name="P13"><text:span text:style-name="T236"><text:tab/></text:span><text:span text:style-name="T236">Interfaces without hierarchies</text:span></text:p>
            <text:p text:style-name="P13"><text:span text:style-name="T236"><text:tab/></text:span><text:span text:style-name="T236">Code reuse without inheritance</text:span></text:p>
            <text:p text:style-name="P13"><text:span text:style-name="T236">Specifically:</text:span></text:p>
            <text:list text:continue-numbering="true" text:style-name="L1">
              <text:list-item>
                <text:p text:style-name="P13"><text:span text:style-name="T236">Any value can be an object</text:span></text:p>
              </text:list-item>
              <text:list-item>
                <text:p text:style-name="P13"><text:span text:style-name="T236">Any type can play the role of a class</text:span></text:p>
              </text:list-item>
              <text:list-item>
                <text:p text:style-name="P13"><text:span text:style-name="T236">Methods can be attached to any type</text:span></text:p>
              </text:list-item>
              <text:list-item>
                <text:p text:style-name="P13"><text:span text:style-name="T236">Interfaces implement polymorphism. </text:span></text:p>
              </text:list-item>
            </text:list>
            <text:p text:style-name="P13"><text:span text:style-name="T236">Static (!) dispatch of methods.</text:span></text:p>
            <text:p text:style-name="P13"><text:span text:style-name="T236"/></text:p>
            <text:p text:style-name="P13"><text:span text:style-name="T236">&lt;https://go.dev/talks/2012/goforc.slide#48&gt;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интерфейсы</text:span></text:p>
          </draw:text-box>
        </draw:frame>
        <draw:frame draw:style-name="gr72" draw:text-style-name="P71" draw:layer="layout" svg:width="26.8cm" svg:height="13.1cm" svg:x="0.6cm" svg:y="2.116cm">
          <draw:text-box>
            <text:p text:style-name="P13"><text:span text:style-name="T237">Interfaces</text:span><text:span text:style-name="T238">:</text:span></text:p>
            <text:p text:style-name="P13"><text:span text:style-name="T238"><text:tab/></text:span><text:span text:style-name="T238">An interface defines a set of methods.</text:span></text:p>
            <text:p text:style-name="P13"><text:span text:style-name="T238"><text:tab/></text:span><text:span text:style-name="T238">A type that implements all methods of an interface is said to implement the interface.</text:span></text:p>
            <text:p text:style-name="P13"><text:span text:style-name="T238"><text:tab/></text:span><text:span text:style-name="T238">All types implement the empty interface interface{}.</text:span></text:p>
            <text:p text:style-name="P13"><text:span text:style-name="T238"/></text:p>
            <text:p text:style-name="P13"><text:span text:style-name="T239">type Reader interface {</text:span></text:p>
            <text:p text:style-name="P13"><text:span text:style-name="T239"><text:s text:c="5"/></text:span><text:span text:style-name="T239">Read(p []byte) (n int, err error)</text:span></text:p>
            <text:p text:style-name="P13"><text:span text:style-name="T239">}</text:span></text:p>
            <text:p text:style-name="P13"><text:span text:style-name="T239">type Writer interface {</text:span></text:p>
            <text:p text:style-name="P13"><text:span text:style-name="T239"><text:s text:c="5"/></text:span><text:span text:style-name="T239">Write(p []byte) (n int, err error)</text:span></text:p>
            <text:p text:style-name="P13"><text:span text:style-name="T239">}</text:span></text:p>
            <text:p text:style-name="P13"><text:span text:style-name="T239">type Empty interface{}</text:span></text:p>
            <text:p text:style-name="P13"><text:span text:style-name="T239"/></text:p>
            <text:p text:style-name="P13"><text:span text:style-name="T237">Dynamic dispatch</text:span></text:p>
            <text:p text:style-name="P13"><text:span text:style-name="T239"><text:s text:c="4"/></text:span><text:span text:style-name="T239">type Stringer interface {</text:span></text:p>
            <text:p text:style-name="P13"><text:span text:style-name="T239"><text:s text:c="8"/></text:span><text:span text:style-name="T239">String() string</text:span></text:p>
            <text:p text:style-name="P13"><text:span text:style-name="T239"><text:s text:c="4"/></text:span><text:span text:style-name="T239">}</text:span></text:p>
            <text:p text:style-name="P13"><text:span text:style-name="T239"><text:s text:c="4"/></text:span><text:span text:style-name="T239">var v Stringer</text:span></text:p>
            <text:p text:style-name="P13"><text:span text:style-name="T239"><text:s text:c="4"/></text:span><text:span text:style-name="T239">var corner = Point{1, 1}</text:span></text:p>
            <text:p text:style-name="P13"><text:span text:style-name="T239"><text:s text:c="4"/></text:span><text:span text:style-name="T239">var boiling = Celsius(100)</text:span></text:p>
            <text:p text:style-name="P13"><text:span text:style-name="T239"/></text:p>
            <text:p text:style-name="P13"><text:span text:style-name="T239"><text:s text:c="4"/></text:span><text:span text:style-name="T239">v = corner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9"/></text:p>
            <text:p text:style-name="P13"><text:span text:style-name="T239"><text:s text:c="4"/></text:span><text:span text:style-name="T239">v = boiling.ToFahrenheit()</text:span></text:p>
            <text:p text:style-name="P13"><text:span text:style-name="T239"><text:s text:c="4"/></text:span><text:span text:style-name="T239">fmt.Println(v.String()) // dynamic dispatch</text:span></text:p>
            <text:p text:style-name="P13"><text:span text:style-name="T239"><text:s text:c="4"/></text:span><text:span text:style-name="T239">fmt.Println(v)</text:span></text:p>
            <text:p text:style-name="P13"><text:span text:style-name="T238">A value (here: corner, boiling) of a type (Point, Celsius) that implements an interface (Stringer) can be assigned to a variable (v) of that interface typ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ОП: </text:span></text:p>
          </draw:text-box>
        </draw:frame>
        <draw:frame draw:style-name="gr73" draw:text-style-name="P72" draw:layer="layout" svg:width="26.8cm" svg:height="13.1cm" svg:x="0.6cm" svg:y="2.116cm">
          <draw:text-box>
            <text:p text:style-name="P13"><text:span text:style-name="T237">Composition and chaining</text:span></text:p>
            <text:p text:style-name="P13"><text:span text:style-name="T238">Typically, interfaces are small (1-3 methods).</text:span></text:p>
            <text:p text:style-name="P13"><text:span text:style-name="T238"/></text:p>
            <text:p text:style-name="P13"><text:span text:style-name="T238">Pervasive use of key interfaces in the standard library make it easy to chain APIs together.</text:span></text:p>
            <text:p text:style-name="P13"><text:span text:style-name="T238"/></text:p>
            <text:p text:style-name="P13"><text:span text:style-name="T238">package io</text:span></text:p>
            <text:p text:style-name="P13"><text:span text:style-name="T238">func Copy(dst Writer, src Reader) (int64, error)</text:span></text:p>
            <text:p text:style-name="P13"><text:span text:style-name="T238">The io.Copy function copies by reading from any Reader and writing to any Writer.</text:span></text:p>
            <text:p text:style-name="P13"><text:span text:style-name="T238"/></text:p>
            <text:p text:style-name="P13"><text:span text:style-name="T238">Interfaces are often introduced ad-hoc, and after the fact.</text:span></text:p>
            <text:p text:style-name="P13"><text:span text:style-name="T238"/></text:p>
            <text:p text:style-name="P13"><text:span text:style-name="T238">There is no explicit hierarchy and thus no need to design one!</text:span></text:p>
            <text:p text:style-name="P13"><text:span text:style-name="T238"/></text:p>
            <text:p text:style-name="P13"><text:span text:style-name="T237">Interfaces in practice</text:span></text:p>
            <text:p text:style-name="P13"><text:span text:style-name="T238">Methods on any types and ad hoc interfaces make for a light-weight OO programming style.</text:span></text:p>
            <text:p text:style-name="P13"><text:span text:style-name="T238"/></text:p>
            <text:p text:style-name="P13"><text:span text:style-name="T238">Go interfaces enable post-facto abstraction.</text:span></text:p>
            <text:p text:style-name="P13"><text:span text:style-name="T238"/></text:p>
            <text:p text:style-name="P13"><text:span text:style-name="T238">No explicit type hierarchies.</text:span></text:p>
            <text:p text:style-name="P13"><text:span text:style-name="T238"/></text:p>
            <text:p text:style-name="P13"><text:span text:style-name="T238">"Plug'n play" in a type-safe wa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type struct + func </text:span></text:p>
          </draw:text-box>
        </draw:frame>
        <draw:frame draw:style-name="gr74" draw:text-style-name="P50" draw:layer="layout" svg:width="26.8cm" svg:height="13.1cm" svg:x="0.6cm" svg:y="2.1cm">
          <draw:text-box>
            <text:p text:style-name="P13"><text:span text:style-name="T16">// 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«Object- but not type-oriented» -- </text:span><text:span text:style-name="T162">D.Griesmer</text:span></text:p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6">type </text:span><text:span text:style-name="T162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3"> помощью методов:</text:span></text:p>
            <text:p text:style-name="P13"><text:span text:style-name="T103">func (u </text:span><text:span text:style-name="T105">User</text:span><text:span text:style-name="T103">) Login() string { return u.login }</text:span></text:p>
            <text:p text:style-name="P13"><text:span text:style-name="T103">func (u </text:span><text:span text:style-name="T105">User</text:span><text:span text:style-name="T103">) Email() string { return u.email }</text:span></text:p>
            <text:p text:style-name="P13"><text:span text:style-name="T103">func (u *User) SetEmail(mailbox string ) { u.email = mailbox }</text:span></text:p>
            <text:p text:style-name="P13"><text:span text:style-name="T103"><text:tab/></text:span><text:span text:style-name="T103">// Это не конструктор, а просто обычная функция,которую назвали New</text:span></text:p>
            <text:p text:style-name="P13"><text:span text:style-name="T103">func New(l, e string) (u User) { u = User{login: l, email: e}; return u }</text:span></text:p>
            <text:p text:style-name="P13"><text:span text:style-name="T103"/></text:p>
            <text:p text:style-name="P13"><text:span text:style-name="T104">package main</text:span></text:p>
            <text:p text:style-name="P13"><text:span text:style-name="T16">import </text:span><text:span text:style-name="T103">"github.com/mike-shock/go/sample/oop/</text:span><text:span text:style-name="T104">user</text:span><text:span text:style-name="T103">"</text:span></text:p>
            <text:p text:style-name="P13"><text:span text:style-name="T103">func main() {</text:span></text:p>
            <text:p text:style-name="P13"><text:span text:style-name="T103"><text:tab/></text:span><text:span text:style-name="T103">mike := </text:span><text:span text:style-name="T104">user</text:span><text:span text:style-name="T103">.New("mshock", "mshock@caiman-club.org")</text:span></text:p>
            <text:p text:style-name="P13"><text:span text:style-name="T103"><text:tab/></text:span><text:span text:style-name="T103">mike.SetEmail("</text:span><text:span text:style-name="T103"><text:a xlink:href="mailto:librarian@caiman-club.org" xlink:type="simple">librarian@caiman-club.org</text:a></text:span><text:span text:style-name="T103">") // static dispatch of methods</text:span></text:p>
            <text:p text:style-name="P13"><text:span text:style-name="T103"><text:tab/></text:span><text:span text:style-name="T103">fmt.Printf("'%v' '%v'\n", mike.Login(), mike.Email())</text:span></text:p>
            <text:p text:style-name="P13"><text:span text:style-name="T103">}</text:span><text:span text:style-name="T103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Объектное программирование: composition</text:span></text:p>
          </draw:text-box>
        </draw:frame>
        <draw:frame draw:style-name="gr75" draw:text-style-name="P73" draw:layer="layout" svg:width="26.8cm" svg:height="13.1cm" svg:x="0.6cm" svg:y="2.1cm">
          <draw:text-box>
            <text:p text:style-name="P13"><text:span text:style-name="T240">package user</text:span></text:p>
            <text:p text:style-name="P13"><text:span text:style-name="T241"/></text:p>
            <text:p text:style-name="P13"><text:span text:style-name="T241">type </text:span><text:span text:style-name="T242">UserRole</text:span><text:span text:style-name="T241"> struct {</text:span></text:p>
            <text:p text:style-name="P13"><text:span text:style-name="T241"><text:tab/></text:span><text:span text:style-name="T241">name string</text:span></text:p>
            <text:p text:style-name="P13"><text:span text:style-name="T241"><text:tab/></text:span><text:span text:style-name="T241">id <text:s text:c="2"/>int</text:span></text:p>
            <text:p text:style-name="P13"><text:span text:style-name="T241">}</text:span></text:p>
            <text:p text:style-name="P13"><text:span text:style-name="T241">func (r </text:span><text:span text:style-name="T242">UserRole</text:span><text:span text:style-name="T241">) </text:span><text:span text:style-name="T240">Role</text:span><text:span text:style-name="T241">() string { return r.name }</text:span></text:p>
            <text:p text:style-name="P13"><text:span text:style-name="T241"/></text:p>
            <text:p text:style-name="P13"><text:span text:style-name="T241">type </text:span><text:span text:style-name="T243">User</text:span><text:span text:style-name="T241"> struct { // struct embedding</text:span></text:p>
            <text:p text:style-name="P13"><text:span text:style-name="T241"><text:tab/></text:span><text:span text:style-name="T241">login string</text:span></text:p>
            <text:p text:style-name="P13"><text:span text:style-name="T241"><text:tab/></text:span><text:span text:style-name="T241">email string</text:span></text:p>
            <text:p text:style-name="P13"><text:span text:style-name="T241"><text:tab/></text:span><text:span text:style-name="T242">UserRole</text:span><text:span text:style-name="T242"><text:tab/></text:span><text:span text:style-name="T242"><text:tab/></text:span><text:span text:style-name="T241">// composition via struct embedding: описать anonymous field как имя типа</text:span></text:p>
            <text:p text:style-name="P13"><text:span text:style-name="T241">}</text:span></text:p>
            <text:p text:style-name="P13"><text:span text:style-name="T241">func New(l, e string) (u User) {</text:span></text:p>
            <text:p text:style-name="P13"><text:span text:style-name="T241"><text:tab/></text:span><text:span text:style-name="T241">u = User{login: l, email: e, </text:span><text:span text:style-name="T242">UserRole</text:span><text:span text:style-name="T241">: </text:span><text:span text:style-name="T243">DefaultUserRole</text:span><text:span text:style-name="T241">()}</text:span></text:p>
            <text:p text:style-name="P13"><text:span text:style-name="T241"><text:tab/></text:span><text:span text:style-name="T241">return u</text:span></text:p>
            <text:p text:style-name="P13"><text:span text:style-name="T241">}</text:span></text:p>
            <text:p text:style-name="P13"><text:span text:style-name="T241">//////////////////////////////////////////////////////////////////////////////////</text:span></text:p>
            <text:p text:style-name="P13"><text:span text:style-name="T240">package main</text:span></text:p>
            <text:p text:style-name="P13"><text:span text:style-name="T241"/></text:p>
            <text:p text:style-name="P13"><text:span text:style-name="T244">func main() {</text:span></text:p>
            <text:p text:style-name="P13"><text:span text:style-name="T244"><text:tab/></text:span><text:span text:style-name="T244">vlad := user.New("pirogov", "chairman@caiman-club.org")</text:span></text:p>
            <text:p text:style-name="P13"><text:span text:style-name="T244"/></text:p>
            <text:p text:style-name="P13"><text:span text:style-name="T241"><text:tab/></text:span><text:span text:style-name="T241">fmt.Printf("'%v' '%v' </text:span><text:span text:style-name="T244">'%v'\n", vlad.Login(), vlad.Email(), vlad.</text:span><text:span text:style-name="T245">Role</text:span><text:span text:style-name="T244">())</text:span></text:p>
            <text:p text:style-name="P13"><text:span text:style-name="T244">}</text:span></text:p>
            <text:p text:style-name="P13"><text:span text:style-name="T241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6" draw:text-style-name="P14" draw:layer="layout" svg:width="26.8cm" svg:height="13.1cm" svg:x="0.6cm" svg:y="2.115cm">
          <draw:text-box>
            <text:p text:style-name="P18"><text:span text:style-name="T206">interface</text:span><text:span text:style-name="T205"> – это абстрактный тип данных для описания поведения: описывает набор функций (set of method signatures):</text:span></text:p>
            <text:p text:style-name="P13"><text:span text:style-name="T205"/></text:p>
            <text:p text:style-name="P13"><text:span text:style-name="T205"><text:tab/></text:span><text:span text:style-name="T205">type </text:span><text:span text:style-name="T207">Messenger</text:span><text:span text:style-name="T205"> </text:span><text:span text:style-name="T206">interface</text:span><text:span text:style-name="T205"> <text:s/>{</text:span><text:span text:style-name="T205"><text:tab/></text:span><text:span text:style-name="T205"><text:tab/></text:span><text:span text:style-name="T205"><text:tab/></text:span><text:span text:style-name="T205">// Basic interface</text:span></text:p>
            <text:p text:style-name="P13"><text:span text:style-name="T205"><text:tab/></text:span><text:span text:style-name="T205"><text:tab/></text:span><text:span text:style-name="T208">Send</text:span><text:span text:style-name="T205">(message string) error</text:span></text:p>
            <text:p text:style-name="P13"><text:span text:style-name="T205"><text:tab/></text:span><text:span text:style-name="T205"><text:tab/></text:span><text:span text:style-name="T208">Receive</text:span><text:span text:style-name="T205">() string</text:span></text:p>
            <text:p text:style-name="P13"><text:span text:style-name="T205"><text:tab/></text:span><text:span text:style-name="T205">}</text:span></text:p>
            <text:p text:style-name="P13"><text:span text:style-name="T95"/></text:p>
            <text:p text:style-name="P13"><text:span text:style-name="T191"><text:tab/></text:span><text:span text:style-name="T191">var icq, skype, whatsapp, viber, signal, discord </text:span><text:span text:style-name="T198">Messenger</text:span><text:span text:style-name="T191"> <text:s/></text:span></text:p>
            <text:p text:style-name="P13"><text:span text:style-name="T191">// Объявлены переменные абстрактного типа, которым можно присваивать значения типов,</text:span></text:p>
            <text:p text:style-name="P13"><text:span text:style-name="T191">// соответствующих контракту (интерфейсу);</text:span></text:p>
            <text:p text:style-name="P13"><text:span text:style-name="T191">// но пока у них нет конкретного типа (реализации), а значение = nil</text:span></text:p>
            <text:p text:style-name="P13"><text:span text:style-name="T191"/></text:p>
            <text:p text:style-name="P13"><text:span text:style-name="T191">// Конкретный тип будет </text:span><text:span text:style-name="T198">неявно</text:span><text:span text:style-name="T191"> соответствовать ранее описанному <text:s/>интерфейсу,</text:span></text:p>
            <text:p text:style-name="P13"><text:span text:style-name="T191">// если реализует все методы этого интерфейса</text:span></text:p>
            <text:p text:style-name="P13"><text:span text:style-name="T191"><text:tab/></text:span><text:span text:style-name="T191">type </text:span><text:span text:style-name="T198">Telegram</text:span><text:span text:style-name="T191"> struct { }</text:span><text:span text:style-name="T191"><text:tab/></text:span><text:span text:style-name="T191"><text:tab/></text:span><text:span text:style-name="T191"> 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Send</text:span><text:span text:style-name="T191">(m string) (e error) { e = telegram.send(m); return err }</text:span></text:p>
            <text:p text:style-name="P13"><text:span text:style-name="T191"><text:tab/></text:span><text:span text:style-name="T191">func (t </text:span><text:span text:style-name="T198">Telegram</text:span><text:span text:style-name="T191">) </text:span><text:span text:style-name="T246">Receive</text:span><text:span text:style-name="T191">() (m string) { m = telegram.receive(); return m }</text:span></text:p>
            <text:p text:style-name="P13"><text:span text:style-name="T191"/></text:p>
            <text:p text:style-name="P13"><text:span text:style-name="T191">// у абстрактного типа </text:span><text:span text:style-name="T198">динамически</text:span><text:span text:style-name="T191"> появляется конкретный тип (underlying type) и значение</text:span></text:p>
            <text:p text:style-name="P13"><text:span text:style-name="T191"><text:tab/></text:span><text:span text:style-name="T191">var telegram </text:span><text:span text:style-name="T198">Messenger</text:span><text:span text:style-name="T191"> = </text:span><text:span text:style-name="T198">Telegram</text:span><text:span text:style-name="T191">{}</text:span></text:p>
            <text:p text:style-name="P13"><text:span text:style-name="T191"><text:tab/></text:span><text:span text:style-name="T191">telegram.Send(</text:span><text:span text:style-name="T201">"Интерфейсы в Go"</text:span><text:span text:style-name="T191">)</text:span><text:span text:style-name="T191"><text:tab/></text:span><text:span text:style-name="T191"><text:tab/></text:span><text:span text:style-name="T191"><text:tab/></text:span><text:span text:style-name="T191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77" draw:text-style-name="P14" draw:layer="layout" svg:width="26.8cm" svg:height="12.986cm" svg:x="0.6cm" svg:y="2.115cm">
          <draw:text-box>
            <text:p text:style-name="P13"><text:span text:style-name="T205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6">File</text:span><text:span text:style-name="T163"> interface{ </text:span></text:p>
            <text:p text:style-name="P13"><text:span text:style-name="T16"><text:tab/></text:span><text:span text:style-name="T16"><text:tab/></text:span><text:span text:style-name="T162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">type </text:span><text:span text:style-name="T162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Read(b []byte) (int, error)</text:span></text:p>
            <text:p text:style-name="P13"><text:span text:style-name="T16"><text:tab/></text:span><text:span text:style-name="T16">}</text:span></text:p>
            <text:p text:style-name="P13"><text:span text:style-name="T16"><text:tab/></text:span><text:span text:style-name="T16">type </text:span><text:span text:style-name="T162">Writer</text:span><text:span text:style-name="T16"> interface {</text:span></text:p>
            <text:p text:style-name="P13"><text:span text:style-name="T16"><text:s text:c="4"/></text:span><text:span text:style-name="T16"><text:tab/></text:span><text:span text:style-name="T16">Write([]byte) (int, error)</text:span></text:p>
            <text:p text:style-name="P13"><text:span text:style-name="T205"><text:tab/></text:span><text:span text:style-name="T205">}</text:span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16"><text:tab/></text:span><text:span text:style-name="T16">type </text:span><text:span text:style-name="T162">Telegram</text:span><text:span text:style-name="T16"> struct {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2">Read</text:span><text:span text:style-name="T95">(b</text:span><text:span text:style-name="T16"> []byte) (int, error)</text:span><text:span text:style-name="T95"> { return 0, nil }</text:span></text:p>
            <text:p text:style-name="P13"><text:span text:style-name="T163"/></text:p>
            <text:p text:style-name="P13"><text:span text:style-name="T205">// </text:span><text:span text:style-name="T206">any == </text:span><text:span text:style-name="T205">пустой интерфейс</text:span></text:p>
            <text:p text:style-name="P13"><text:span text:style-name="T163"><text:tab/></text:span><text:span text:style-name="T163">type </text:span><text:span text:style-name="T162">AnyTypeSatisfyMe</text:span><text:span text:style-name="T163"> interface{}</text:span><text:span text:style-name="T16"> // ему соответствует объект любого тип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8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5">type </text:span><text:span text:style-name="T172">Flyer</text:span><text:span text:style-name="T95"> interface { </text:span><text:span text:style-name="T172">fly</text:span><text:span text:style-name="T247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47">// все типы, которые реализуют метод fly(), будут соответствовать типу </text:span><text:span text:style-name="T172">Flyer</text:span></text:p>
            <text:p text:style-name="P13"><text:span text:style-name="T95"/></text:p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72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<text:s text:c="4"/></text:span><text:span text:style-name="T95">return "flying..."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98">Swimmer</text:span><text:span text:style-name="T95"> interface { </text:span><text:span text:style-name="T98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98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72">fly</text:span><text:span text:style-name="T247">()</text:span><text:span text:style-name="T95"> string { return "I can fly under water!" } // двум интерфейсам</text:span></text:p>
            <text:p text:style-name="P13"><text:span text:style-name="T95"/></text:p>
            <text:p text:style-name="P13"><text:span text:style-name="T95"><text:tab/></text:span><text:span text:style-name="T95">var s = </text:span><text:span text:style-name="T248">Bird</text:span><text:span text:style-name="T95">{"</text:span><text:span text:style-name="T249">Sparrow</text:span><text:span text:style-name="T95">"}</text:span></text:p>
            <text:p text:style-name="P13"><text:span text:style-name="T95"><text:tab/></text:span><text:span text:style-name="T95">var p = </text:span><text:span text:style-name="T248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72">Flyer</text:span><text:span text:style-name="T95">{s, p, Bird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247">fly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9" draw:text-style-name="P14" draw:layer="layout" svg:width="26.8cm" svg:height="13.1cm" svg:x="0.6cm" svg:y="2.1cm">
          <draw:text-box>
            <text:p text:style-name="P13"><text:span text:style-name="T205">Интерфейсные типы также могут описывать ограничения (constraints):</text:span></text:p>
            <text:p text:style-name="P13"><text:span text:style-name="T206"/></text:p>
            <text:p text:style-name="P13"><text:span text:style-name="T163">type </text:span><text:span text:style-name="T162">Numeric</text:span><text:span text:style-name="T163"> interface {</text:span><text:span text:style-name="T16"> // non-basic: has a type set (union) </text:span></text:p>
            <text:p text:style-name="P13"><text:span text:style-name="T163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63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63">type</text:span><text:span text:style-name="T16"> </text:span><text:span text:style-name="T162">SpecialNumber</text:span><text:span text:style-name="T16"> </text:span><text:span text:style-name="T163">interface {</text:span></text:p>
            <text:p text:style-name="P13"><text:span text:style-name="T16"><text:s text:c="4"/></text:span><text:span text:style-name="T162">Number</text:span></text:p>
            <text:p text:style-name="P13"><text:span text:style-name="T16"><text:s text:c="4"/></text:span><text:span text:style-name="T162">IsSpecial</text:span><text:span text:style-name="T16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6"> </text:span><text:span text:style-name="T162">ComaprableTypes</text:span><text:span text:style-name="T16"> </text:span><text:span text:style-name="T163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62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80" draw:text-style-name="P74" draw:layer="layout" svg:width="26.8cm" svg:height="13.156cm" svg:x="0.7cm" svg:y="2.1cm">
          <draw:text-box>
            <text:p text:style-name="P13"><text:span text:style-name="T154">// чтобы отсортировать список, нужно 3 функции</text:span></text:p>
            <text:p text:style-name="P13"><text:span text:style-name="T154">type </text:span><text:span text:style-name="T250">sortable</text:span><text:span text:style-name="T154"> interface {</text:span></text:p>
            <text:p text:style-name="P13"><text:span text:style-name="T154"><text:tab/></text:span><text:span text:style-name="T251">LessEqual</text:span><text:span text:style-name="T154">(i, j int) bool</text:span><text:span text:style-name="T154"><text:tab/></text:span><text:span text:style-name="T154"><text:tab/></text:span><text:span text:style-name="T154">// сравнить элементы</text:span></text:p>
            <text:p text:style-name="P13"><text:span text:style-name="T154"><text:tab/></text:span><text:span text:style-name="T251">Len</text:span><text:span text:style-name="T154">() int</text:span><text:span text:style-name="T154"><text:tab/></text:span><text:span text:style-name="T154"><text:tab/></text:span><text:span text:style-name="T154"><text:tab/></text:span><text:span text:style-name="T154"><text:tab/></text:span><text:span text:style-name="T154"><text:tab/></text:span><text:span text:style-name="T154">// узнать длину списка</text:span></text:p>
            <text:p text:style-name="P13"><text:span text:style-name="T154"><text:tab/></text:span><text:span text:style-name="T251">Swap</text:span><text:span text:style-name="T154">(i, j int)</text:span><text:span text:style-name="T154"><text:tab/></text:span><text:span text:style-name="T154"><text:tab/></text:span><text:span text:style-name="T154"><text:tab/></text:span><text:span text:style-name="T154"><text:tab/></text:span><text:span text:style-name="T154">// поменять элементы местами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</text:span><text:span text:style-name="T251">ListOfIntegers</text:span><text:span text:style-name="T154"> []int</text:span></text:p>
            <text:p text:style-name="P13"><text:span text:style-name="T154">func (l ListOfIntegers) </text:span><text:span text:style-name="T251">LessEqual</text:span><text:span text:style-name="T154">(i, j int) bool { return l[i] &lt;= l[j] }</text:span></text:p>
            <text:p text:style-name="P13"><text:span text:style-name="T154">func (l ListOfIntegers) </text:span><text:span text:style-name="T251">Len</text:span><text:span text:style-name="T154">() int { return len(l) }</text:span></text:p>
            <text:p text:style-name="P13"><text:span text:style-name="T154">func (l ListOfIntegers) </text:span><text:span text:style-name="T251">Swap</text:span><text:span text:style-name="T154">(i, j int) { l[i], l[j] = l[j], l[i]; return }</text:span></text:p>
            <text:p text:style-name="P13"><text:span text:style-name="T154"/></text:p>
            <text:p text:style-name="P13"><text:span text:style-name="T154">func sortIntegers() {</text:span></text:p>
            <text:p text:style-name="P13"><text:span text:style-name="T154"><text:tab/></text:span><text:span text:style-name="T154">ints := ListOfIntegers{123, 789, 234, 987, 345, 890, 567, 678, 456, 876, 765, 654, 543, 432, 321}</text:span></text:p>
            <text:p text:style-name="P13"><text:span text:style-name="T154"><text:tab/></text:span><text:span text:style-name="T252">QuickSort(ints, true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type vampires []vampire</text:span></text:p>
            <text:p text:style-name="P13"><text:span text:style-name="T154">type vampire struct {</text:span></text:p>
            <text:p text:style-name="P13"><text:span text:style-name="T154"><text:tab/></text:span><text:span text:style-name="T154">name <text:s text:c="8"/>string</text:span></text:p>
            <text:p text:style-name="P13"><text:span text:style-name="T154"><text:tab/></text:span><text:span text:style-name="T154">prefersWomen bool</text:span></text:p>
            <text:p text:style-name="P13"><text:span text:style-name="T154"><text:tab/></text:span><text:span text:style-name="T154">killCount <text:s text:c="3"/>int</text:span></text:p>
            <text:p text:style-name="P13"><text:span text:style-name="T154">}</text:span></text:p>
            <text:p text:style-name="P13"><text:span text:style-name="T154">func (v vampires) </text:span><text:span text:style-name="T251">LessEqual</text:span><text:span text:style-name="T154">(i, j int) bool { return v[i].killCount &lt;= v[j].killCount }</text:span></text:p>
            <text:p text:style-name="P13"><text:span text:style-name="T154">func (v vampires) </text:span><text:span text:style-name="T251">Len</text:span><text:span text:style-name="T154">() int { return len(v) }</text:span></text:p>
            <text:p text:style-name="P13"><text:span text:style-name="T154">func (v vampires) </text:span><text:span text:style-name="T251">Swap</text:span><text:span text:style-name="T154">(i, j int) { v[i], v[j] = v[j], v[i] }</text:span></text:p>
            <text:p text:style-name="P13"><text:span text:style-name="T154"/></text:p>
            <text:p text:style-name="P13"><text:span text:style-name="T154">var vampz vampires = vampires{vampire{"Dracula", true, 100001}, </text:span><text:span text:style-name="T154"><text:tab/></text:span><text:span text:style-name="T154">vampire{"Sava Savanović", false, 3}}</text:span></text:p>
            <text:p text:style-name="P13"><text:span text:style-name="T154">// </text:span><text:span text:style-name="T252">QuickSort(vampz, false)</text:span></text:p>
          </draw:text-box>
        </draw:frame>
        <draw:frame draw:style-name="gr81" draw:text-style-name="P75" draw:layer="layout" svg:width="19cm" svg:height="3.366cm" svg:x="8.6cm" svg:y="8.714cm">
          <draw:text-box>
            <text:p text:style-name="P13"><text:span text:style-name="T154">func </text:span><text:span text:style-name="T252">QuickSort(s </text:span><text:span text:style-name="T253">sortable</text:span><text:span text:style-name="T252">, isAscending bool)</text:span><text:span text:style-name="T154"> {</text:span></text:p>
            <text:p text:style-name="P13"><text:span text:style-name="T154"><text:tab/></text:span><text:span text:style-name="T154">sort(s, 0, s.</text:span><text:span text:style-name="T251">Len</text:span><text:span text:style-name="T154">()-1, isAscending)</text:span></text:p>
            <text:p text:style-name="P13"><text:span text:style-name="T154">}</text:span></text:p>
            <text:p text:style-name="P13"><text:span text:style-name="T154"/></text:p>
            <text:p text:style-name="P13"><text:span text:style-name="T154">func sort(s </text:span><text:span text:style-name="T254">sortable</text:span><text:span text:style-name="T154">, start, end int, isAscending bool) { /* ... */ }</text:span></text:p>
            <text:p text:style-name="P13"><text:span text:style-name="T154"/></text:p>
            <text:p text:style-name="P13"><text:span text:style-name="T154">func partition(s </text:span><text:span text:style-name="T254">sortable</text:span><text:span text:style-name="T154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82" draw:text-style-name="P70" draw:layer="layout" svg:width="26.8cm" svg:height="12.9cm" svg:x="0.6cm" svg:y="2.1cm">
          <draw:text-box>
            <text:p text:style-name="P13"><text:span text:style-name="T241">func </text:span><text:span text:style-name="T255">QuickSort(s </text:span><text:span text:style-name="T256">sortable</text:span><text:span text:style-name="T255">, isAscending bool)</text:span><text:span text:style-name="T241"> {</text:span></text:p>
            <text:p text:style-name="P13"><text:span text:style-name="T241"><text:tab/></text:span><text:span text:style-name="T241">sort(s, 0, s.</text:span><text:span text:style-name="T243">Len</text:span><text:span text:style-name="T241">()-1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sort(s </text:span><text:span text:style-name="T240">sortable</text:span><text:span text:style-name="T241">, start, end int, isAscending bool) {</text:span></text:p>
            <text:p text:style-name="P13"><text:span text:style-name="T241"><text:tab/></text:span><text:span text:style-name="T241">if start &gt;= end {</text:span></text:p>
            <text:p text:style-name="P13"><text:span text:style-name="T241"><text:tab/></text:span><text:span text:style-name="T241"><text:tab/></text:span><text:span text:style-name="T241">return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pivot := partition(s, start, end, isAscending)</text:span></text:p>
            <text:p text:style-name="P13"><text:span text:style-name="T241"><text:tab/></text:span><text:span text:style-name="T241">sort(s, start, pivot-1, isAscending)</text:span></text:p>
            <text:p text:style-name="P13"><text:span text:style-name="T241"><text:tab/></text:span><text:span text:style-name="T241">sort(s, pivot+1, end, isAscending)</text:span></text:p>
            <text:p text:style-name="P13"><text:span text:style-name="T241">}</text:span></text:p>
            <text:p text:style-name="P13"><text:span text:style-name="T241"/></text:p>
            <text:p text:style-name="P13"><text:span text:style-name="T241">func partition(s </text:span><text:span text:style-name="T240">sortable</text:span><text:span text:style-name="T241">, start, end int, isAscending bool) int {</text:span></text:p>
            <text:p text:style-name="P13"><text:span text:style-name="T241"><text:tab/></text:span><text:span text:style-name="T241">pivot := end</text:span></text:p>
            <text:p text:style-name="P13"><text:span text:style-name="T241"><text:tab/></text:span><text:span text:style-name="T241">partitionIndex := start</text:span></text:p>
            <text:p text:style-name="P13"><text:span text:style-name="T241"><text:tab/></text:span><text:span text:style-name="T241">for current := start; current &lt; end; current++ {</text:span></text:p>
            <text:p text:style-name="P13"><text:span text:style-name="T241"><text:tab/></text:span><text:span text:style-name="T241"><text:tab/></text:span><text:span text:style-name="T241">if (isAscending &amp;&amp; s.</text:span><text:span text:style-name="T243">LessEqual</text:span><text:span text:style-name="T241">(current, pivot)) || </text:span></text:p>
            <text:p text:style-name="P13"><text:span text:style-name="T241"><text:s text:c="14"/></text:span><text:span text:style-name="T241">(!isAscending &amp;&amp; !s.</text:span><text:span text:style-name="T243">LessEqual</text:span><text:span text:style-name="T241">(current, pivot)) {</text:span></text:p>
            <text:p text:style-name="P13"><text:span text:style-name="T241"><text:tab/></text:span><text:span text:style-name="T241"><text:tab/></text:span><text:span text:style-name="T241"><text:tab/></text:span><text:span text:style-name="T241">s.Swap(current, partitionIndex)</text:span></text:p>
            <text:p text:style-name="P13"><text:span text:style-name="T241"><text:tab/></text:span><text:span text:style-name="T241"><text:tab/></text:span><text:span text:style-name="T241"><text:tab/></text:span><text:span text:style-name="T241">partitionIndex++</text:span></text:p>
            <text:p text:style-name="P13"><text:span text:style-name="T241"><text:tab/></text:span><text:span text:style-name="T241"><text:tab/></text:span><text:span text:style-name="T241">}</text:span></text:p>
            <text:p text:style-name="P13"><text:span text:style-name="T241"><text:tab/></text:span><text:span text:style-name="T241">}</text:span></text:p>
            <text:p text:style-name="P13"><text:span text:style-name="T241"><text:tab/></text:span><text:span text:style-name="T241">s.</text:span><text:span text:style-name="T243">Swap</text:span><text:span text:style-name="T241">(partitionIndex, pivot)</text:span></text:p>
            <text:p text:style-name="P13"><text:span text:style-name="T241"><text:tab/></text:span><text:span text:style-name="T241">return partitionIndex</text:span></text:p>
            <text:p text:style-name="P13"><text:span text:style-name="T24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83" draw:text-style-name="P66" draw:layer="layout" svg:width="26.8cm" svg:height="13.237cm" svg:x="0.6cm" svg:y="2.1cm">
          <draw:text-box>
            <text:p text:style-name="P13"><text:span text:style-name="T95">// Generics описываются с помощью ограничений (constraints) на обобщённый тип в функции:</text:span></text:p>
            <text:p text:style-name="P13"><text:span text:style-name="T171"/></text:p>
            <text:p text:style-name="P13"><text:span text:style-name="T191">func </text:span><text:span text:style-name="T198">Fir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// пустой результат и ошибка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0], err</text:span><text:span text:style-name="T191"><text:tab/></text:span><text:span text:style-name="T191">// 1-й элемент и nil (ошибки нет)</text:span></text:p>
            <text:p text:style-name="P13"><text:span text:style-name="T191">}</text:span></text:p>
            <text:p text:style-name="P13"><text:span text:style-name="T191">func </text:span><text:span text:style-name="T198">Last</text:span><text:span text:style-name="T257">[T any]</text:span><text:span text:style-name="T191">(a </text:span><text:span text:style-name="T257">[]T</text:span><text:span text:style-name="T191">) (result </text:span><text:span text:style-name="T257">T</text:span><text:span text:style-name="T191">, err error) {</text:span></text:p>
            <text:p text:style-name="P13"><text:span text:style-name="T191"><text:tab/></text:span><text:span text:style-name="T191">if len(a) == 0 {</text:span></text:p>
            <text:p text:style-name="P13"><text:span text:style-name="T191"><text:tab/></text:span><text:span text:style-name="T191"><text:tab/></text:span><text:span text:style-name="T191">return result, errors.New("Slice is empty!") <text:s/></text:span></text:p>
            <text:p text:style-name="P13"><text:span text:style-name="T191"><text:tab/></text:span><text:span text:style-name="T191">}</text:span></text:p>
            <text:p text:style-name="P13"><text:span text:style-name="T191"><text:tab/></text:span><text:span text:style-name="T191">return a[len(a)-1], err</text:span><text:span text:style-name="T191"><text:tab/></text:span><text:span text:style-name="T191">// последнийй элемент и nil</text:span></text:p>
            <text:p text:style-name="P13"><text:span text:style-name="T191">}</text:span></text:p>
            <text:p text:style-name="P13"><text:span text:style-name="T191"/></text:p>
            <text:p text:style-name="P13"><text:span text:style-name="T191"><text:tab/></text:span><text:span text:style-name="T191">sliceOfIntegers := []int{1, 2, 3, 4, 5}</text:span></text:p>
            <text:p text:style-name="P13"><text:span text:style-name="T191"/></text:p>
            <text:p text:style-name="P13"><text:span text:style-name="T191"><text:tab/></text:span><text:span text:style-name="T191">// если тип параметра можно вывести из переменной, то его можно не указывать</text:span></text:p>
            <text:p text:style-name="P13"><text:span text:style-name="T191"><text:tab/></text:span><text:span text:style-name="T191">first, err := </text:span><text:span text:style-name="T198">First</text:span><text:span text:style-name="T257">[int]</text:span><text:span text:style-name="T191">(sliceOfIntegers)</text:span></text:p>
            <text:p text:style-name="P13"><text:span text:style-name="T191"><text:tab/></text:span><text:span text:style-name="T191">last, err := </text:span><text:span text:style-name="T198">Last</text:span><text:span text:style-name="T191">(sliceOfIntegers)</text:span></text:p>
            <text:p text:style-name="P13"><text:span text:style-name="T191"/></text:p>
            <text:p text:style-name="P13"><text:span text:style-name="T191"><text:tab/></text:span><text:span text:style-name="T191">sliceOfStrings := []string{"Вышел", "зайчик", "погулять"}</text:span></text:p>
            <text:p text:style-name="P13"><text:span text:style-name="T191"/></text:p>
            <text:p text:style-name="P13"><text:span text:style-name="T191"><text:tab/></text:span><text:span text:style-name="T191">fmt.Println(</text:span><text:span text:style-name="T198">First</text:span><text:span text:style-name="T191">(sliceOfStrings))</text:span></text:p>
            <text:p text:style-name="P13"><text:span text:style-name="T191"><text:tab/></text:span><text:span text:style-name="T191">fmt.Println(</text:span><text:span text:style-name="T198">Last</text:span><text:span text:style-name="T257">[string]</text:span><text:span text:style-name="T19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package </text:span></text:p>
          </draw:text-box>
        </draw:frame>
        <draw:frame draw:style-name="gr84" draw:text-style-name="P67" draw:layer="layout" svg:width="26.8cm" svg:height="13.136cm" svg:x="0.6cm" svg:y="2.1cm">
          <draw:text-box>
            <text:p text:style-name="P18"><text:span text:style-name="T230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2"><text:tab/></text:span><text:span text:style-name="T232">package </text:span><text:span text:style-name="T233">packageName</text:span><text:span text:style-name="T231"><text:tab/></text:span><text:span text:style-name="T231"><text:tab/></text:span><text:span text:style-name="T231">// site/path/packageName</text:span></text:p>
            <text:p text:style-name="P13"><text:span text:style-name="T67"/></text:p>
            <text:p text:style-name="P18"><text:span text:style-name="T66">Пакет — единица видимости имён (</text:span><text:span text:style-name="T67">типов, констант, переменных, полей, функций):</text:span></text:p>
            <text:list text:style-name="L1">
              <text:list-item>
                <text:p text:style-name="P13"><text:span text:style-name="T67">Все имена <text:s/>видны во всех файлах одного пакета.</text:span></text:p>
              </text:list-item>
              <text:list-item>
                <text:p text:style-name="P18"><text:span text:style-name="T67">Имена в пакете, начинающиеся </text:span><text:span text:style-name="T182">с Заглавной буквы</text:span><text:span text:style-name="T67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206"><text:tab/></text:span><text:span text:style-name="T206">import </text:span><text:span text:style-name="T258">"</text:span><text:span text:style-name="T259">packageName</text:span><text:span text:style-name="T258">"</text:span><text:span text:style-name="T258"><text:tab/></text:span><text:span text:style-name="T258">// это строка</text:span></text:p>
            <text:p text:style-name="P13"><text:span text:style-name="T258"/></text:p>
            <text:p text:style-name="P13"><text:span text:style-name="T260"><text:tab/></text:span><text:span text:style-name="T260">var result </text:span><text:span text:style-name="T261">packageName.Type =</text:span><text:span text:style-name="T260"> </text:span><text:span text:style-name="T261">packageName.Func(packageName.Const, </text:span><text:span text:style-name="T262">packageName.Var)</text:span></text:p>
            <text:p text:style-name="P13"><text:span text:style-name="T94"/></text:p>
            <text:p text:style-name="P18"><text:span text:style-name="T66">Пакет </text:span><text:span text:style-name="T206">main</text:span><text:span text:style-name="T6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67">обычно, в </text:span><text:span text:style-name="T210">main.go</text:span><text:span text:style-name="T67">) этого пакета должна быть функция </text:span><text:span text:style-name="T220">main()</text:span><text:span text:style-name="T67">.</text:span></text:p>
            <text:p text:style-name="P18"><text:span text:style-name="T67"/></text:p>
            <text:p text:style-name="P18"><text:span text:style-name="T6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20"><text:tab/></text:span><text:span text:style-name="T22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акеты: import </text:span></text:p>
          </draw:text-box>
        </draw:frame>
        <draw:frame draw:style-name="gr85" draw:text-style-name="P70" draw:layer="layout" svg:width="26.8cm" svg:height="13.136cm" svg:x="0.6cm" svg:y="2.1cm">
          <draw:text-box>
            <text:p text:style-name="P18"><text:span text:style-name="T188">Dependencies in Go</text:span></text:p>
            <text:p text:style-name="P18"><text:span text:style-name="T263">An import declaration is used to express a dependency on another package:</text:span></text:p>
            <text:p text:style-name="P18"><text:span text:style-name="T188"/></text:p>
            <text:p text:style-name="P18"><text:span text:style-name="T244">import "net/rpc"</text:span></text:p>
            <text:p text:style-name="P18"><text:span text:style-name="T263">Here, the importing package depends on the Go package "</text:span><text:span text:style-name="T264">rpc</text:span><text:span text:style-name="T263">".</text:span></text:p>
            <text:p text:style-name="P18"><text:span text:style-name="T188"/></text:p>
            <text:p text:style-name="P18"><text:span text:style-name="T263">The </text:span><text:span text:style-name="T265">import path</text:span><text:span text:style-name="T263"> ("</text:span><text:span text:style-name="T264">net/rpc</text:span><text:span text:style-name="T263">") uniquely identifies a package; multiple packages may have the same name, but they all reside at different locations (directories).</text:span></text:p>
            <text:p text:style-name="P18"><text:span text:style-name="T188"/></text:p>
            <text:p text:style-name="P18"><text:span text:style-name="T263">By convention, the package name matches the last element of the import path (here: "rpc").</text:span></text:p>
            <text:p text:style-name="P18"><text:span text:style-name="T188"/></text:p>
            <text:p text:style-name="P18"><text:span text:style-name="T263">Exported functionality of the rpc package is available via the package qualifier (rpc):</text:span></text:p>
            <text:p text:style-name="P18"><text:span text:style-name="T188"/></text:p>
            <text:p text:style-name="P18"><text:span text:style-name="T244">rpc.Call</text:span></text:p>
            <text:p text:style-name="P18"><text:span text:style-name="T244"/></text:p>
            <text:p text:style-name="P18"><text:span text:style-name="T244">Importing a package means reading a package's exported API.</text:span></text:p>
            <text:p text:style-name="P18"><text:span text:style-name="T244"/></text:p>
            <text:p text:style-name="P18"><text:span text:style-name="T244">This export information is self-contained. For instance:</text:span></text:p>
            <text:p text:style-name="P18"><text:span text:style-name="T244"/></text:p>
            <text:p text:style-name="P18"><text:span text:style-name="T244">A imports B</text:span></text:p>
            <text:p text:style-name="P18"><text:span text:style-name="T244">B imports C</text:span></text:p>
            <text:p text:style-name="P18"><text:span text:style-name="T244">B exports contain references to C</text:span></text:p>
            <text:p text:style-name="P18"><text:span text:style-name="T244">B's export data contains all necessary information about C. There is no need for a compiler to read the export data of C.</text:span></text:p>
            <text:p text:style-name="P18"><text:span text:style-name="T244"/></text:p>
            <text:p text:style-name="P18"><text:span text:style-name="T244">This has huge consequences for build times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6" draw:text-style-name="P52" draw:layer="layout" svg:width="26.8cm" svg:height="13.151cm" svg:x="0.6cm" svg:y="2.1cm">
          <draw:text-box>
            <text:p text:style-name="P13"><text:span text:style-name="T94">package </text:span><text:span text:style-name="T97">packgeName</text:span></text:p>
            <text:p text:style-name="P13"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// имена с Заглавной буквы экспортируются вовне</text:span></text:p>
            <text:p text:style-name="P13"><text:span text:style-name="T94">const (</text:span></text:p>
            <text:p text:style-name="P13"><text:span text:style-name="T95"><text:tab/></text:span><text:span text:style-name="T94">packageConstant = 1</text:span><text:span text:style-name="T94"><text:tab/></text:span><text:span text:style-name="T94"><text:tab/></text:span><text:span text:style-name="T94"><text:tab/></text:span><text:span text:style-name="T94">// видна во всех файлах этого пакета</text:span></text:p>
            <text:p text:style-name="P13"><text:span text:style-name="T95"><text:tab/></text:span><text:span text:style-name="T95">GlobalConstant = 2</text:span><text:span text:style-name="T95"><text:tab/></text:span><text:span text:style-name="T95"><text:tab/></text:span><text:span text:style-name="T95"><text:tab/></text:span><text:span text:style-name="T95">// видна вне этого пакета: packgeName.packageConstant</text:span></text:p>
            <text:p text:style-name="P13"><text:span text:style-name="T95"><text:tab/></text:span><text:span text:style-name="T95">GLOBAL_CONSTANT = 3</text:span><text:span text:style-name="T95"><text:tab/></text:span><text:span text:style-name="T95"><text:tab/></text:span><text:span text:style-name="T95"><text:tab/></text:span><text:span text:style-name="T95">// видна вне этого пакета: packgeName.GLOBAL_CONSTANT</text:span></text:p>
            <text:p text:style-name="P13"><text:span text:style-name="T94">)</text:span></text:p>
            <text:p text:style-name="P13"><text:span text:style-name="T94">type (</text:span></text:p>
            <text:p text:style-name="P13"><text:span text:style-name="T94"><text:tab/></text:span><text:span text:style-name="T94">packageType map[string]int</text:span></text:p>
            <text:p text:style-name="P13"><text:span text:style-name="T95"><text:tab/></text:span><text:span text:style-name="T95">GlobalType struct { localField int; GlobalField string }</text:span><text:span text:style-name="T95"><text:tab/></text:span><text:span text:style-name="T95">// </text:span><text:span text:style-name="T98">packgeName</text:span><text:span text:style-name="T95">.</text:span><text:span text:style-name="T94">GlobalType</text:span></text:p>
            <text:p text:style-name="P13"><text:span text:style-name="T94">)</text:span></text:p>
            <text:p text:style-name="P13"><text:span text:style-name="T94">var (</text:span></text:p>
            <text:p text:style-name="P13"><text:span text:style-name="T94"><text:tab/></text:span><text:span text:style-name="T94">packageVariable int = 4</text:span></text:p>
            <text:p text:style-name="P13"><text:span text:style-name="T94"><text:tab/></text:span><text:span text:style-name="T94">GlobalVariable int = 5</text:span></text:p>
            <text:p text:style-name="P13"><text:span text:style-name="T94">)</text:span></text:p>
            <text:p text:style-name="P13"><text:span text:style-name="T94">func packageFunction(functionParameter int) (functionResult int) {</text:span></text:p>
            <text:p text:style-name="P13"><text:span text:style-name="T94"><text:tab/></text:span><text:span text:style-name="T94">functionVariable := 6</text:span><text:span text:style-name="T94"><text:tab/></text:span><text:span text:style-name="T94"><text:tab/></text:span><text:span text:style-name="T94"><text:tab/></text:span><text:span text:style-name="T94"><text:tab/></text:span><text:span text:style-name="T94">// видна только внутри функции</text:span></text:p>
            <text:p text:style-name="P13"><text:span text:style-name="T94"><text:tab/></text:span><text:span text:style-name="T94">functionResult = functionParameter+functionVariable + packageVariable+GlobalVariable</text:span></text:p>
            <text:p text:style-name="P13"><text:span text:style-name="T95"><text:tab/></text:span><text:span text:style-name="T95">return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вернёт </text:span><text:span text:style-name="T94">functionResult</text:span></text:p>
            <text:p text:style-name="P13"><text:span text:style-name="T94">}</text:span></text:p>
            <text:p text:style-name="P13"><text:span text:style-name="T95">func GlobalFunction(i int, s string) GlobalType {// </text:span><text:span text:style-name="T98">packgeName</text:span><text:span text:style-name="T95">.GlobalFunction(2009,"Go")</text:span></text:p>
            <text:p text:style-name="P13"><text:span text:style-name="T94"><text:tab/></text:span><text:span text:style-name="T94">return GlobalType{localField: i, GlobalField: s}</text:span></text:p>
            <text:p text:style-name="P13"><text:span text:style-name="T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мена: области видимости</text:span></text:p>
          </draw:text-box>
        </draw:frame>
        <draw:frame draw:style-name="gr87" draw:text-style-name="P66" draw:layer="layout" svg:width="26.8cm" svg:height="13.151cm" svg:x="0.6cm" svg:y="2.1cm">
          <draw:text-box>
            <text:p text:style-name="P13"><text:span text:style-name="T202">Naming: An excursion</text:span></text:p>
            <text:p text:style-name="P13"><text:span text:style-name="T202">How names work in a programming language is critical to readability.</text:span></text:p>
            <text:p text:style-name="P13"><text:span text:style-name="T202">Scopes control how names work.</text:span></text:p>
            <text:p text:style-name="P13"><text:span text:style-name="T202"/></text:p>
            <text:p text:style-name="P13"><text:span text:style-name="T202">Go has very simple scope hierarchy:</text:span></text:p>
            <text:list text:style-name="L1">
              <text:list-item>
                <text:p text:style-name="P13"><text:span text:style-name="T202">universe</text:span></text:p>
              </text:list-item>
              <text:list-item>
                <text:p text:style-name="P13"><text:span text:style-name="T202">package</text:span></text:p>
              </text:list-item>
              <text:list-item>
                <text:p text:style-name="P13"><text:span text:style-name="T202">file (for imports only)</text:span></text:p>
              </text:list-item>
              <text:list-item>
                <text:p text:style-name="P13"><text:span text:style-name="T202">function</text:span></text:p>
              </text:list-item>
              <text:list-item>
                <text:p text:style-name="P13"><text:span text:style-name="T202">block</text:span></text:p>
              </text:list-item>
            </text:list>
            <text:p text:style-name="P13"><text:span text:style-name="T202"/></text:p>
            <text:p text:style-name="P13"><text:span text:style-name="T202">Locality scales</text:span></text:p>
            <text:p text:style-name="P13"><text:span text:style-name="T202">No surprises when importing:</text:span></text:p>
            <text:p text:style-name="P13"><text:span text:style-name="T202"/></text:p>
            <text:p text:style-name="P13"><text:span text:style-name="T202">Adding an exported name to my package cannot break your package!</text:span></text:p>
            <text:p text:style-name="P13"><text:span text:style-name="T202">Names do not leak across boundaries.</text:span></text:p>
            <text:p text:style-name="P13"><text:span text:style-name="T202"/></text:p>
            <text:p text:style-name="P13"><text:span text:style-name="T202">In C, C++, Java the name y could refer to anything.</text:span></text:p>
            <text:p text:style-name="P13"><text:span text:style-name="T202">In Go, y (or even Y) is always defined within the package.</text:span></text:p>
            <text:p text:style-name="P13"><text:span text:style-name="T202">In Go, x.Y is clear: find x locally, Y belongs to it, and there is only one such Y.</text:span></text:p>
            <text:p text:style-name="P13"><text:span text:style-name="T202"/></text:p>
            <text:p text:style-name="P13"><text:span text:style-name="T202">Immediate consequences for readability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<text:a xlink:href="https://go.dev/ref/mod" xlink:type="simple">Модули</text:a></text:span><text:span text:style-name="T64"><text:s/></text:span></text:p>
          </draw:text-box>
        </draw:frame>
        <draw:frame draw:style-name="gr88" draw:text-style-name="P67" draw:layer="layout" svg:width="26.8cm" svg:height="13.1cm" svg:x="0.6cm" svg:y="2.1cm">
          <draw:text-box>
            <text:p text:style-name="P18"><text:span text:style-name="T215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0"/></text:p>
            <text:p text:style-name="P18"><text:span text:style-name="T66">Модуль идентифицируется путём до модуля (module path), который объявляется в файле </text:span><text:span text:style-name="T206">go.mod</text:span><text:span text:style-name="T66"> вместе с информацией о зависимостях модуля. </text:span></text:p>
            <text:p text:style-name="P18"><text:span text:style-name="T205"/></text:p>
            <text:p text:style-name="P18"><text:span text:style-name="T205"><text:tab/></text:span><text:span text:style-name="T205"># создать файл go.mod с именем модуля</text:span></text:p>
            <text:p text:style-name="P18"><text:span text:style-name="T266"><text:tab/></text:span><text:span text:style-name="T266">go mod init </text:span><text:span text:style-name="T208">path/to/</text:span><text:span text:style-name="T259">module/moduleName</text:span><text:span text:style-name="T218"> </text:span></text:p>
            <text:p text:style-name="P18"><text:span text:style-name="T206"/></text:p>
            <text:p text:style-name="P18"><text:span text:style-name="T66">Например:</text:span></text:p>
            <text:p text:style-name="P18"><text:span text:style-name="T205"><text:tab/></text:span><text:span text:style-name="T205">go mod init </text:span><text:span text:style-name="T207">caiman-club.org/go/mshock/presentation</text:span><text:span text:style-name="T205"> </text:span></text:p>
            <text:p text:style-name="P18"><text:span text:style-name="T205"/></text:p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205"/></text:p>
            <text:p text:style-name="P18"><text:span text:style-name="T67"/></text:p>
            <text:p text:style-name="P18"><text:span text:style-name="T210"/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Модули: </text:span><text:span text:style-name="T267">go mod &lt;command&gt; </text:span></text:p>
          </draw:text-box>
        </draw:frame>
        <draw:frame draw:style-name="gr90" draw:text-style-name="P67" draw:layer="layout" svg:width="26.8cm" svg:height="13.1cm" svg:x="0.6cm" svg:y="2.1cm">
          <draw:text-box>
            <text:p text:style-name="P18"><text:span text:style-name="T66">Главный каталог модуля (module root directory) — это каталог, содержащий файл </text:span><text:span text:style-name="T220">go.mod</text:span><text:span text:style-name="T67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67"/></text:p>
            <text:p text:style-name="P18"><text:span text:style-name="T219"><text:tab/></text:span><text:span text:style-name="T219">go mod init </text:span><text:span text:style-name="T207">path/to/</text:span><text:span text:style-name="T217">module/moduleName</text:span></text:p>
            <text:p text:style-name="P18"><text:span text:style-name="T210"/></text:p>
            <text:p text:style-name="P18"><text:span text:style-name="T66">Файл </text:span><text:span text:style-name="T220">go.sum</text:span><text:span text:style-name="T67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210"/></text:p>
            <text:p text:style-name="P18"><text:span text:style-name="T210">go mod tidy</text:span><text:span text:style-name="T210"><text:tab/></text:span><text:span text:style-name="T210"><text:tab/></text:span><text:span text:style-name="T210"><text:tab/></text:span><text:span text:style-name="T210">#</text:span></text:p>
            <text:p text:style-name="P18"><text:span text:style-name="T210">go mod download</text:span><text:span text:style-name="T210"><text:tab/></text:span><text:span text:style-name="T210">#</text:span></text:p>
            <text:p text:style-name="P18"><text:span text:style-name="T210">go mod verify</text:span><text:span text:style-name="T210"><text:tab/></text:span><text:span text:style-name="T210"><text:tab/></text:span><text:span text:style-name="T210">#</text:span></text:p>
            <text:p text:style-name="P18"><text:span text:style-name="T210">go mod graph</text:span><text:span text:style-name="T210"><text:tab/></text:span><text:span text:style-name="T210"><text:tab/></text:span><text:span text:style-name="T210">#</text:span></text:p>
            <text:p text:style-name="P18"><text:span text:style-name="T210">go mod why</text:span><text:span text:style-name="T210"><text:tab/></text:span><text:span text:style-name="T210"><text:tab/></text:span><text:span text:style-name="T210"><text:tab/></text:span><text:span text:style-name="T210"># </text:span></text:p>
          </draw:text-box>
        </draw:frame>
        <draw:frame draw:style-name="gr91" draw:text-style-name="P76" draw:layer="layout" svg:width="10.5cm" svg:height="2cm" svg:x="16.6cm" svg:y="3.7cm">
          <draw:text-box>
            <text:p text:style-name="P18"><text:span text:style-name="T95">module </text:span><text:span text:style-name="T98">path/to/</text:span><text:span text:style-name="T97">module/moduleName</text:span></text:p>
            <text:p text:style-name="P29"><text:span text:style-name="T97"/></text:p>
            <text:p text:style-name="P29"><text:span text:style-name="T223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89" draw:text-style-name="P17" draw:layer="layout" svg:width="24.599cm" svg:height="1.44cm" svg:x="0.701cm" svg:y="0.401cm">
          <draw:text-box>
            <text:p><text:span text:style-name="T64">Сборка: </text:span><text:span text:style-name="T267">go build</text:span></text:p>
          </draw:text-box>
        </draw:frame>
        <draw:frame draw:style-name="gr92" draw:text-style-name="P67" draw:layer="layout" svg:width="26.8cm" svg:height="13.1cm" svg:x="0.6cm" svg:y="2.1cm">
          <draw:text-box>
            <text:p text:style-name="P18"><text:span text:style-name="T66">Building a Go program</text:span></text:p>
            <text:p text:style-name="P18"><text:span text:style-name="T66">A Go program can be compiled and linked without additional build information (make files, etc.).</text:span></text:p>
            <text:p text:style-name="P18"><text:span text:style-name="T66"/></text:p>
            <text:p text:style-name="P18"><text:span text:style-name="T66">By convention, all files belonging to a package are found in the same directory.</text:span></text:p>
            <text:p text:style-name="P18"><text:span text:style-name="T66"/></text:p>
            <text:p text:style-name="P18"><text:span text:style-name="T66">All depending packages are found by inspecting the import paths of the top-most (main) package.</text:span></text:p>
            <text:p text:style-name="P18"><text:span text:style-name="T66"/></text:p>
            <text:p text:style-name="P18"><text:span text:style-name="T66">A single integrated tool takes care of compiling individual files or entire systems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</text:span><text:span text:style-name="T64"><text:a xlink:href="https://go.dev/s/concurrency-is-not-parallelism" xlink:type="simple">concurrency</text:a></text:span></text:p>
          </draw:text-box>
        </draw:frame>
        <draw:frame draw:style-name="gr93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68">concurrency</text:span><text:span text:style-name="T269"> ~ одновременность = взаимодействие множества процессов, которые могут </text:span><text:span text:style-name="T270">выполняются одновременно, если позволяет «железо» и ОС</text:span></text:p>
              </text:list-item>
            </text:list>
            <text:p text:style-name="P18"><text:span text:style-name="T270"/></text:p>
            <text:p text:style-name="P18"><text:span text:style-name="T271">"</text:span><text:span text:style-name="T272">Concurrency</text:span><text:span text:style-name="T273"> is the </text:span><text:span text:style-name="T274">composition</text:span><text:span text:style-name="T273"> of independently execution things.</text:span><text:span text:style-name="T271">"</text:span><text:span text:style-name="T275"> <text:s text:c="8"/>‒ Rob Pike</text:span></text:p>
            <text:p text:style-name="P18"><text:span text:style-name="T270"/></text:p>
            <text:p text:style-name="P18"><text:span text:style-name="T268">Concurrency</text:span><text:span text:style-name="T269"> — это способ структурировать программу, согласовывая взаимодействие процессов </text:span><text:span text:style-name="T270">(возможно, выполняющихся одновременно).</text:span></text:p>
            <text:p text:style-name="P18"><text:span text:style-name="T270"/></text:p>
            <text:p text:style-name="P18"><text:span text:style-name="T276">Concurrency</text:span><text:span text:style-name="T270"> — это о том, как </text:span><text:span text:style-name="T277">организовать</text:span><text:span text:style-name="T270"> одновременную обработку многих вещей («</text:span><text:span text:style-name="T277">dealing</text:span><text:span text:style-name="T270"> with a lot of things at once»).</text:span></text:p>
            <text:p text:style-name="P18"><text:span text:style-name="T270"/></text:p>
            <text:p text:style-name="P18"><text:span text:style-name="T270">В программе, спроектированной на основе </text:span><text:span text:style-name="T276">concurrency</text:span><text:span text:style-name="T270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94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68">parallelism</text:span><text:span text:style-name="T269"> ~ параллелизм = параллельное выполнение множества процессов</text:span></text:p>
              </text:list-item>
            </text:list>
            <text:p text:style-name="P18"><text:span text:style-name="T269"/></text:p>
            <text:p text:style-name="P18"><text:span text:style-name="T269"/></text:p>
            <text:p text:style-name="P18"><text:span text:style-name="T278"/></text:p>
            <text:p text:style-name="P18"><text:span text:style-name="T278">"</text:span><text:span text:style-name="T279">Parallelism</text:span><text:span text:style-name="T280"> is the simultaneous </text:span><text:span text:style-name="T281">execution</text:span><text:span text:style-name="T280"> of multiple </text:span><text:span text:style-name="T282">things.</text:span><text:span text:style-name="T278">"</text:span><text:span text:style-name="T275"> <text:s text:c="35"/>‒ Rob Pike</text:span></text:p>
            <text:p text:style-name="P18"><text:span text:style-name="T270"/></text:p>
            <text:p text:style-name="P18"><text:span text:style-name="T276">Parallelism</text:span><text:span text:style-name="T270"> — это параллельное выполнение нескольких (независимых, возможно, взаимосвязанных) процессов.</text:span></text:p>
            <text:p text:style-name="P18"><text:span text:style-name="T270"/></text:p>
            <text:p text:style-name="P18"><text:span text:style-name="T268"/></text:p>
            <text:p text:style-name="P18"><text:span text:style-name="T268">Parallelism</text:span><text:span text:style-name="T269"> — это о том, как </text:span><text:span text:style-name="T283">выполнить</text:span><text:span text:style-name="T269"> обработку многих вещей параллельно</text:span><text:span text:style-name="T270"> («</text:span><text:span text:style-name="T277">doing</text:span><text:span text:style-name="T270"> a lot of things at once»).</text:span></text:p>
            <text:p text:style-name="P18"><text:span text:style-name="T270"/></text:p>
            <text:p text:style-name="P18"><text:span text:style-name="T269">П</text:span><text:span text:style-name="T270">рограмма, спроектированная на основе concurrency, организует взаимодействие процессов, учитывая их возможный </text:span><text:span text:style-name="T276">параллелизм</text:span><text:span text:style-name="T270">.</text:span></text:p>
          </draw:text-box>
        </draw:frame>
        <draw:frame draw:style-name="gr95" draw:text-style-name="P78" draw:layer="layout" svg:width="22.4cm" svg:height="0.839cm" svg:x="1.9cm" svg:y="14.699cm">
          <draw:text-box>
            <text:p text:style-name="P18"><text:span text:style-name="T275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sharing memory</text:span></text:p>
          </draw:text-box>
        </draw:frame>
        <draw:frame draw:style-name="gr96" draw:text-style-name="P79" draw:layer="layout" svg:width="12.9cm" svg:height="11.018cm" svg:x="0.6cm" svg:y="4cm">
          <draw:text-box>
            <text:list text:style-name="L1">
              <text:list-item>
                <text:p text:style-name="P18"><text:span text:style-name="T284">«Don't communicate by sharing memory, share memory by communicating»</text:span></text:p>
                <text:p text:style-name="P24"><text:span text:style-name="T285">Rob Pike</text:span></text:p>
              </text:list-item>
            </text:list>
            <text:p text:style-name="P18"><text:span text:style-name="T286"/></text:p>
            <text:p text:style-name="P18"><text:span text:style-name="T286">(Don't let goroutines communicate by sharing memory, let them share memory by communicating through channels.)</text:span></text:p>
            <text:p text:style-name="P18"><text:span text:style-name="T286"/></text:p>
            <text:p text:style-name="P18"><text:span text:style-name="T286">Не нужно, чтобы сопрограммы обменивались данными через разделение доступа к памяти, пусть они разделяют доступ к памяти путём обмена данными через каналы.</text:span></text:p>
            <text:p text:style-name="P18"><text:span text:style-name="T286"/></text:p>
            <text:p text:style-name="P18"><text:span text:style-name="T286">Along with transferring values (through channels), the ownership of some values (from the logic view) may also be transferred between goroutines. When a goroutine sends a value to a channel, we can view the goroutine releases the ownership of some values (which could be accessed through the sent value). When a goroutine receives a value from a channel, we can view the goroutine acquires the ownership of some values (which could be accessed through the received value).</text:span></text:p>
            <text:p text:style-name="P18"><text:span text:style-name="T286"/></text:p>
          </draw:text-box>
        </draw:frame>
        <draw:frame draw:style-name="gr97" draw:text-style-name="P79" draw:layer="layout" svg:width="12.9cm" svg:height="10.518cm" svg:x="14.5cm" svg:y="4cm">
          <draw:text-box>
            <text:list text:style-name="L1">
              <text:list-item>
                <text:p text:style-name="P18"><text:span text:style-name="T286">When goroutines communicate by sharing memory, we use traditional concurrency synchronization techniques, such as mutex locks, to protect the shared memory to prevent data races.</text:span></text:p>
              </text:list-item>
              <text:list-item>
                <text:p text:style-name="P18"><text:span text:style-name="T286">Traditional concurrency synchronization techniques are provided in the </text:span><text:span text:style-name="T287">sync</text:span><text:span text:style-name="T286"> and </text:span><text:span text:style-name="T287">sync/atomic</text:span><text:span text:style-name="T286"> standard packages.</text:span></text:p>
              </text:list-item>
            </text:list>
          </draw:text-box>
        </draw:frame>
        <draw:frame draw:style-name="gr98" draw:text-style-name="P80" draw:layer="layout" svg:width="27cm" svg:height="1.673cm" svg:x="0.5cm" svg:y="2.5cm">
          <draw:text-box>
            <text:p text:style-name="P18"><text:span text:style-name="T288">Communicating by sharing memory and sharing memory by communicating are two programming manners in concurrent programming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средства</text:span></text:p>
          </draw:text-box>
        </draw:frame>
        <draw:frame draw:style-name="gr99" draw:text-style-name="P68" draw:layer="layout" svg:width="26.8cm" svg:height="13.269cm" svg:x="0.6cm" svg:y="2.1cm">
          <draw:text-box>
            <text:p text:style-name="P18"><text:span text:style-name="T289">Многозадачность в Go реализована на основе CSP (communicating sequential processes, C. A. R. Hoare, 1978).</text:span></text:p>
            <text:p text:style-name="P18"><text:span text:style-name="T289"/></text:p>
            <text:p text:style-name="P13"><text:span text:style-name="T230">Для управления многозадачностью в язык встроено несколько механизмов:</text:span></text:p>
            <text:p text:style-name="P13"><text:span text:style-name="T230"/></text:p>
            <text:list text:style-name="L1">
              <text:list-item>
                <text:p text:style-name="P13"><text:span text:style-name="T229">Сопрограммы (goroutines) для распаралелливания выполнения:</text:span></text:p>
              </text:list-item>
            </text:list>
            <text:p text:style-name="P13"><text:span text:style-name="T290"><text:tab/></text:span><text:span text:style-name="T232">go f()</text:span><text:span text:style-name="T231"> </text:span><text:span text:style-name="T231"><text:tab/></text:span><text:span text:style-name="T231"><text:tab/></text:span><text:span text:style-name="T231"><text:tab/></text:span><text:span text:style-name="T231"><text:tab/></text:span><text:span text:style-name="T231">// запустить любую функцию как процесс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29">Каналы (</text:span><text:span text:style-name="T231">channel</text:span><text:span text:style-name="T230">) для обмена данными и синхронизации выполнения:</text:span></text:p>
              </text:list-item>
            </text:list>
            <text:p text:style-name="P13"><text:span text:style-name="T231"><text:tab/></text:span><text:span text:style-name="T231">channel &lt;- value</text:span><text:span text:style-name="T231"><text:tab/></text:span><text:span text:style-name="T231"><text:tab/></text:span><text:span text:style-name="T231">// отправить значение в канал и ждать</text:span></text:p>
            <text:p text:style-name="P13"><text:span text:style-name="T290"><text:tab/></text:span><text:span text:style-name="T290">value = &lt;-channel</text:span><text:span text:style-name="T290"><text:tab/></text:span><text:span text:style-name="T290">// </text:span><text:span text:style-name="T231">ждать и получить значение из канала</text:span></text:p>
            <text:p text:style-name="P13"><text:span text:style-name="T231"/></text:p>
            <text:list text:continue-numbering="true" text:style-name="L1">
              <text:list-item>
                <text:p text:style-name="P13"><text:span text:style-name="T230">Выбор (</text:span><text:span text:style-name="T231">select</text:span><text:span text:style-name="T230">) для обработки нескольких потоков данных череез каналы:</text:span></text:p>
              </text:list-item>
            </text:list>
            <text:p text:style-name="P13"><text:span text:style-name="T231"><text:tab/></text:span><text:span text:style-name="T232">select</text:span><text:span text:style-name="T231"> {</text:span></text:p>
            <text:p text:style-name="P13"><text:span text:style-name="T231"><text:tab/></text:span><text:span text:style-name="T231">case &lt;-ch2: </text:span><text:span text:style-name="T231"><text:tab/></text:span><text:span text:style-name="T231"><text:tab/></text:span><text:span text:style-name="T231"><text:tab/></text:span><text:span text:style-name="T231">// ожидать, когда что-то появится в канале #1</text:span></text:p>
            <text:p text:style-name="P13"><text:span text:style-name="T231"><text:tab/></text:span><text:span text:style-name="T231">case v2 := &lt;-ch2: </text:span><text:span text:style-name="T231"><text:tab/></text:span><text:span text:style-name="T231">// ждать и получить значение из канала #2</text:span></text:p>
            <text:p text:style-name="P13"><text:span text:style-name="T231"><text:tab/></text:span><text:span text:style-name="T231">case ch3 &lt;- v3:</text:span><text:span text:style-name="T231"><text:tab/></text:span><text:span text:style-name="T231"><text:tab/></text:span><text:span text:style-name="T231">// отправить в канал #3</text:span></text:p>
            <text:p text:style-name="P13"><text:span text:style-name="T231"><text:tab/></text:span><text:span text:style-name="T231">default:</text:span><text:span text:style-name="T231"><text:tab/></text:span><text:span text:style-name="T231"><text:tab/></text:span><text:span text:style-name="T231"><text:tab/></text:span><text:span text:style-name="T231"><text:tab/></text:span><text:span text:style-name="T231">// обработать другое событие</text:span></text:p>
            <text:p text:style-name="P13"><text:span text:style-name="T231"><text:tab/></text:span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0" draw:text-style-name="P68" draw:layer="layout" svg:width="26.8cm" svg:height="13.1cm" svg:x="0.6cm" svg:y="2.1cm">
          <draw:text-box>
            <text:p text:style-name="P18"><text:span text:style-name="T230">Сопрограммы (goroutines) — это легковесные потоки, которые выполняюся одновременно и управляются главным потоком (main go thread). </text:span></text:p>
            <text:p text:style-name="P13"><text:span text:style-name="T230"/></text:p>
            <text:p text:style-name="P13"><text:span text:style-name="T232">func f(</text:span><text:span text:style-name="T231">n int</text:span><text:span text:style-name="T232">)</text:span><text:span text:style-name="T231"> { println(</text:span><text:span text:style-name="T291">n</text:span><text:span text:style-name="T231">) } </text:span></text:p>
            <text:p text:style-name="P13"><text:span text:style-name="T231"/></text:p>
            <text:p text:style-name="P13"><text:span text:style-name="T231">func main() {</text:span></text:p>
            <text:p text:style-name="P13"><text:span text:style-name="T231"><text:tab/></text:span><text:span text:style-name="T231">for n := range 5 {</text:span></text:p>
            <text:p text:style-name="P13"><text:span text:style-name="T292"><text:tab/></text:span><text:span text:style-name="T292"><text:tab/></text:span><text:span text:style-name="T292">go f(</text:span><text:span text:style-name="T290">n+1</text:span><text:span text:style-name="T292">)</text:span><text:span text:style-name="T290"><text:tab/></text:span><text:span text:style-name="T290">// запустить 5 экземпляров f() </text:span><text:span text:style-name="T231">параллельно c main()</text:span></text:p>
            <text:p text:style-name="P13"><text:span text:style-name="T231"><text:tab/></text:span></text:p>
            <text:p text:style-name="P13"><text:span text:style-name="T232"><text:tab/></text:span><text:span text:style-name="T232"><text:tab/></text:span><text:span text:style-name="T231">// можно запустить анонимные функции</text:span></text:p>
            <text:p text:style-name="P13"><text:span text:style-name="T231"><text:tab/></text:span><text:span text:style-name="T231"><text:tab/></text:span><text:span text:style-name="T232">go func () {</text:span><text:span text:style-name="T231"> println(n+1) </text:span><text:span text:style-name="T232">}()</text:span></text:p>
            <text:p text:style-name="P13"><text:span text:style-name="T231"/></text:p>
            <text:p text:style-name="P13"><text:span text:style-name="T231"><text:tab/></text:span><text:span text:style-name="T231">}</text:span></text:p>
            <text:p text:style-name="P13"><text:span text:style-name="T231"/></text:p>
            <text:p text:style-name="P13"><text:span text:style-name="T231"><text:tab/></text:span><text:span text:style-name="T231">time.Sleep(1 * time.Second)</text:span></text:p>
            <text:p text:style-name="P13"><text:span text:style-name="T231"><text:tab/></text:span><text:span text:style-name="T231">println("Вышел зайчик погулять.")</text:span></text:p>
            <text:p text:style-name="P13"><text:span text:style-name="T23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goroutines</text:span></text:p>
          </draw:text-box>
        </draw:frame>
        <draw:frame draw:style-name="gr101" draw:text-style-name="P67" draw:layer="layout" svg:width="26.8cm" svg:height="13.1cm" svg:x="0.6cm" svg:y="2.1cm">
          <draw:text-box>
            <text:p text:style-name="P18"><text:span text:style-name="T67">Goroutines</text:span></text:p>
            <text:p text:style-name="P18"><text:span text:style-name="T67">What is a goroutine? It's an independently executing function, launched by a go statement.</text:span></text:p>
            <text:p text:style-name="P18"><text:span text:style-name="T67"/></text:p>
            <text:p text:style-name="P18"><text:span text:style-name="T67">It has its own call stack, which grows and shrinks as required.</text:span></text:p>
            <text:p text:style-name="P18"><text:span text:style-name="T67"/></text:p>
            <text:p text:style-name="P18"><text:span text:style-name="T67">It's very cheap. It's practical to have thousands, even hundreds of thousands of goroutines.</text:span></text:p>
            <text:p text:style-name="P18"><text:span text:style-name="T67"/></text:p>
            <text:p text:style-name="P18"><text:span text:style-name="T67">It's not a thread.</text:span></text:p>
            <text:p text:style-name="P18"><text:span text:style-name="T67"/></text:p>
            <text:p text:style-name="P18"><text:span text:style-name="T67">There might be only one thread in a program with thousands of goroutines.</text:span></text:p>
            <text:p text:style-name="P18"><text:span text:style-name="T67"/></text:p>
            <text:p text:style-name="P18"><text:span text:style-name="T67">Instead, goroutines are multiplexed dynamically onto threads as needed to keep all the goroutines running.</text:span></text:p>
            <text:p text:style-name="P18"><text:span text:style-name="T67"/></text:p>
            <text:p text:style-name="P18"><text:span text:style-name="T67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chan T</text:span></text:p>
          </draw:text-box>
        </draw:frame>
        <draw:frame draw:style-name="gr102" draw:text-style-name="P68" draw:layer="layout" svg:width="26.8cm" svg:height="13.1cm" svg:x="0.6cm" svg:y="2.1cm">
          <draw:text-box>
            <text:p text:style-name="P18"><text:span text:style-name="T66">Канал (</text:span><text:span text:style-name="T65">channel</text:span><text:span text:style-name="T66">) для обмена данными между процессами в виде очереди FIFO. по умолчанию: bidirectional, unbuffered (cap(ch) == 0)</text:span></text:p>
            <text:p text:style-name="P13"><text:span text:style-name="T66"/></text:p>
            <text:p text:style-name="P13"><text:span text:style-name="T205"><text:tab/></text:span><text:span text:style-name="T205">var </text:span><text:span text:style-name="T207">ch</text:span><text:span text:style-name="T219"> </text:span><text:span text:style-name="T266">chan</text:span><text:span text:style-name="T219"> </text:span><text:span text:style-name="T207">Type</text:span><text:span text:style-name="T207"><text:tab/></text:span><text:span text:style-name="T207"><text:tab/></text:span><text:span text:style-name="T205">// объявить канал для обмена данными типа </text:span><text:span text:style-name="T207">Type</text:span></text:p>
            <text:p text:style-name="P13"><text:span text:style-name="T217"><text:tab/></text:span><text:span text:style-name="T217">ch</text:span><text:span text:style-name="T216"> = make(</text:span><text:span text:style-name="T218">chan</text:span><text:span text:style-name="T216"> </text:span><text:span text:style-name="T217">Type</text:span><text:span text:style-name="T216">) <text:s/>// </text:span></text:p>
            <text:p text:style-name="P13"><text:span text:style-name="T216"/></text:p>
            <text:p text:style-name="P13"><text:span text:style-name="T205"><text:tab/></text:span><text:span text:style-name="T205">chan </text:span><text:span text:style-name="T207">T</text:span><text:span text:style-name="T205"><text:tab/></text:span><text:span text:style-name="T205"><text:tab/></text:span><text:span text:style-name="T205"><text:tab/></text:span><text:span text:style-name="T205">// bidirectional: to send and receive values of type </text:span><text:span text:style-name="T207">Type</text:span></text:p>
            <text:p text:style-name="P13"><text:span text:style-name="T205"><text:tab/></text:span><text:span text:style-name="T205">chan&lt;- </text:span><text:span text:style-name="T207">T</text:span><text:span text:style-name="T207"><text:tab/></text:span><text:span text:style-name="T205"> <text:s/></text:span><text:span text:style-name="T205"><text:tab/></text:span><text:span text:style-name="T205">// unidirectional: can only be used to send values</text:span></text:p>
            <text:p text:style-name="P13"><text:span text:style-name="T205"><text:tab/></text:span><text:span text:style-name="T205">&lt;-chan </text:span><text:span text:style-name="T207">T</text:span><text:span text:style-name="T205"><text:tab/></text:span><text:span text:style-name="T205"><text:tab/></text:span><text:span text:style-name="T205">// unidirectional: can only be used to receive values</text:span></text:p>
            <text:p text:style-name="P13"><text:span text:style-name="T216"/></text:p>
            <text:p text:style-name="P13"><text:span text:style-name="T241"><text:tab/></text:span><text:span text:style-name="T241">chan (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chan (&lt;-chan </text:span><text:span text:style-name="T243">Type</text:span><text:span text:style-name="T241">)</text:span><text:span text:style-name="T241"><text:tab/></text:span><text:span text:style-name="T241"><text:tab/></text:span><text:span text:style-name="T241">// for sending &amp;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chan&lt;- (chan </text:span><text:span text:style-name="T243">Type</text:span><text:span text:style-name="T241">)</text:span><text:span text:style-name="T241"><text:tab/></text:span><text:span text:style-name="T241"><text:tab/></text:span><text:span text:style-name="T241">// channel for sending values of type </text:span><text:span text:style-name="T240">chan </text:span><text:span text:style-name="T293">Type</text:span></text:p>
            <text:p text:style-name="P13"><text:span text:style-name="T241"><text:tab/></text:span><text:span text:style-name="T241">chan&lt;- (&lt;-chan </text:span><text:span text:style-name="T243">Type</text:span><text:span text:style-name="T241">)</text:span><text:span text:style-name="T241"><text:tab/></text:span><text:span text:style-name="T241">// channel for send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41"><text:tab/></text:span><text:span text:style-name="T241">&lt;-chan (chan </text:span><text:span text:style-name="T243">Type</text:span><text:span text:style-name="T241">)</text:span><text:span text:style-name="T241"><text:tab/></text:span><text:span text:style-name="T241"><text:tab/></text:span><text:span text:style-name="T241">// channel for receiving values of type </text:span><text:span text:style-name="T240">chan </text:span><text:span text:style-name="T293">Type</text:span></text:p>
            <text:p text:style-name="P13"><text:span text:style-name="T241"><text:tab/></text:span><text:span text:style-name="T241">&lt;-chan (&lt;-chan </text:span><text:span text:style-name="T243">Type</text:span><text:span text:style-name="T241">)</text:span><text:span text:style-name="T241"><text:tab/></text:span><text:span text:style-name="T241">// channel for receiving values of type </text:span><text:span text:style-name="T240">&lt;-chan </text:span><text:span text:style-name="T293">Type</text:span></text:p>
            <text:p text:style-name="P13"><text:span text:style-name="T241"/></text:p>
            <text:p text:style-name="P13"><text:span text:style-name="T217"><text:tab/></text:span><text:span text:style-name="T216">var</text:span><text:span text:style-name="T217"> nilChannel </text:span><text:span text:style-name="T216">chan</text:span><text:span text:style-name="T217"> T</text:span></text:p>
            <text:p text:style-name="P13"><text:span text:style-name="T217"><text:tab/></text:span><text:span text:style-name="T217">initializedChannel</text:span><text:span text:style-name="T216"> := make(chan </text:span><text:span text:style-name="T217">T</text:span><text:span text:style-name="T216">)</text:span></text:p>
            <text:p text:style-name="P13"><text:span text:style-name="T207"><text:tab/></text:span><text:span text:style-name="T207">bufferedChannel</text:span><text:span text:style-name="T205"> := make(chan </text:span><text:span text:style-name="T207">T</text:span><text:span text:style-name="T205">, </text:span><text:span text:style-name="T207">capacity</text:span><text:span text:style-name="T205">)</text:span><text:span text:style-name="T2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но</text:span><text:span text:style-name="T93">Go</text:span><text:span text:style-name="T64">задачность: каналы</text:span></text:p>
          </draw:text-box>
        </draw:frame>
        <draw:frame draw:style-name="gr103" draw:text-style-name="P68" draw:layer="layout" svg:width="26.8cm" svg:height="13.211cm" svg:x="0.6cm" svg:y="2.1cm">
          <draw:text-box>
            <text:p text:style-name="P13"><text:span text:style-name="T290">// объявить переменную для канал обмена данными указанного типа</text:span></text:p>
            <text:p text:style-name="P13"><text:span text:style-name="T292"><text:tab/></text:span><text:span text:style-name="T292">var </text:span><text:span text:style-name="T294">channel</text:span><text:span text:style-name="T292"> chan </text:span><text:span text:style-name="T294">T</text:span><text:span text:style-name="T294"><text:tab/></text:span><text:span text:style-name="T294"><text:tab/></text:span></text:p>
            <text:p text:style-name="P13"><text:span text:style-name="T294"/></text:p>
            <text:p text:style-name="P13"><text:span text:style-name="T290">//</text:span><text:span text:style-name="T290"><text:tab/></text:span><text:span text:style-name="T290">создать канал</text:span></text:p>
            <text:p text:style-name="P13"><text:span text:style-name="T292"><text:tab/></text:span><text:span text:style-name="T294">channel</text:span><text:span text:style-name="T292"> = make(chan </text:span><text:span text:style-name="T294">T, </text:span><text:span text:style-name="T295">размерБуфера</text:span><text:span text:style-name="T292">)</text:span></text:p>
            <text:p text:style-name="P13"><text:span text:style-name="T292"/></text:p>
            <text:p text:style-name="P13"><text:span text:style-name="T290">// отправить значение в канал</text:span></text:p>
            <text:p text:style-name="P13"><text:span text:style-name="T294"><text:tab/></text:span><text:span text:style-name="T294">channel</text:span><text:span text:style-name="T292"> &lt;- value</text:span></text:p>
            <text:p text:style-name="P13"><text:span text:style-name="T290">// и ждать, пока не будет прочитано значение из канала</text:span></text:p>
            <text:p text:style-name="P13"><text:span text:style-name="T290"/></text:p>
            <text:p text:style-name="P13"><text:span text:style-name="T290">// ждать, пока не будет записано значение в канал</text:span></text:p>
            <text:p text:style-name="P13"><text:span text:style-name="T290">// прочитать значение из канала в переменную</text:span></text:p>
            <text:p text:style-name="P13"><text:span text:style-name="T292"><text:tab/></text:span><text:span text:style-name="T292">value := &lt;-</text:span><text:span text:style-name="T294">channel</text:span></text:p>
            <text:p text:style-name="P13"><text:span text:style-name="T292"/></text:p>
            <text:p text:style-name="P13"><text:span text:style-name="T290">// прочитать из канала, игнорируя значение</text:span></text:p>
            <text:p text:style-name="P13"><text:span text:style-name="T292"><text:tab/></text:span><text:span text:style-name="T292">&lt;-</text:span><text:span text:style-name="T294">channel</text:span></text:p>
            <text:p text:style-name="P13"><text:span text:style-name="T296"/></text:p>
            <text:p text:style-name="P13"><text:span text:style-name="T292">close(</text:span><text:span text:style-name="T294">channel</text:span><text:span text:style-name="T292">)</text:span><text:span text:style-name="T290"><text:tab/></text:span><text:span text:style-name="T290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аналы: unbuffered &amp; buffered</text:span></text:p>
          </draw:text-box>
        </draw:frame>
        <draw:frame draw:style-name="gr104" draw:text-style-name="P81" draw:layer="layout" svg:width="26.8cm" svg:height="13.211cm" svg:x="0.6cm" svg:y="2.1cm">
          <draw:text-box>
            <text:p text:style-name="P18"><text:span text:style-name="T297">Небуферизованные каналы </text:span><text:span text:style-name="T58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58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58"/></text:p>
            <text:p text:style-name="P18"><text:span text:style-name="T297">Буферизованные каналы</text:span><text:span text:style-name="T58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58">Отправитель блокируется только при заполнении буфера, а получатель — когда буфер пуст.</text:span></text:p>
            <text:p text:style-name="P18"><text:span text:style-name="T58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58">Buffered channel must be closed for it to be iterated.</text:span></text:p>
            <text:p text:style-name="P18"><text:span text:style-name="T58"/></text:p>
            <text:p text:style-name="P18"><text:span text:style-name="T298"/></text:p>
          </draw:text-box>
        </draw:frame>
        <draw:frame draw:style-name="standard" draw:layer="layout" svg:width="23.999cm" svg:height="6.088cm" svg:x="2.001cm" svg:y="8.7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82"><text:span text:style-name="T299">Unbuffered, open</text:span></text:p>
              </table:table-cell>
              <table:table-cell>
                <text:p text:style-name="P83"><text:span text:style-name="T299">Unbuffered, closed</text:span></text:p>
              </table:table-cell>
              <table:table-cell>
                <text:p text:style-name="P83"><text:span text:style-name="T299">Buffered, open</text:span></text:p>
              </table:table-cell>
              <table:table-cell>
                <text:p text:style-name="P83"><text:span text:style-name="T299">Buffered, closed</text:span></text:p>
              </table:table-cell>
              <table:table-cell>
                <text:p text:style-name="P83"><text:span text:style-name="T299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99">Receive</text:span></text:p>
                <text:p text:style-name="P2"><text:span text:style-name="T299"/></text:p>
                <text:p text:style-name="P84"><text:span text:style-name="T228"><text:s/></text:span><text:span text:style-name="T299">v, ok &lt;- ch</text:span></text:p>
              </table:table-cell>
              <table:table-cell table:style-name="ce5">
                <text:p text:style-name="P85"><text:span text:style-name="T228">Заблокирован, пока значение не будет записано в канал.</text:span></text:p>
              </table:table-cell>
              <table:table-cell>
                <text:p text:style-name="P86"><text:span text:style-name="T228">Возвращает нулевое значение и </text:span><text:span text:style-name="T299">ok == false</text:span><text:span text:style-name="T228">.</text:span></text:p>
                <text:p text:style-name="P86"><text:span text:style-name="T228"/></text:p>
              </table:table-cell>
              <table:table-cell>
                <text:p text:style-name="P86"><text:span text:style-name="T228">Заблокирован, если буфер пуст.</text:span></text:p>
              </table:table-cell>
              <table:table-cell>
                <text:p text:style-name="P86"><text:span text:style-name="T228">Возвращает очередное оставшееся значение из буфера в канале или пустое и </text:span><text:span text:style-name="T299">ok == false</text:span><text:span text:style-name="T228">. </text:span></text:p>
                <text:p text:style-name="P86"><text:span text:style-name="T228">len(ch) == 0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99">Send</text:span></text:p>
                <text:p text:style-name="P2"><text:span text:style-name="T299"/></text:p>
                <text:p text:style-name="P2"><text:span text:style-name="T299">ch &lt;- v </text:span></text:p>
              </table:table-cell>
              <table:table-cell>
                <text:p text:style-name="P86"><text:span text:style-name="T228">Заблокирован, пока значение не будет прочитано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блокирован, если буфер заполнен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86"><text:span text:style-name="T228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99"/></text:p>
                <text:p text:style-name="P2"><text:span text:style-name="T299">close(ch)</text:span></text:p>
              </table:table-cell>
              <table:table-cell>
                <text:p text:style-name="P86"><text:span text:style-name="T228">Канал закрывается,</text:span></text:p>
                <text:p text:style-name="P86"><text:span text:style-name="T228">но можно прочитать значение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9"><text:span text:style-name="T228">Канал закрывается,</text:span></text:p>
                <text:p text:style-name="P29"><text:span text:style-name="T228">но можно прочитать оставшиеся в буфере значения из канала.</text:span></text:p>
              </table:table-cell>
              <table:table-cell>
                <text:p text:style-name="P2"><text:span text:style-name="T299">panic</text:span></text:p>
              </table:table-cell>
              <table:table-cell>
                <text:p text:style-name="P2"><text:span text:style-name="T299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05" draw:text-style-name="P68" draw:layer="layout" svg:width="26.8cm" svg:height="13.1cm" svg:x="0.6cm" svg:y="2.1cm">
          <draw:text-box>
            <text:p text:style-name="P13"><text:span text:style-name="T205"><text:tab/></text:span><text:span text:style-name="T205">var </text:span><text:span text:style-name="T207">club</text:span><text:span text:style-name="T205"> </text:span><text:span text:style-name="T206">chan</text:span><text:span text:style-name="T205"> string</text:span><text:span text:style-name="T216"><text:tab/></text:span><text:span text:style-name="T216"><text:tab/></text:span><text:span text:style-name="T216"><text:tab/></text:span><text:span text:style-name="T216">// объявить канал для строк, значение nil</text:span></text:p>
            <text:p text:style-name="P13"><text:span text:style-name="T205"><text:tab/></text:span><text:span text:style-name="T207">club</text:span><text:span text:style-name="T205"> = make(</text:span><text:span text:style-name="T206">chan</text:span><text:span text:style-name="T205"> string)</text:span><text:span text:style-name="T205"><text:tab/></text:span><text:span text:style-name="T205"><text:tab/></text:span><text:span text:style-name="T205">// выделить память каналу для строк</text:span></text:p>
            <text:p text:style-name="P13"><text:span text:style-name="T205"/></text:p>
            <text:p text:style-name="P13"><text:span text:style-name="T209">// club &lt;- "Разговор о Go"</text:span><text:span text:style-name="T209"><text:tab/></text:span><text:span text:style-name="T209"><text:tab/></text:span><text:span text:style-name="T209">// будет </text:span><text:span text:style-name="T300">deadlock !!!</text:span></text:p>
            <text:p text:style-name="P13"><text:span text:style-name="T205">// отправить в канал значение</text:span><text:span text:style-name="T205"><text:tab/></text:span><text:span text:style-name="T205">параллельно</text:span></text:p>
            <text:p text:style-name="P13"><text:span text:style-name="T205"><text:tab/></text:span><text:span text:style-name="T206">go</text:span><text:span text:style-name="T205"> func() { club &lt;- "Предложен разговор о языке Go" }() </text:span></text:p>
            <text:p text:style-name="P13"><text:span text:style-name="T205"><text:tab/></text:span><text:span text:style-name="T205">received := </text:span><text:span text:style-name="T206">&lt;-</text:span><text:span text:style-name="T207">club</text:span><text:span text:style-name="T205"><text:tab/></text:span><text:span text:style-name="T205"><text:tab/></text:span><text:span text:style-name="T205"><text:tab/></text:span><text:span text:style-name="T205"><text:tab/></text:span><text:span text:style-name="T205">// получить значение из канала в переменную</text:span></text:p>
            <text:p text:style-name="P13"><text:span text:style-name="T205"/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запланирован."</text:span><text:span text:style-name="T205">)</text:span></text:p>
            <text:p text:style-name="P13"><text:span text:style-name="T205"><text:tab/></text:span><text:span text:style-name="T206">go</text:span><text:span text:style-name="T205"> </text:span><text:span text:style-name="T207">sendMessage</text:span><text:span text:style-name="T205">(</text:span><text:span text:style-name="T207">club</text:span><text:span text:style-name="T205">, </text:span><text:span text:style-name="T212">"Разговор о языке Go состоялся."</text:span><text:span text:style-name="T205">)</text:span></text:p>
            <text:p text:style-name="P13"><text:span text:style-name="T205"/></text:p>
            <text:p text:style-name="P13"><text:span text:style-name="T205"><text:tab/></text:span><text:span text:style-name="T205">m2, m1 := </text:span><text:span text:style-name="T206">&lt;-</text:span><text:span text:style-name="T207">club</text:span><text:span text:style-name="T205">, </text:span><text:span text:style-name="T206">&lt;-</text:span><text:span text:style-name="T207">club</text:span><text:span text:style-name="T205"> </text:span><text:span text:style-name="T205"><text:tab/></text:span><text:span text:style-name="T205"><text:tab/></text:span><text:span text:style-name="T205">// получить 2 сообщения</text:span></text:p>
            <text:p text:style-name="P13"><text:span text:style-name="T205"><text:tab/></text:span><text:span text:style-name="T205">close(</text:span><text:span text:style-name="T207">club</text:span><text:span text:style-name="T205">)</text:span></text:p>
            <text:p text:style-name="P13"><text:span text:style-name="T205"><text:tab/></text:span><text:span text:style-name="T205">message, ok := &lt;-club </text:span><text:span text:style-name="T205"><text:tab/></text:span><text:span text:style-name="T205"><text:tab/></text:span><text:span text:style-name="T205"><text:tab/></text:span><text:span text:style-name="T205">// проверить доступность канала</text:span></text:p>
            <text:p text:style-name="P13"><text:span text:style-name="T205"><text:s text:c="4"/></text:span><text:span text:style-name="T205">if !ok {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канал закрыт</text:span></text:p>
            <text:p text:style-name="P13"><text:span text:style-name="T205"><text:s text:c="8"/></text:span><text:span text:style-name="T205">fmt.Println("</text:span><text:span text:style-name="T212">Разговор</text:span><text:span text:style-name="T205"> завершился.")</text:span></text:p>
            <text:p text:style-name="P13"><text:span text:style-name="T205"><text:s text:c="4"/></text:span><text:span text:style-name="T205">}</text:span></text:p>
            <text:p text:style-name="P13"><text:span text:style-name="T205"/></text:p>
            <text:p text:style-name="P13"><text:span text:style-name="T205"/></text:p>
          </draw:text-box>
        </draw:frame>
        <draw:frame draw:style-name="gr106" draw:text-style-name="P75" draw:layer="layout" svg:width="16.5cm" svg:height="2.168cm" svg:x="11cm" svg:y="13.1cm">
          <draw:text-box>
            <text:p text:style-name="P13"><text:span text:style-name="T205">func </text:span><text:span text:style-name="T207">sendMessage</text:span><text:span text:style-name="T205">(ch </text:span><text:span text:style-name="T206">chan&lt;- string</text:span><text:span text:style-name="T205">, s string) {</text:span></text:p>
            <text:p text:style-name="P13"><text:span text:style-name="T205"><text:s text:c="4"/></text:span><text:span text:style-name="T205">ch </text:span><text:span text:style-name="T206">&lt;-</text:span><text:span text:style-name="T205">s</text:span></text:p>
            <text:p text:style-name="P13"><text:span text:style-name="T2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107" draw:text-style-name="P26" draw:layer="layout" svg:width="26.8cm" svg:height="13.42cm" svg:x="0.6cm" svg:y="2.1cm">
          <draw:text-box>
            <text:p text:style-name="P18"><text:span text:style-name="T290">select</text:span><text:span text:style-name="T229"> применяется, чтобы ожидать завершения нескольких операций с каналами (получение или отправка значений), которые выполняются одновременно.</text:span></text:p>
            <text:p text:style-name="P18"><text:span text:style-name="T229"/></text:p>
            <text:list text:style-name="L1">
              <text:list-item>
                <text:p text:style-name="P18"><text:span text:style-name="T205">select</text:span><text:span text:style-name="T66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66">если можно выполнить операции в нескольких вариантах (</text:span><text:span text:style-name="T205">case</text:span><text:span text:style-name="T66">) выбора, выбирается один из них случайным образом;</text:span></text:p>
              </text:list-item>
              <text:list-item>
                <text:p text:style-name="P18"><text:span text:style-name="T66">вариант </text:span><text:span text:style-name="T205">default</text:span><text:span text:style-name="T66"> будет выбран, если операции во всех вариантах (</text:span><text:span text:style-name="T205">case</text:span><text:span text:style-name="T66">) заблокированы.</text:span></text:p>
              </text:list-item>
            </text:list>
            <text:p text:style-name="P18"><text:span text:style-name="T66"/></text:p>
            <text:p text:style-name="P18"><text:span text:style-name="T290">select</text:span><text:span text:style-name="T229"> полезен всегда, когда множество сопрограмм (goroutines) разделяют данные, и в одном канале обработка данных должна завершиться раньше, чем в другом.</text:span></text:p>
            <text:p text:style-name="P18"><text:span text:style-name="T95"/></text:p>
            <text:p text:style-name="P18"><text:span text:style-name="T95"><text:tab/></text:span><text:span text:style-name="T95">select {</text:span></text:p>
            <text:p text:style-name="P18"><text:span text:style-name="T95"><text:tab/></text:span><text:span text:style-name="T95"><text:tab/></text:span><text:span text:style-name="T95">case vlue1 := &lt;-channel1:</text:span></text:p>
            <text:p text:style-name="P18"><text:span text:style-name="T95"><text:tab/></text:span><text:span text:style-name="T95"><text:tab/></text:span><text:span text:style-name="T95"><text:tab/></text:span><text:span text:style-name="T95">process(value1)</text:span></text:p>
            <text:p text:style-name="P18"><text:span text:style-name="T95"><text:tab/></text:span><text:span text:style-name="T95"><text:tab/></text:span><text:span text:style-name="T95">case value2 := &lt;-channel:</text:span></text:p>
            <text:p text:style-name="P18"><text:span text:style-name="T95"><text:tab/></text:span><text:span text:style-name="T95"><text:tab/></text:span><text:span text:style-name="T95"><text:tab/></text:span><text:span text:style-name="T95">process(value2)</text:span></text:p>
            <text:p text:style-name="P18"><text:span text:style-name="T95"><text:tab/></text:span><text:span text:style-name="T95"><text:tab/></text:span><text:span text:style-name="T95">default:</text:span></text:p>
            <text:p text:style-name="P18"><text:span text:style-name="T95"><text:tab/></text:span><text:span text:style-name="T95"><text:tab/></text:span><text:span text:style-name="T95"><text:tab/></text:span><text:span text:style-name="T95">println("Все каналы заблокированы")</text:span></text:p>
            <text:p text:style-name="P18"><text:span text:style-name="T95"><text:tab/></text:span><text:span text:style-name="T95"><text:tab/></text:span><text:span text:style-name="T95"><text:tab/></text:span><text:span text:style-name="T95">return</text:span></text:p>
            <text:p text:style-name="P18"><text:span text:style-name="T95"><text:tab/></text:span><text:span text:style-name="T9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</text:span><text:span text:style-name="T64"><text:a xlink:href="https://go.dev/cmd/go/" xlink:type="simple">go command</text:a></text:span></text:p>
          </draw:text-box>
        </draw:frame>
        <draw:frame draw:style-name="gr108" draw:text-style-name="P50" draw:layer="layout" svg:width="26.8cm" svg:height="13.1cm" svg:x="0.6cm" svg:y="2.1cm">
          <draw:text-box>
            <text:p text:style-name="P13"><text:span text:style-name="T16"><text:tab/></text:span><text:span text:style-name="T163">go</text:span><text:span text:style-name="T16"> </text:span><text:span text:style-name="T162">command</text:span><text:span text:style-name="T16"> [arguments…] // All integrated into the one </text:span><text:span text:style-name="T163">go</text:span><text:span text:style-name="T16"> command.</text:span></text:p>
            <text:p text:style-name="P13"><text:span text:style-name="T16">The </text:span><text:span text:style-name="T162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63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63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63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63">get</text:span><text:span text:style-name="T16"> <text:s text:c="8"/>add dependencies to current module and install them</text:span></text:p>
            <text:p text:style-name="P13"><text:span text:style-name="T16"><text:tab/></text:span><text:span text:style-name="T163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63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63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63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go tool</text:span></text:p>
          </draw:text-box>
        </draw:frame>
        <draw:frame draw:style-name="gr109" draw:text-style-name="P50" draw:layer="layout" svg:width="26.8cm" svg:height="13.1cm" svg:x="0.6cm" svg:y="2.1cm">
          <draw:text-box>
            <text:p text:style-name="P13"><text:span text:style-name="T16"><text:tab/></text:span><text:span text:style-name="T163">go tool</text:span><text:span text:style-name="T16"> [-n] </text:span><text:span text:style-name="T162">command</text:span><text:span text:style-name="T16"> [</text:span><text:span text:style-name="T162">arguments</text:span><text:span text:style-name="T16">...]</text:span></text:p>
            <text:p text:style-name="P13"><text:span text:style-name="T95">Команды:</text:span></text:p>
            <text:p text:style-name="P13"><text:span text:style-name="T171">addr2line</text:span><text:span text:style-name="T95"> reads hex addresses and prints name of function &amp; the file:line of source code</text:span></text:p>
            <text:p text:style-name="P13"><text:span text:style-name="T171">asm</text:span><text:span text:style-name="T95"><text:tab/></text:span><text:span text:style-name="T95"> <text:s text:c="5"/>assembles </text:span><text:span text:style-name="T98">x.go</text:span><text:span text:style-name="T95"> into </text:span><text:span text:style-name="T98">x.o</text:span><text:span text:style-name="T95"> to be combined with other objects into package archive</text:span></text:p>
            <text:p text:style-name="P13"><text:span text:style-name="T171">buildid</text:span><text:span text:style-name="T95"> <text:s text:c="2"/>prints or rewrites (with -w option) the build ID found in the named file </text:span></text:p>
            <text:p text:style-name="P13"><text:span text:style-name="T171">cgo</text:span><text:span text:style-name="T95"> <text:s text:c="6"/>преобразует исходные Go файлы в несколько исходных Go и C файлов</text:span></text:p>
            <text:p text:style-name="P13"><text:span text:style-name="T171">compile</text:span><text:span text:style-name="T95"> <text:s text:c="2"/>compiles Go package files and writes a single object file </text:span></text:p>
            <text:p text:style-name="P13"><text:span text:style-name="T171">covdata</text:span><text:span text:style-name="T95"> <text:s text:c="2"/>generates reports from 2nd-generation coverage testing output files</text:span></text:p>
            <text:p text:style-name="P13"><text:span text:style-name="T171">cover</text:span><text:span text:style-name="T95"> <text:s text:c="4"/>analyzes the coverage profiles generated by 'go test -coverprofile=cover.out'</text:span></text:p>
            <text:p text:style-name="P13"><text:span text:style-name="T95">doc <text:s text:c="6"/>== go doc</text:span></text:p>
            <text:p text:style-name="P13"><text:span text:style-name="T95">fix <text:s text:c="6"/>finds Go programs that use old APIs and rewrites them to use newer ones</text:span></text:p>
            <text:p text:style-name="P13"><text:span text:style-name="T171">link</text:span><text:span text:style-name="T95"> <text:s text:c="5"/>reads main object and dependencies &amp; combines them into an executable binary </text:span></text:p>
            <text:p text:style-name="P13"><text:span text:style-name="T171">nm</text:span><text:span text:style-name="T95"> <text:s text:c="7"/>lists the symbols defined or used by an object file, archive, or executable</text:span></text:p>
            <text:p text:style-name="P13"><text:span text:style-name="T171">objdump</text:span><text:span text:style-name="T95"> <text:s text:c="2"/>disassembles executable files</text:span></text:p>
            <text:p text:style-name="P13"><text:span text:style-name="T171">pack</text:span><text:span text:style-name="T95"> <text:s text:c="5"/>simple version of the traditional Unix </text:span><text:span text:style-name="T98">ar</text:span><text:span text:style-name="T95"> tool with operations needed by Go</text:span></text:p>
            <text:p text:style-name="P13"><text:span text:style-name="T171">pprof</text:span><text:span text:style-name="T95"> <text:s text:c="4"/>interprets and displays profiles of Go programs</text:span></text:p>
            <text:p text:style-name="P13"><text:span text:style-name="T171">preprofile</text:span><text:span text:style-name="T95"> creates an intermediate representation of a pprof profile for use during PGO</text:span></text:p>
            <text:p text:style-name="P13"><text:span text:style-name="T171">test2json</text:span><text:span text:style-name="T95"> converts go test output to a machine-readable JSON stream</text:span></text:p>
            <text:p text:style-name="P13"><text:span text:style-name="T171">trace</text:span><text:span text:style-name="T95"> <text:s text:c="4"/>a tool for viewing trace files generated with </text:span><text:span text:style-name="T171">go test -trace</text:span></text:p>
            <text:p text:style-name="P13"><text:span text:style-name="T95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Инструменты: IDEs</text:span></text:p>
          </draw:text-box>
        </draw:frame>
        <draw:frame draw:style-name="gr110" draw:text-style-name="P68" draw:layer="layout" svg:width="26.8cm" svg:height="13.1cm" svg:x="0.6cm" svg:y="2.1cm">
          <draw:text-box>
            <text:p text:style-name="P13"><text:span text:style-name="T301"><text:a xlink:href="https://go.dev/wiki/IDEsAndTextEditorPlugins" xlink:type="simple">▲ IDEs And Text Editor Plugins @ go.dev</text:a></text:span><text:span text:style-name="T301">:</text:span></text:p>
            <text:p text:style-name="P13"><text:span text:style-name="T301"/></text:p>
            <text:list text:style-name="L1">
              <text:list-item>
                <text:p text:style-name="P13"><text:span text:style-name="T302">Visual Studio Code</text:span><text:span text:style-name="T301"> + plug-in (Microsoft)</text:span></text:p>
              </text:list-item>
              <text:list-item>
                <text:p text:style-name="P13"><text:span text:style-name="T302">GoLand</text:span><text:span text:style-name="T301"> (IDE by JetBrains)</text:span></text:p>
              </text:list-item>
              <text:list-item>
                <text:p text:style-name="P13"><text:span text:style-name="T302">LiteIDE</text:span><text:span text:style-name="T301"> (open source and cross-platform Go IDE)</text:span></text:p>
              </text:list-item>
              <text:list-item>
                <text:p text:style-name="P13"><text:span text:style-name="T302">Komodo IDE</text:span><text:span text:style-name="T301"> (cross-platform IDE with built-in Go support)</text:span></text:p>
              </text:list-item>
            </text:list>
            <text:p text:style-name="P13"><text:span text:style-name="T302"/></text:p>
            <text:list text:continue-numbering="true" text:style-name="L1">
              <text:list-item>
                <text:p text:style-name="P13"><text:span text:style-name="T302">Komodo Edit</text:span><text:span text:style-name="T301"> + plug-in (cross-platform text editor)</text:span></text:p>
              </text:list-item>
              <text:list-item>
                <text:p text:style-name="P13"><text:span text:style-name="T302">jEdit</text:span><text:span text:style-name="T301"> (open-source, cross-platform text editor: Java)</text:span></text:p>
              </text:list-item>
              <text:list-item>
                <text:p text:style-name="P13"><text:span text:style-name="T302">Geany</text:span><text:span text:style-name="T301"> (free cross-platform programmer's text editor)</text:span></text:p>
              </text:list-item>
              <text:list-item>
                <text:p text:style-name="P13"><text:span text:style-name="T302">Notepad++</text:span><text:span text:style-name="T301"> (text &amp; source code editor: Windows)</text:span></text:p>
              </text:list-item>
              <text:list-item>
                <text:p text:style-name="P13"><text:span text:style-name="T302">Kate</text:span><text:span text:style-name="T301"> (cross-platform text editor with Go support out-of-the-box: KDE)</text:span></text:p>
              </text:list-item>
              <text:list-item>
                <text:p text:style-name="P13"><text:span text:style-name="T302">Sublime Text</text:span><text:span text:style-name="T301"> (commercial text editor: macOS, Windows, Linux)</text:span></text:p>
              </text:list-item>
              <text:list-item>
                <text:p text:style-name="P13"><text:span text:style-name="T302">TextMate</text:span><text:span text:style-name="T301"> (commercial text editor: macOS)</text:span></text:p>
              </text:list-item>
              <text:list-item>
                <text:p text:style-name="P13"><text:span text:style-name="T302">vim</text:span><text:span text:style-name="T301"> &amp; </text:span><text:span text:style-name="T302">Neovim</text:span><text:span text:style-name="T301">+ vim-go plugin (open-source, cross-platform text editor)</text:span></text:p>
              </text:list-item>
            </text:list>
            <text:p text:style-name="P13"><text:span text:style-name="T301"/></text:p>
            <text:p text:style-name="P18"><text:span text:style-name="T30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11" draw:text-style-name="P87" draw:layer="layout" svg:width="26.8cm" svg:height="12.843cm" svg:x="0.6cm" svg:y="2.07cm">
          <draw:text-box>
            <text:p text:style-name="P18"><text:span text:style-name="T304">Go </text:span><text:span text:style-name="T305">применяется</text:span><text:span text:style-name="T304"> в </text:span><text:span text:style-name="T306">(&gt; 40% IT technology companies worldwide)</text:span><text:span text:style-name="T304">:</text:span></text:p>
            <text:p text:style-name="P18"><text:span text:style-name="T229"><text:tab/></text:span><text:span text:style-name="T307">Alibaba</text:span><text:span text:style-name="T229">, Amazon, American Express, </text:span><text:span text:style-name="T307">Apple</text:span><text:span text:style-name="T229">, Armut (</text:span><text:span text:style-name="T308">C#→Go</text:span><text:span text:style-name="T229">), </text:span><text:span text:style-name="T307">Baidu</text:span><text:span text:style-name="T229">, BBC, bitly, ByteDance, Canonical, Capital One, CERN, </text:span><text:span text:style-name="T307">Cloudflare</text:span><text:span text:style-name="T229">, Cockroach Labs, Curve, DataDog, Dailymotion, </text:span><text:span text:style-name="T307">Docker</text:span><text:span text:style-name="T229">, DropBox</text:span><text:span text:style-name="T308"> (Python→Go)</text:span><text:span text:style-name="T229">, GitHub, </text:span><text:span text:style-name="T307">Google</text:span><text:span text:style-name="T229">, gov.uk, Heroku, </text:span><text:span text:style-name="T307">IBM</text:span><text:span text:style-name="T229">, InfluxDB, Intel, K8s, Kubernetes, </text:span><text:span text:style-name="T307">Meta</text:span><text:span text:style-name="T229">, </text:span><text:span text:style-name="T307">Microsoft</text:span><text:span text:style-name="T229">, Monzo Bank, </text:span><text:span text:style-name="T307">Mozilla</text:span><text:span text:style-name="T229"> (</text:span><text:span text:style-name="T308">Rust &amp; Go</text:span><text:span text:style-name="T229">), Netflix (</text:span><text:span text:style-name="T308">Java→Go</text:span><text:span text:style-name="T229">), New York Times, </text:span><text:span text:style-name="T307">Oracle</text:span><text:span text:style-name="T229">, PayPal, Pinterest, </text:span><text:span text:style-name="T307">Reddit</text:span><text:span text:style-name="T229">, RedHat, Riot Games, Slack, Salesforce</text:span><text:span text:style-name="T308"> (Python, C→Go)</text:span><text:span text:style-name="T229">, SendGrid, Stream</text:span><text:span text:style-name="T308"> (Python→Go)</text:span><text:span text:style-name="T229">, SoundCloud, Terraform, The Economist, The New York Times, </text:span><text:span text:style-name="T307">Twitch</text:span><text:span text:style-name="T229">, Uber, Walmart, YouTube, </text:span><text:span text:style-name="T307">X / Twitter</text:span><text:span text:style-name="T229">, </text:span><text:span text:style-name="T308">многих</text:span><text:span text:style-name="T309"> других организациях и проектах </text:span><text:span text:style-name="T310">open-source</text:span><text:span text:style-name="T309">.</text:span></text:p>
            <text:p text:style-name="P18"><text:span text:style-name="T230"/></text:p>
            <text:p text:style-name="P18"><text:span text:style-name="T311">В </text:span><text:span text:style-name="T312">России</text:span><text:span text:style-name="T311"> (всеми крупными компаниями):</text:span></text:p>
            <text:p text:style-name="P18"><text:span text:style-name="T229"><text:tab/></text:span><text:span text:style-name="T307">Яндекс</text:span><text:span text:style-name="T229">, ЦУМ, УГМК-Телеком, Точка, Т-Банк, Совкомбанк Технологии, </text:span><text:span text:style-name="T307">СберТех</text:span><text:span text:style-name="T229">, Ростелеком, Онлайн-кинотеатр Иви, </text:span><text:span text:style-name="T307">МТС</text:span><text:span text:style-name="T229">+MWS, Магнит.Tech, </text:span><text:span text:style-name="T307">Лаборатория Касперского</text:span><text:span text:style-name="T229">, ИТ-Холдинг Т1, ИнГосСтрах Банк, Домклик, Группа Астра, ГНИВЦ, АйТи Инновация, YADRO, X5 Digital, </text:span><text:span text:style-name="T307">VK</text:span><text:span text:style-name="T229">, Viasat Tech, Tutu, </text:span><text:span text:style-name="T307">Tele2</text:span><text:span text:style-name="T229">, Selectel, S8.Capital, </text:span><text:span text:style-name="T307">Ozon</text:span><text:span text:style-name="T229">, Okko, </text:span><text:span text:style-name="T307">Mail.ru</text:span><text:span text:style-name="T229">, Lamoda Tech</text:span><text:span text:style-name="T230">, iSpring, IBS, Cloud.ru, Boxberry: IT, </text:span><text:span text:style-name="T313">Beeline</text:span><text:span text:style-name="T230">, </text:span><text:span text:style-name="T313">Avito</text:span><text:span text:style-name="T230">, 2GIS </text:span><text:span text:style-name="T309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Применение</text:span></text:p>
          </draw:text-box>
        </draw:frame>
        <draw:frame draw:style-name="gr112" draw:text-style-name="P68" draw:layer="layout" svg:width="26.8cm" svg:height="13.363cm" svg:x="0.6cm" svg:y="2.1cm">
          <draw:text-box>
            <text:p text:style-name="P13"><text:span text:style-name="T314">Области </text:span><text:span text:style-name="T314"><text:a xlink:href="https://github.com/avelino/awesome-go" xlink:type="simple">применения ▲</text:a></text:span><text:span text:style-name="T314"><text:s/>Go:</text:span></text:p>
            <text:list text:style-name="L1">
              <text:list-item>
                <text:p text:style-name="P88"><text:span text:style-name="T315"><text:a xlink:href="https://go.dev/solutions/devops" xlink:type="simple">DevOps &amp; SRE ▲</text:a></text:span><text:span text:style-name="T315"><text:s/>(Development Operations &amp; Site Reliability Engineering)</text:span></text:p>
              </text:list-item>
              <text:list-item>
                <text:p text:style-name="P88"><text:span text:style-name="T315"><text:a xlink:href="https://go.dev/solutions/cloud" xlink:type="simple">Cloud &amp; Distributed Network Services ▲</text:a></text:span><text:span text:style-name="T315"><text:s/></text:span></text:p>
              </text:list-item>
              <text:list-item>
                <text:p text:style-name="P88"><text:span text:style-name="T230"><text:a xlink:href="https://go.dev/solutions/webdev" xlink:type="simple">Web Development ▲</text:a></text:span><text:span text:style-name="T230"><text:s/>(frameworks, toolkits, engines, servers)</text:span></text:p>
              </text:list-item>
              <text:list-item>
                <text:p text:style-name="P88"><text:span text:style-name="T315"><text:a xlink:href="https://go.dev/solutions/clis" xlink:type="simple">System Automation &amp; CLIs ▲</text:a></text:span><text:span text:style-name="T315">, Utilities &amp; Stand-Alone Tools</text:span></text:p>
              </text:list-item>
              <text:list-item>
                <text:p text:style-name="P88"><text:span text:style-name="T315">... multi-platform GUI apps (</text:span><text:span text:style-name="T315"><text:a xlink:href="https://fyne.io/" xlink:type="simple">fyne.io</text:a></text:span><text:span text:style-name="T315">)</text:span></text:p>
              </text:list-item>
              <text:list-item>
                <text:p text:style-name="P88"><text:span text:style-name="T315">... AI clients via API &amp; libraries (TensorFlow in Go, etc.)</text:span></text:p>
              </text:list-item>
              <text:list-item>
                <text:p text:style-name="P88"><text:span text:style-name="T315">… </text:span><text:span text:style-name="T315">IoT &amp; embedded systems (TinyGo)</text:span></text:p>
              </text:list-item>
            </text:list>
            <text:p text:style-name="P13"><text:span text:style-name="T215">Software на Go:</text:span></text:p>
            <text:p text:style-name="P18"><text:span text:style-name="T66"><text:tab/></text:span><text:span text:style-name="T66">Allegro </text:span><text:span text:style-name="T316">(eCommerce)</text:span><text:span text:style-name="T66">, </text:span><text:span text:style-name="T65">AmneziaWG</text:span><text:span text:style-name="T66">, </text:span><text:span text:style-name="T65">AKS</text:span><text:span text:style-name="T66"> [Azure Container Service] @ Microsoft, AresDB </text:span><text:span text:style-name="T316">@ Uber</text:span><text:span text:style-name="T66">, Buffalo </text:span><text:span text:style-name="T316">(web framework)</text:span><text:span text:style-name="T66">, Caddy </text:span><text:span text:style-name="T316">(web server)</text:span><text:span text:style-name="T66">, CockroachDB, Digger </text:span><text:span text:style-name="T316">(IaC)</text:span><text:span text:style-name="T66">, </text:span><text:span text:style-name="T65">Docker</text:span><text:span text:style-name="T66">, Drone </text:span><text:span text:style-name="T316">(CD)</text:span><text:span text:style-name="T66">, </text:span><text:span text:style-name="T65">DropBox</text:span><text:span text:style-name="T66"> </text:span><text:span text:style-name="T316">(backend)</text:span><text:span text:style-name="T66">, ent </text:span><text:span text:style-name="T316">@ Meta</text:span><text:span text:style-name="T66">, Genkit, Flamingo </text:span><text:span text:style-name="T316">(web framework)</text:span><text:span text:style-name="T66">, Gin </text:span><text:span text:style-name="T316">(web framework), </text:span><text:span text:style-name="T66">Gitlab Runner, </text:span><text:span text:style-name="T65">Google Cloud</text:span><text:span text:style-name="T66">, Gorilla </text:span><text:span text:style-name="T316">(web toolkit)</text:span><text:span text:style-name="T66">, </text:span><text:span text:style-name="T65">Grafana</text:span><text:span text:style-name="T66">, Hugo </text:span><text:span text:style-name="T316">(website engine)</text:span><text:span text:style-name="T66">, InfluxDB, JuiceFS, </text:span><text:span text:style-name="T65">Kubernetes</text:span><text:span text:style-name="T66">, LangChainGo, </text:span><text:span text:style-name="T65">LocalAI</text:span><text:span text:style-name="T66">, LXD </text:span><text:span text:style-name="T316">@ Canonical</text:span><text:span text:style-name="T66">, </text:span><text:span text:style-name="T65">Mattermost</text:span><text:span text:style-name="T66"> </text:span><text:span text:style-name="T316">(messaging platform), </text:span><text:span text:style-name="T66">Monzo </text:span><text:span text:style-name="T316">(banking app)</text:span><text:span text:style-name="T66">, </text:span><text:span text:style-name="T65">Ollama</text:span><text:span text:style-name="T66"> (89%), </text:span><text:span text:style-name="T65">PayPal</text:span><text:span text:style-name="T66">, </text:span><text:span text:style-name="T65">Prometheus</text:span><text:span text:style-name="T66"> </text:span><text:span text:style-name="T316">(monitoring &amp; alerting toolkit)</text:span><text:span text:style-name="T66">, Rend </text:span><text:span text:style-name="T316">(large scale data caching @ Netflix)</text:span><text:span text:style-name="T66">, </text:span><text:span text:style-name="T65">SoundCloud</text:span><text:span text:style-name="T66">, Soundscape </text:span><text:span text:style-name="T316">(music streaming server)</text:span><text:span text:style-name="T66">, </text:span><text:span text:style-name="T65">Terraform</text:span><text:span text:style-name="T66"> </text:span><text:span text:style-name="T316">(IaC)</text:span><text:span text:style-name="T66">, Timesheets </text:span><text:span text:style-name="T316">(project management), </text:span><text:span text:style-name="T66">Twitch </text:span><text:span text:style-name="T316">(live-streaming)</text:span><text:span text:style-name="T66">, VITESS </text:span><text:span text:style-name="T316">@ YouTube</text:span><text:span text:style-name="T66">, </text:span><text:span text:style-name="T65">Zabbix</text:span><text:span text:style-name="T66"> agent2, …</text:span></text:p>
            <text:p text:style-name="P18"><text:span text:style-name="T66"/></text:p>
            <text:p text:style-name="P13"><text:span text:style-name="T229"><text:a xlink:href="https://medevel.com/golang-apps-6729/#gsc.tab=0" xlink:type="simple">Top 60+ Open-source Apps Written with Golang in 2024 ▲</text:a></text:span><text:span text:style-name="T229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13" draw:text-style-name="P26" draw:layer="layout" svg:width="26.8cm" svg:height="13.1cm" svg:x="0.6cm" svg:y="2.1cm">
          <draw:text-box>
            <text:p text:style-name="P18"><text:span text:style-name="T307"><text:a xlink:href="https://www.tiobe.com/tiobe-index/" xlink:type="simple">TIOBE index ▲</text:a></text:span><text:span text:style-name="T229"><text:s/></text:span><text:span text:style-name="T230">(since 2009):</text:span></text:p>
            <text:p text:style-name="P18"><text:span text:style-name="T229"><text:tab/></text:span><text:span text:style-name="T230">Now: </text:span><text:span text:style-name="T313">#8</text:span><text:span text:style-name="T230"> (Aug 2025) ← #13 (Nov 2023)</text:span></text:p>
            <text:p text:style-name="P18"><text:span text:style-name="T229"><text:tab/></text:span><text:span text:style-name="T229">Highest Position (before): #7 (Apr 2024)</text:span></text:p>
            <text:p text:style-name="P18"><text:span text:style-name="T229"><text:tab/></text:span><text:span text:style-name="T229">Lowest Position: #122 (May 2015)</text:span></text:p>
            <text:p text:style-name="P18"><text:span text:style-name="T229"><text:tab/></text:span><text:span text:style-name="T229">Language of the Year: 2009, 2016</text:span></text:p>
            <text:p text:style-name="P18"><text:span text:style-name="T307"><text:a xlink:href="https://radar.cloudflare.com/year-in-review/2024#api-client-language-popularity" xlink:type="simple">Cloudflare Radar ▲</text:a></text:span><text:span text:style-name="T229"><text:s/>API Client Language popularity: </text:span><text:span text:style-name="T307">#1</text:span><text:span text:style-name="T229"> (2024)</text:span></text:p>
            <text:p text:style-name="P18"><text:span text:style-name="T307"><text:a xlink:href="https://github.blog/news-insights/octoverse/octoverse-2024/#the-most-popular-programming-languages" xlink:type="simple">GitHub Octoverse ▲</text:a></text:span><text:span text:style-name="T307"><text:s/></text:span><text:span text:style-name="T229">Top 10 fastest growing languages in 2024: </text:span><text:span text:style-name="T307">#3</text:span></text:p>
            <text:p text:style-name="P18"><text:span text:style-name="T307"><text:a xlink:href="https://blog.jetbrains.com/research/2025/04/is-golang-still-growing-go-language-popularity-trends-in-2024/" xlink:type="simple">JetBrains ▲</text:a></text:span><text:span text:style-name="T307"><text:s/></text:span><text:span text:style-name="T229">Language Promise Index:</text:span><text:span text:style-name="T307"> #4</text:span><text:span text:style-name="T229"> (2024)</text:span></text:p>
            <text:p text:style-name="P18"><text:span text:style-name="T307"><text:a xlink:href="https://spectrum.ieee.org/top-programming-languages-2024" xlink:type="simple">IEEE Spectrum ▲</text:a></text:span><text:span text:style-name="T229"><text:s/>Top Programming Languages: </text:span><text:span text:style-name="T307">#8</text:span><text:span text:style-name="T229"> (</text:span><text:span text:style-name="T230">2024)</text:span></text:p>
            <text:p text:style-name="P18"><text:span text:style-name="T313"><text:a xlink:href="https://www.crossover.com/blog/top-10-in-demand-programming-languages-for-2024" xlink:type="simple">Crossover ▲</text:a></text:span><text:span text:style-name="T230"><text:s/>Top 10 In-Demand Programming Languages for 2025: </text:span><text:span text:style-name="T313">#10</text:span><text:span text:style-name="T230"> </text:span></text:p>
            <text:p text:style-name="P18"><text:span text:style-name="T313"><text:a xlink:href="https://www.zdnet.com/article/the-most-popular-programming-languages-in-2024-and-what-that-even-means/" xlink:type="simple">ZDnet ▲</text:a></text:span><text:span text:style-name="T230"><text:s/>The most popular programming languages in 2025: </text:span><text:span text:style-name="T313">#10</text:span></text:p>
            <text:p text:style-name="P18"><text:span text:style-name="T307"><text:a xlink:href="https://survey.stackoverflow.co/2024/technology#most-popular-technologies-language-prof" xlink:type="simple">StackOverflow ▲</text:a></text:span><text:span text:style-name="T307"><text:s/>#11</text:span><text:span text:style-name="T229"> Most popular techs: language (professionals) (2024)</text:span></text:p>
            <text:p text:style-name="P18"><text:span text:style-name="T307"><text:a xlink:href="https://pypl.github.io/PYPL.html" xlink:type="simple">PYPL ▲</text:a></text:span><text:span text:style-name="T229">: </text:span><text:span text:style-name="T307">#12</text:span><text:span text:style-name="T230"> (May 2025)</text:span></text:p>
            <text:p text:style-name="P18"><text:span text:style-name="T313"><text:a xlink:href="https://redmonk.com/sogrady/2024/09/12/language-rankings-6-24/" xlink:type="simple">RedMonk ▲</text:a></text:span><text:span text:style-name="T230"><text:s/>Programming Language Rankings: </text:span><text:span text:style-name="T313">#12</text:span><text:span text:style-name="T230"> (Jun 2024)</text:span></text:p>
            <text:p text:style-name="P18"><text:span text:style-name="T313"><text:a xlink:href="https://www.statista.com/statistics/793628/worldwide-developer-survey-most-used-languages/" xlink:type="simple">Statista ▲</text:a></text:span><text:span text:style-name="T230"><text:s/>Most used programming languages among developers (2024): </text:span><text:span text:style-name="T313">#12</text:span></text:p>
            <text:p text:style-name="P18"><text:span text:style-name="T313"><text:a xlink:href="https://www.geeksforgeeks.org/top-programming-languages/" xlink:type="simple">GeeksForGeeks ▲</text:a></text:span><text:span text:style-name="T230"><text:s/>20 Best Programming Languages to Learn in 2025: </text:span><text:span text:style-name="T313">#13</text:span></text:p>
            <text:p text:style-name="P24"><text:span text:style-name="T317"/></text:p>
            <text:p text:style-name="P24"><text:span text:style-name="T317">* я не учитывал в индексах позицию HTML/CSS</text:span></text:p>
            <text:p text:style-name="P24"><text:span text:style-name="T317"/></text:p>
          </draw:text-box>
        </draw:frame>
        <draw:frame draw:style-name="gr114" draw:text-style-name="P89" draw:layer="layout" svg:width="6cm" svg:height="2.4cm" svg:x="21.4cm" svg:y="2.6cm">
          <draw:text-box>
            <text:p text:style-name="P29"><text:span text:style-name="T318"><text:a xlink:href="https://blog.jetbrains.com/research/2025/04/is-golang-still-growing-go-language-popularity-trends-in-2024/" xlink:type="simple">Is Golang Still Growing? Go Language Popularity Trends in 2024</text:a></text:span><text:span text:style-name="T318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15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319">Синтаксис слишком простой, мало syntactic sugar.</text:span></text:p>
              </text:list-item>
              <text:list-item>
                <text:p text:style-name="P18"><text:span text:style-name="T319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319">Нет настоящего ООП.</text:span></text:p>
              </text:list-item>
              <text:list-item>
                <text:p text:style-name="P18"><text:span text:style-name="T319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319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19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19">Нет перегрузки функций (function overloading).</text:span></text:p>
              </text:list-item>
              <text:list-item>
                <text:p text:style-name="P18"><text:span text:style-name="T319">no support operator overloading or keyword extensibility, no support immutability declarations.</text:span></text:p>
              </text:list-item>
              <text:list-item>
                <text:p text:style-name="P18"><text:span text:style-name="T319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319">Использование </text:span><text:span text:style-name="T59">nil</text:span><text:span text:style-name="T319"> и weak type safety?</text:span></text:p>
              </text:list-item>
              <text:list-item>
                <text:p text:style-name="P18"><text:span text:style-name="T319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319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19">Странный шаблон при форматировании даты и времени.</text:span></text:p>
              </text:list-item>
              <text:list-item>
                <text:p text:style-name="P18"><text:span text:style-name="T319">Нет проверки значений на соответствие перечислению, объявленному через </text:span><text:span text:style-name="T59">iota</text:span><text:span text:style-name="T319">.</text:span></text:p>
              </text:list-item>
              <text:list-item>
                <text:p text:style-name="P18"><text:span text:style-name="T319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319"/></text:p>
              </text:list-item>
            </text:list>
            <text:p text:style-name="P18"><text:span text:style-name="T4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Мои впечатления от Go </text:span></text:p>
          </draw:text-box>
        </draw:frame>
        <draw:frame draw:style-name="gr116" draw:text-style-name="P67" draw:layer="layout" svg:width="26.8cm" svg:height="13.049cm" svg:x="0.6cm" svg:y="2.1cm">
          <draw:text-box>
            <text:p text:style-name="P13"><text:span text:style-name="T67">Синтаксис простой, но с некоторыми непривычными конструкциями.</text:span></text:p>
            <text:p text:style-name="P13"><text:span text:style-name="T67">Логично спроектирован, предсказуем. Исходники хорошо понимаются.</text:span></text:p>
            <text:p text:style-name="P13"><text:span text:style-name="T67">Непривычно после динамического Ruby: все объявления и преобразования надо делать явно.</text:span></text:p>
            <text:p text:style-name="P13"><text:span text:style-name="T66"/></text:p>
            <text:p text:style-name="P13"><text:span text:style-name="T66">Очень строгий: </text:span><text:span text:style-name="T67">переменная не используется – код компилироваться не будет!</text:span></text:p>
            <text:p text:style-name="P13"><text:span text:style-name="T67">Strong typing и другие строгости важны для надёжности больших программ.</text:span></text:p>
            <text:p text:style-name="P13"><text:span text:style-name="T67">Явная работа с ошибками дисциплинирует программиста: о них надо думать постоянно.</text:span></text:p>
            <text:p text:style-name="P13"><text:span text:style-name="T67">Убедился в преимуществах отказа от традиционного ООП в пользу объектного подхода в Go.</text:span></text:p>
            <text:p text:style-name="P13"><text:span text:style-name="T67">Интерфейсы в Go — основа динамичности и гибкости при разработке.</text:span></text:p>
            <text:p text:style-name="P13"><text:span text:style-name="T67"/></text:p>
            <text:p text:style-name="P13"><text:span text:style-name="T67">Довольно низкоуровневый: напоминает Си – вспомнил молодость!</text:span></text:p>
            <text:p text:style-name="P13"><text:span text:style-name="T67">Очень быстро компилируется. Удобно сразу выполнить: </text:span><text:span text:style-name="T210">go run program.go</text:span></text:p>
            <text:p text:style-name="P13"><text:span text:style-name="T67">Легко скомпилировать исполняемую программу для другого «железа» и ОС.</text:span></text:p>
            <text:p text:style-name="P13"><text:span text:style-name="T67">Действительно очень быстро выполняется: переписывал на Go c Python и Ruby.</text:span></text:p>
            <text:p text:style-name="P13"><text:span text:style-name="T66"/></text:p>
            <text:p text:style-name="P13"><text:span text:style-name="T67">Много </text:span><text:span text:style-name="T182">стандартных</text:span><text:span text:style-name="T67"> библиотек – на все случаи жизни.</text:span></text:p>
            <text:p text:style-name="P13"><text:span text:style-name="T67">Легко подключать сторонние модули.</text:span></text:p>
            <text:p text:style-name="P13"><text:span text:style-name="T67">Хорошая документация на библиотеки (с исполняемыми примерами).</text:span></text:p>
            <text:p text:style-name="P13"><text:span text:style-name="T67">Много сайтов с примерами – изучать легко.</text:span></text:p>
            <text:p text:style-name="P13"><text:span text:style-name="T67"/></text:p>
          </draw:text-box>
        </draw:frame>
        <draw:custom-shape draw:style-name="gr117" draw:text-style-name="P91" draw:layer="layout" svg:width="8.4cm" svg:height="2.501cm" svg:x="19.2cm" svg:y="12.8cm">
          <text:p text:style-name="P90"><text:span text:style-name="T173">Наверное, это последний язык, </text:span></text:p>
          <text:p text:style-name="P90"><text:span text:style-name="T173">разработанный «классиками»,</text:span></text:p>
          <text:p text:style-name="P90"><text:span text:style-name="T173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6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4">Книг много </text:span><text:span text:style-name="T320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18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18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18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18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18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18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19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18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сылки </text:span><text:span text:style-name="T321">▲</text:span></text:p>
          </draw:text-box>
        </draw:frame>
        <draw:frame draw:style-name="gr120" draw:text-style-name="P93" draw:layer="layout" svg:width="26.4cm" svg:height="13.151cm" svg:x="0.8cm" svg:y="2.127cm">
          <draw:text-box>
            <text:list text:style-name="L1">
              <text:list-item>
                <text:p text:style-name="P92"><text:span text:style-name="T192"><text:a xlink:href="https://go.dev/" xlink:type="simple">go.dev/</text:a></text:span><text:span text:style-name="T192"><text:s text:c="35"/></text:span><text:span text:style-name="T322"><text:s text:c="4"/>// Официальный сайт языка</text:span></text:p>
              </text:list-item>
              <text:list-item>
                <text:p text:style-name="P92"><text:span text:style-name="T192"><text:a xlink:href="https://go.dev/play/" xlink:type="simple">go.dev/play/</text:a></text:span><text:span text:style-name="T191"><text:s text:c="30"/></text:span><text:span text:style-name="T322"><text:s text:c="4"/>// Go Playground ~ выполнение в браузере</text:span></text:p>
              </text:list-item>
              <text:list-item>
                <text:p text:style-name="P92"><text:span text:style-name="T192"><text:a xlink:href="https://go.dev/ref/spec" xlink:type="simple">go.dev/ref/spec</text:a></text:span><text:span text:style-name="T192"><text:s text:c="27"/></text:span><text:span text:style-name="T322"><text:s text:c="4"/></text:span><text:span text:style-name="T323">// Спецификация языка</text:span><text:span text:style-name="T322"> (!!!)</text:span></text:p>
              </text:list-item>
              <text:list-item>
                <text:p text:style-name="P92"><text:span text:style-name="T192"><text:a xlink:href="https://go.dev/doc/" xlink:type="simple">go.dev/doc/</text:a></text:span><text:span text:style-name="T191"><text:s text:c="31"/></text:span><text:span text:style-name="T322"><text:s text:c="4"/>// Документация</text:span></text:p>
              </text:list-item>
              <text:list-item>
                <text:p text:style-name="P92"><text:span text:style-name="T192"><text:a xlink:href="https://go.dev/doc/code" xlink:type="simple">go.dev/doc/code</text:a></text:span><text:span text:style-name="T191"><text:s text:c="27"/></text:span><text:span text:style-name="T322"><text:s text:c="4"/>// How to Write Go Code</text:span></text:p>
              </text:list-item>
              <text:list-item>
                <text:p text:style-name="P92"><text:span text:style-name="T192"><text:a xlink:href="https://pkg.go.dev/std" xlink:type="simple">pkg.go.dev/std</text:a></text:span><text:span text:style-name="T192"><text:s text:c="20"/></text:span><text:span text:style-name="T191"><text:s text:c="8"/></text:span><text:span text:style-name="T322"><text:s text:c="4"/>// стандартная библиотека</text:span></text:p>
              </text:list-item>
              <text:list-item>
                <text:p text:style-name="P18"><text:span text:style-name="T192"><text:a xlink:href="https://gobyexample.com/" xlink:type="simple">gobyexample.com</text:a></text:span><text:span text:style-name="T191"><text:s text:c="27"/></text:span><text:span text:style-name="T322"><text:s text:c="4"/>// Go в примерах</text:span></text:p>
              </text:list-item>
              <text:list-item>
                <text:p text:style-name="P18"><text:span text:style-name="T323"><text:a xlink:href="https://go.dev/doc/modules/layout" xlink:type="simple">go.dev/doc/modules/layout</text:a></text:span><text:span text:style-name="T322"><text:s text:c="21"/>// Структура каталогов</text:span></text:p>
              </text:list-item>
              <text:list-item>
                <text:p text:style-name="P18"><text:span text:style-name="T192"><text:a xlink:href="https://github.com/golang-standards/project-layout/blob/master/README_ru.md" xlink:type="simple">github.com/golang-standards/project-layout</text:a></text:span><text:span text:style-name="T191"><text:s text:c="4"/>// </text:span><text:span text:style-name="T322">Стандартный макет [большого] Go проекта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92"><text:span text:style-name="T192"><text:a xlink:href="https://tour.golang.org/" xlink:type="simple">tour.golang.org</text:a></text:span><text:span text:style-name="T191"><text:s text:c="27"/></text:span><text:span text:style-name="T322"><text:s text:c="4"/>// Экскурсия по возможностям Go</text:span></text:p>
              </text:list-item>
              <text:list-item>
                <text:p text:style-name="P92"><text:span text:style-name="T192"><text:a xlink:href="https://golangdocs.com/" xlink:type="simple">golangdocs.com</text:a></text:span><text:span text:style-name="T191"><text:s text:c="28"/></text:span><text:span text:style-name="T322"><text:s text:c="4"/>// примеры конструкций</text:span></text:p>
              </text:list-item>
              <text:list-item>
                <text:p text:style-name="P92"><text:span text:style-name="T323"><text:a xlink:href="https://appliedgo.net/why-go/" xlink:type="simple">appliedgo.net/why-go/</text:a></text:span><text:span text:style-name="T322"><text:s text:c="25"/>// 15 Reasons I Love Go</text:span></text:p>
              </text:list-item>
              <text:list-item>
                <text:p text:style-name="P92"><text:span text:style-name="T323"><text:a xlink:href="https://github.com/avelino/awesome-go" xlink:type="simple">awesome-go</text:a></text:span><text:span text:style-name="T322"><text:s text:c="36"/>// libraries for everything...</text:span></text:p>
              </text:list-item>
            </text:list>
            <text:p text:style-name="P92"><text:span text:style-name="T323"/></text:p>
            <text:list text:continue-numbering="true" text:style-name="L1">
              <text:list-item>
                <text:p text:style-name="P18"><text:span text:style-name="T192"><text:a xlink:href="https://go.dev/doc/effective_go" xlink:type="simple">go.dev/doc/effective_go</text:a></text:span><text:span text:style-name="T192"><text:s text:c="4"/></text:span><text:span text:style-name="T191"><text:s text:c="9"/></text:span><text:span text:style-name="T322"><text:s text:c="10"/>// "Effecive Go" бесплатная web-книга</text:span></text:p>
              </text:list-item>
              <text:list-item>
                <text:p text:style-name="P92"><text:span text:style-name="T323"><text:a xlink:href="https://gopl.io/" xlink:type="simple">gopl.io</text:a></text:span><text:span text:style-name="T322"><text:s text:c="18"/>// "The Go Programming Language" by A.A.A.Donovan &amp; B.W.Kernighan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92"><text:span text:style-name="T192"><text:a xlink:href="https://www.w3schools.com/go/index.php" xlink:type="simple">w3schools.com/go/</text:a></text:span><text:span text:style-name="T191"><text:s text:c="16"/></text:span><text:span text:style-name="T322">@ w3schools <text:s/>// Справочник</text:span></text:p>
              </text:list-item>
              <text:list-item>
                <text:p text:style-name="P92"><text:span text:style-name="T192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91"><text:s/></text:span><text:span text:style-name="T322">@ proglib.io // Самоучитель</text:span></text:p>
              </text:list-item>
              <text:list-item>
                <text:p text:style-name="P92"><text:span text:style-name="T192"><text:a xlink:href="https://proglib.io/p/dorozhnaya-karta-go-razrabotchika-v-2023-godu-2023-11-01" xlink:type="simple">Дорожная карта Go-разработчика</text:a></text:span><text:span text:style-name="T191"><text:s text:c="3"/></text:span><text:span text:style-name="T322">@ proglib.io // План изучения</text:span></text:p>
              </text:list-item>
              <text:list-item>
                <text:p text:style-name="P92"><text:span text:style-name="T323"><text:a xlink:href="https://lyceum.yandex.ru/go" xlink:type="simple">lyceum.yandex.ru/go</text:a></text:span><text:span text:style-name="T322"><text:s text:c="27"/>// Яндекс-лицей: Программирование на Go</text:span></text:p>
              </text:list-item>
              <text:list-item>
                <text:p text:style-name="P92"><text:span text:style-name="T323"><text:a xlink:href="https://codelibs.ru/category/go/" xlink:type="simple">Книги по Go</text:a></text:span><text:span text:style-name="T322"><text:s text:c="22"/>@codelibs.ru //</text:span></text:p>
              </text:list-item>
            </text:list>
            <text:p text:style-name="P92"><text:span text:style-name="T322"/></text:p>
            <text:list text:continue-numbering="true" text:style-name="L1">
              <text:list-item>
                <text:p text:style-name="P92"><text:span text:style-name="T323"><text:a xlink:href="https://tinygo.org/" xlink:type="simple">tinygo.org</text:a></text:span><text:span text:style-name="T322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6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custom-shape draw:style-name="gr121" draw:text-style-name="P94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/></text:p>
            <text:p text:style-name="P2"><text:span text:style-name="T324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22" draw:text-style-name="P96" draw:layer="layout" svg:width="6.527cm" svg:height="3.405cm" svg:x="10cm" svg:y="6.834cm">
          <draw:text-box>
            <text:p text:style-name="P2"><text:span text:style-name="T325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29">Словарик</text:span></text:p>
          </draw:text-box>
        </draw:frame>
        <draw:frame draw:style-name="gr123" draw:text-style-name="P97" draw:layer="layout" svg:width="26.4cm" svg:height="12.473cm" svg:x="0.8cm" svg:y="2.527cm">
          <draw:text-box>
            <text:p text:style-name="P18"><text:span text:style-name="T326">communicating sequential processes ~ взаимодействие последовательных процессов </text:span></text:p>
            <text:p text:style-name="P18"><text:span text:style-name="T326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26">CSP <text:s/>= communicating sequential processes</text:span></text:p>
            <text:p text:style-name="P18"><text:span text:style-name="T326">gopher ~ программист на Go</text:span></text:p>
            <text:p text:style-name="P18"><text:span text:style-name="T326">goroutine ~ подпрограмма, возможно, выполняемая параллельно</text:span></text:p>
            <text:p text:style-name="P18"><text:span text:style-name="T326">multitasking ~ многозадачность</text:span></text:p>
            <text:p text:style-name="P18"><text:span text:style-name="T326">parallelism ~ параллелизм = параллельное выполнение вычислений</text:span></text:p>
            <text:p text:style-name="P18"><text:span text:style-name="T326">process ~ процесс</text:span></text:p>
            <text:p text:style-name="P18"><text:span text:style-name="T326">subprocess ~ подпроцесс</text:span></text:p>
            <text:p text:style-name="P18"><text:span text:style-name="T326">subtask ~ подзадача</text:span></text:p>
            <text:p text:style-name="P18"><text:span text:style-name="T326">task ~ задача</text:span></text:p>
            <text:p text:style-name="P18"><text:span text:style-name="T326"/></text:p>
          </draw:text-box>
        </draw:frame>
        <presentation:notes draw:style-name="dp2">
          <draw:page-thumbnail draw:style-name="gr9" draw:layer="layout" svg:width="19.798cm" svg:height="11.136cm" svg:x="0.6cm" svg:y="2.257cm" draw:page-number="7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9-17T09:47:04.281767343</dc:date>
    <meta:editing-duration>P9DT5H44M4S</meta:editing-duration>
    <meta:editing-cycles>1483</meta:editing-cycles>
    <meta:generator>LibreOffice/7.4.7.2$Linux_X86_64 LibreOffice_project/40$Build-2</meta:generator>
    <meta:document-statistic meta:object-count="642"/>
  </office:meta>
</office:document-meta>
</file>